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128.15pt"/>
    </style:style>
    <style:style style:name="co8" style:family="table-column">
      <style:table-column-properties fo:break-before="auto" style:column-width="83.79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ext-properties fo:color="#ed1c24" fo:font-weight="bold" style:font-weight-asian="bold" style:font-weight-complex="bold"/>
    </style:style>
    <style:style style:name="ce4" style:family="table-cell" style:parent-style-name="Default">
      <style:table-cell-properties fo:border="0.99pt ridge #72bf44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99pt ridge #72bf44"/>
    </style:style>
    <style:style style:name="ce13" style:family="table-cell" style:parent-style-name="Default" style:data-style-name="N61"/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4"/>
    <style:style style:name="ce16" style:family="table-cell" style:parent-style-name="Default">
      <style:table-cell-properties fo:border-bottom="none" fo:border-left="none" fo:border-right="none" fo:border-top="2.35pt double #000080" style:border-line-width-top="1.5pt 0.11pt 0.74pt"/>
    </style:style>
    <style:style style:name="ce17" style:family="table-cell" style:parent-style-name="Default">
      <style:table-cell-properties fo:border-bottom="none" fo:border-left="none" fo:border-right="none" fo:border-top="2.35pt double #000080" style:border-line-width-top="0.74pt 0.11pt 1.5pt"/>
    </style:style>
    <style:style style:name="ce18" style:family="table-cell" style:parent-style-name="Default">
      <style:table-cell-properties fo:border-bottom="none" fo:border-left="none" fo:border-right="none" fo:border-top="2.35pt double #000080" style:border-line-width-top="1.5pt 0.11pt 0.74pt"/>
      <style:text-properties fo:font-weight="bold" style:font-weight-asian="bold" style:font-weight-complex="bold"/>
    </style:style>
    <style:style style:name="ce19" style:family="table-cell" style:parent-style-name="Default" style:data-style-name="N11"/>
    <style:style style:name="ce20" style:family="table-cell" style:parent-style-name="Default">
      <style:text-properties fo:color="#ed1c24"/>
    </style:style>
    <style:style style:name="ce21" style:family="table-cell" style:parent-style-name="Default">
      <style:text-properties fo: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ce1" office:value-type="string" calcext:value-type="string">
            <text:p>Bin ID</text:p>
          </table:table-cell>
          <table:table-cell table:style-name="ce1" office:value-type="string" calcext:value-type="string">
            <text:p>GetBinContent()</text:p>
          </table:table-cell>
          <table:table-cell table:style-name="ce1" office:value-type="string" calcext:value-type="string">
            <text:p>1Sigma</text:p>
          </table:table-cell>
          <table:table-cell office:value-type="string" calcext:value-type="string">
            <text:p>-3Sigma</text:p>
          </table:table-cell>
          <table:table-cell table:style-name="ce4" office:value-type="string" calcext:value-type="string">
            <text:p>BinID (-3s)</text:p>
          </table:table-cell>
          <table:table-cell office:value-type="string" calcext:value-type="string">
            <text:p>+3Sigma</text:p>
          </table:table-cell>
          <table:table-cell table:style-name="ce4" office:value-type="string" calcext:value-type="string">
            <text:p>Bin ID(3s)</text:p>
          </table:table-cell>
          <table:table-cell table:style-name="ce6" office:value-type="string" calcext:value-type="string">
            <text:p>Entries in +-3Sigma</text:p>
          </table:table-cell>
          <table:table-cell office:value-type="string" calcext:value-type="string">
            <text:p>Gaus bkg 3*sqrt(N)</text:p>
          </table:table-cell>
          <table:table-cell office:value-type="string" calcext:value-type="string">
            <text:p>T1/2, gaus at 40</text:p>
          </table:table-cell>
          <table:table-cell office:value-type="string" calcext:value-type="string">
            <text:p>T1/2, gaus at 3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table:formula="of:=ROUNDUP([.C3]/2;0)" office:value-type="float" office:value="136" calcext:value-type="float">
            <text:p>136</text:p>
          </table:table-cell>
          <table:table-cell office:value-type="float" office:value="39595" calcext:value-type="float">
            <text:p>39595</text:p>
          </table:table-cell>
          <table:table-cell table:style-name="ce3" office:value-type="float" office:value="12.9984" calcext:value-type="float">
            <text:p>13.00</text:p>
          </table:table-cell>
          <table:table-cell table:formula="of:=3*[.F3]" office:value-type="float" office:value="38.9952" calcext:value-type="float">
            <text:p>38.9952</text:p>
          </table:table-cell>
          <table:table-cell table:style-name="ce5" table:formula="of:=IF([.D3]-ROUNDUP([.I3]/2;0)&lt;0;0;[.D3]-ROUNDUP([.I3]/2;0))" office:value-type="float" office:value="116" calcext:value-type="float">
            <text:p>116</text:p>
          </table:table-cell>
          <table:table-cell table:formula="of:=[.F3]*3" office:value-type="float" office:value="38.9952" calcext:value-type="float">
            <text:p>38.9952</text:p>
          </table:table-cell>
          <table:table-cell table:style-name="ce5" table:formula="of:=[.D3]+ROUNDUP([.I3]/2;0)" office:value-type="float" office:value="156" calcext:value-type="float">
            <text:p>156</text:p>
          </table:table-cell>
          <table:table-cell table:style-name="ce6" office:value-type="float" office:value="52641" calcext:value-type="float">
            <text:p>52641</text:p>
          </table:table-cell>
          <table:table-cell table:style-name="ce7" table:formula="of:=3*SQRT([.K3])" office:value-type="float" office:value="688.30879697996" calcext:value-type="float">
            <text:p>688.31</text:p>
          </table:table-cell>
          <table:table-cell table:style-name="ce13" office:value-type="float" office:value="3.73166E+019" calcext:value-type="float">
            <text:p>3.73E+19</text:p>
          </table:table-cell>
          <table:table-cell table:style-name="ce13" office:value-type="float" office:value="5.0285E+019" calcext:value-type="float">
            <text:p>5.03E+19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table:formula="of:=ROUNDUP([.C4]/2;0)" office:value-type="float" office:value="272" calcext:value-type="float">
            <text:p>272</text:p>
          </table:table-cell>
          <table:table-cell office:value-type="float" office:value="554" calcext:value-type="float">
            <text:p>554</text:p>
          </table:table-cell>
          <table:table-cell table:style-name="ce3" office:value-type="float" office:value="14.6177" calcext:value-type="float">
            <text:p>14.62</text:p>
          </table:table-cell>
          <table:table-cell table:formula="of:=3*[.F4]" office:value-type="float" office:value="43.8531" calcext:value-type="float">
            <text:p>43.8531</text:p>
          </table:table-cell>
          <table:table-cell table:style-name="ce5" table:formula="of:=IF([.D4]-ROUNDUP([.I4]/2;0)&lt;0;0;[.D4]-ROUNDUP([.I4]/2;0))" office:value-type="float" office:value="250" calcext:value-type="float">
            <text:p>250</text:p>
          </table:table-cell>
          <table:table-cell table:formula="of:=[.F4]*3" office:value-type="float" office:value="43.8531" calcext:value-type="float">
            <text:p>43.8531</text:p>
          </table:table-cell>
          <table:table-cell table:style-name="ce5" table:formula="of:=[.D4]+ROUNDUP([.I4]/2;0)" office:value-type="float" office:value="294" calcext:value-type="float">
            <text:p>294</text:p>
          </table:table-cell>
          <table:table-cell table:style-name="ce6" office:value-type="float" office:value="700" calcext:value-type="float">
            <text:p>700</text:p>
          </table:table-cell>
          <table:table-cell table:style-name="ce7" table:formula="of:=3*SQRT([.K4])" office:value-type="float" office:value="79.3725393319377" calcext:value-type="float">
            <text:p>79.37</text:p>
          </table:table-cell>
          <table:table-cell table:style-name="ce13" office:value-type="float" office:value="9.89607E+021" calcext:value-type="float">
            <text:p>9.90E+21</text:p>
          </table:table-cell>
          <table:table-cell table:style-name="ce13" office:value-type="float" office:value="1.1888E+022" calcext:value-type="float">
            <text:p>1.19E+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table:formula="of:=ROUNDUP([.C5]/2;0)" office:value-type="float" office:value="434" calcext:value-type="float">
            <text:p>434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16.3531" calcext:value-type="float">
            <text:p>16.35</text:p>
          </table:table-cell>
          <table:table-cell table:formula="of:=3*[.F5]" office:value-type="float" office:value="49.0593" calcext:value-type="float">
            <text:p>49.0593</text:p>
          </table:table-cell>
          <table:table-cell table:style-name="ce5" table:formula="of:=IF([.D5]-ROUNDUP([.I5]/2;0)&lt;0;0;[.D5]-ROUNDUP([.I5]/2;0))" office:value-type="float" office:value="409" calcext:value-type="float">
            <text:p>409</text:p>
          </table:table-cell>
          <table:table-cell table:formula="of:=[.F5]*3" office:value-type="float" office:value="49.0593" calcext:value-type="float">
            <text:p>49.0593</text:p>
          </table:table-cell>
          <table:table-cell table:style-name="ce5" table:formula="of:=[.D5]+ROUNDUP([.I5]/2;0)" office:value-type="float" office:value="459" calcext:value-type="float">
            <text:p>459</text:p>
          </table:table-cell>
          <table:table-cell table:style-name="ce6" office:value-type="float" office:value="316" calcext:value-type="float">
            <text:p>316</text:p>
          </table:table-cell>
          <table:table-cell table:style-name="ce7" table:formula="of:=3*SQRT([.K5])" office:value-type="float" office:value="53.3291665038935" calcext:value-type="float">
            <text:p>53.33</text:p>
          </table:table-cell>
          <table:table-cell table:style-name="ce13" office:value-type="float" office:value="1.44679E+022" calcext:value-type="float">
            <text:p>1.45E+22</text:p>
          </table:table-cell>
          <table:table-cell table:style-name="ce13" office:value-type="float" office:value="3.40906E+022" calcext:value-type="float">
            <text:p>3.41E+22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table:formula="of:=ROUNDUP([.C6]/2;0)" office:value-type="float" office:value="499" calcext:value-type="float">
            <text:p>499</text:p>
          </table:table-cell>
          <table:table-cell office:value-type="float" office:value="179" calcext:value-type="float">
            <text:p>179</text:p>
          </table:table-cell>
          <table:table-cell table:style-name="ce3" office:value-type="float" office:value="17.0046" calcext:value-type="float">
            <text:p>17.00</text:p>
          </table:table-cell>
          <table:table-cell table:formula="of:=3*[.F6]" office:value-type="float" office:value="51.0138" calcext:value-type="float">
            <text:p>51.0138</text:p>
          </table:table-cell>
          <table:table-cell table:style-name="ce5" table:formula="of:=IF([.D6]-ROUNDUP([.I6]/2;0)&lt;0;0;[.D6]-ROUNDUP([.I6]/2;0))" office:value-type="float" office:value="473" calcext:value-type="float">
            <text:p>473</text:p>
          </table:table-cell>
          <table:table-cell table:formula="of:=[.F6]*3" office:value-type="float" office:value="51.0138" calcext:value-type="float">
            <text:p>51.0138</text:p>
          </table:table-cell>
          <table:table-cell table:style-name="ce5" table:formula="of:=[.D6]+ROUNDUP([.I6]/2;0)" office:value-type="float" office:value="525" calcext:value-type="float">
            <text:p>525</text:p>
          </table:table-cell>
          <table:table-cell table:style-name="ce6" office:value-type="float" office:value="216" calcext:value-type="float">
            <text:p>216</text:p>
          </table:table-cell>
          <table:table-cell table:style-name="ce7" table:formula="of:=3*SQRT([.K6])" office:value-type="float" office:value="44.0908153700972" calcext:value-type="float">
            <text:p>44.09</text:p>
          </table:table-cell>
          <table:table-cell table:style-name="ce13" office:value-type="float" office:value="6.16143E+020" calcext:value-type="float">
            <text:p>6.16E+20</text:p>
          </table:table-cell>
          <table:table-cell table:style-name="ce13" office:value-type="float" office:value="1.29266E+021" calcext:value-type="float">
            <text:p>1.29E+21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table:formula="of:=ROUNDUP([.C7]/2;0)" office:value-type="float" office:value="548" calcext:value-type="float">
            <text:p>548</text:p>
          </table:table-cell>
          <table:table-cell office:value-type="float" office:value="148" calcext:value-type="float">
            <text:p>148</text:p>
          </table:table-cell>
          <table:table-cell table:style-name="ce3" office:value-type="float" office:value="17.4764" calcext:value-type="float">
            <text:p>17.48</text:p>
          </table:table-cell>
          <table:table-cell table:formula="of:=3*[.F7]" office:value-type="float" office:value="52.4292" calcext:value-type="float">
            <text:p>52.4292</text:p>
          </table:table-cell>
          <table:table-cell table:style-name="ce5" table:formula="of:=IF([.D7]-ROUNDUP([.I7]/2;0)&lt;0;0;[.D7]-ROUNDUP([.I7]/2;0))" office:value-type="float" office:value="521" calcext:value-type="float">
            <text:p>521</text:p>
          </table:table-cell>
          <table:table-cell table:formula="of:=[.F7]*3" office:value-type="float" office:value="52.4292" calcext:value-type="float">
            <text:p>52.4292</text:p>
          </table:table-cell>
          <table:table-cell table:style-name="ce5" table:formula="of:=[.D7]+ROUNDUP([.I7]/2;0)" office:value-type="float" office:value="575" calcext:value-type="float">
            <text:p>575</text:p>
          </table:table-cell>
          <table:table-cell table:style-name="ce6" office:value-type="float" office:value="193" calcext:value-type="float">
            <text:p>193</text:p>
          </table:table-cell>
          <table:table-cell table:style-name="ce7" table:formula="of:=3*SQRT([.K7])" office:value-type="float" office:value="41.6773319683494" calcext:value-type="float">
            <text:p>41.68</text:p>
          </table:table-cell>
          <table:table-cell table:style-name="ce13" office:value-type="float" office:value="5.74693E+022" calcext:value-type="float">
            <text:p>5.75E+22</text:p>
          </table:table-cell>
          <table:table-cell table:style-name="ce13" office:value-type="float" office:value="1.08687E+023" calcext:value-type="float">
            <text:p>1.09E+23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table:formula="of:=ROUNDUP([.C8]/2;0)" office:value-type="float" office:value="866" calcext:value-type="float">
            <text:p>866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20.0137" calcext:value-type="float">
            <text:p>20.01</text:p>
          </table:table-cell>
          <table:table-cell table:formula="of:=3*[.F8]" office:value-type="float" office:value="60.0411" calcext:value-type="float">
            <text:p>60.0411</text:p>
          </table:table-cell>
          <table:table-cell table:style-name="ce5" table:formula="of:=IF([.D8]-ROUNDUP([.I8]/2;0)&lt;0;0;[.D8]-ROUNDUP([.I8]/2;0))" office:value-type="float" office:value="835" calcext:value-type="float">
            <text:p>835</text:p>
          </table:table-cell>
          <table:table-cell table:formula="of:=[.F8]*3" office:value-type="float" office:value="60.0411" calcext:value-type="float">
            <text:p>60.0411</text:p>
          </table:table-cell>
          <table:table-cell table:style-name="ce5" table:formula="of:=[.D8]+ROUNDUP([.I8]/2;0)" office:value-type="float" office:value="897" calcext:value-type="float">
            <text:p>897</text:p>
          </table:table-cell>
          <table:table-cell table:style-name="ce6" office:value-type="float" office:value="63" calcext:value-type="float">
            <text:p>63</text:p>
          </table:table-cell>
          <table:table-cell table:style-name="ce7" table:formula="of:=3*SQRT([.K8])" office:value-type="float" office:value="23.8117617995813" calcext:value-type="float">
            <text:p>23.81</text:p>
          </table:table-cell>
          <table:table-cell table:style-name="ce13" office:value-type="float" office:value="1.09071E+020" calcext:value-type="float">
            <text:p>1.09E+20</text:p>
          </table:table-cell>
          <table:table-cell table:style-name="ce13" office:value-type="float" office:value="2.20552E+020" calcext:value-type="float">
            <text:p>2.21E+20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table:formula="of:=ROUNDUP([.C9]/2;0)" office:value-type="float" office:value="1264" calcext:value-type="float">
            <text:p>1264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21.01" calcext:value-type="float">
            <text:p>21.01</text:p>
          </table:table-cell>
          <table:table-cell table:formula="of:=3*[.F9]" office:value-type="float" office:value="63.03" calcext:value-type="float">
            <text:p>63.03</text:p>
          </table:table-cell>
          <table:table-cell table:style-name="ce5" table:formula="of:=IF([.D9]-ROUNDUP([.I9]/2;0)&lt;0;0;[.D9]-ROUNDUP([.I9]/2;0))" office:value-type="float" office:value="1232" calcext:value-type="float">
            <text:p>1232</text:p>
          </table:table-cell>
          <table:table-cell table:formula="of:=[.F9]*3" office:value-type="float" office:value="63.03" calcext:value-type="float">
            <text:p>63.03</text:p>
          </table:table-cell>
          <table:table-cell table:style-name="ce5" table:formula="of:=[.D9]+ROUNDUP([.I9]/2;0)" office:value-type="float" office:value="1296" calcext:value-type="float">
            <text:p>1296</text:p>
          </table:table-cell>
          <table:table-cell table:style-name="ce6" office:value-type="float" office:value="38" calcext:value-type="float">
            <text:p>38</text:p>
          </table:table-cell>
          <table:table-cell table:style-name="ce7" table:formula="of:=3*SQRT([.K9])" office:value-type="float" office:value="18.4932420089069" calcext:value-type="float">
            <text:p>18.49</text:p>
          </table:table-cell>
          <table:table-cell table:style-name="ce13" office:value-type="float" office:value="6.80365E+022" calcext:value-type="float">
            <text:p>6.80E+22</text:p>
          </table:table-cell>
          <table:table-cell table:style-name="ce13" office:value-type="float" office:value="9.88823E+022" calcext:value-type="float">
            <text:p>9.89E+22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table:formula="of:=ROUNDUP([.C10]/2;0)" office:value-type="float" office:value="1388" calcext:value-type="float">
            <text:p>1388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1.3233" calcext:value-type="float">
            <text:p>21.32</text:p>
          </table:table-cell>
          <table:table-cell table:formula="of:=3*[.F10]" office:value-type="float" office:value="63.9699" calcext:value-type="float">
            <text:p>63.9699</text:p>
          </table:table-cell>
          <table:table-cell table:style-name="ce5" table:formula="of:=IF([.D10]-ROUNDUP([.I10]/2;0)&lt;0;0;[.D10]-ROUNDUP([.I10]/2;0))" office:value-type="float" office:value="1356" calcext:value-type="float">
            <text:p>1356</text:p>
          </table:table-cell>
          <table:table-cell table:formula="of:=[.F10]*3" office:value-type="float" office:value="63.9699" calcext:value-type="float">
            <text:p>63.9699</text:p>
          </table:table-cell>
          <table:table-cell table:style-name="ce5" table:formula="of:=[.D10]+ROUNDUP([.I10]/2;0)" office:value-type="float" office:value="1420" calcext:value-type="float">
            <text:p>1420</text:p>
          </table:table-cell>
          <table:table-cell table:style-name="ce6" office:value-type="float" office:value="35" calcext:value-type="float">
            <text:p>35</text:p>
          </table:table-cell>
          <table:table-cell table:style-name="ce7" table:formula="of:=3*SQRT([.K10])" office:value-type="float" office:value="17.7482393492988" calcext:value-type="float">
            <text:p>17.75</text:p>
          </table:table-cell>
          <table:table-cell table:style-name="ce13" office:value-type="float" office:value="3.19582E+021" calcext:value-type="float">
            <text:p>3.20E+21</text:p>
          </table:table-cell>
          <table:table-cell table:style-name="ce13" office:value-type="float" office:value="5.04962E+021" calcext:value-type="float">
            <text:p>5.05E+21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table:formula="of:=ROUNDUP([.C11]/2;0)" office:value-type="float" office:value="1407" calcext:value-type="float">
            <text:p>1407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1.3715" calcext:value-type="float">
            <text:p>21.37</text:p>
          </table:table-cell>
          <table:table-cell table:formula="of:=3*[.F11]" office:value-type="float" office:value="64.1145" calcext:value-type="float">
            <text:p>64.1145</text:p>
          </table:table-cell>
          <table:table-cell table:style-name="ce5" table:formula="of:=IF([.D11]-ROUNDUP([.I11]/2;0)&lt;0;0;[.D11]-ROUNDUP([.I11]/2;0))" office:value-type="float" office:value="1374" calcext:value-type="float">
            <text:p>1374</text:p>
          </table:table-cell>
          <table:table-cell table:formula="of:=[.F11]*3" office:value-type="float" office:value="64.1145" calcext:value-type="float">
            <text:p>64.1145</text:p>
          </table:table-cell>
          <table:table-cell table:style-name="ce5" table:formula="of:=[.D11]+ROUNDUP([.I11]/2;0)" office:value-type="float" office:value="1440" calcext:value-type="float">
            <text:p>1440</text:p>
          </table:table-cell>
          <table:table-cell table:style-name="ce6" office:value-type="float" office:value="26" calcext:value-type="float">
            <text:p>26</text:p>
          </table:table-cell>
          <table:table-cell table:style-name="ce7" table:formula="of:=3*SQRT([.K11])" office:value-type="float" office:value="15.2970585407784" calcext:value-type="float">
            <text:p>15.30</text:p>
          </table:table-cell>
          <table:table-cell table:style-name="ce13" office:value-type="float" office:value="1.99004E+022" calcext:value-type="float">
            <text:p>1.99E+22</text:p>
          </table:table-cell>
          <table:table-cell table:style-name="ce13" office:value-type="float" office:value="2.76841E+022" calcext:value-type="float">
            <text:p>2.77E+22</text:p>
          </table:table-cell>
          <table:table-cell table:number-columns-repeated="3"/>
          <table:table-cell table:style-name="ce13"/>
        </table:table-row>
        <table:table-row table:style-name="ro1" table:number-rows-repeated="2">
          <table:table-cell table:number-columns-repeated="17"/>
          <table:table-cell table:style-name="ce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>
            <text:p>Det_No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igm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.5708" calcext:value-type="float">
            <text:p>21.5708</text:p>
          </table:table-cell>
          <table:table-cell table:formula="of:=SQRT([.D17])" office:value-type="float" office:value="4.64443753322187" calcext:value-type="float">
            <text:p>4.644437533221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3.2202" calcext:value-type="float">
            <text:p>23.2202</text:p>
          </table:table-cell>
          <table:table-cell table:formula="of:=SQRT([.D18])" office:value-type="float" office:value="4.8187342736449" calcext:value-type="float">
            <text:p>4.81873427364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.7365" calcext:value-type="float">
            <text:p>20.7365</text:p>
          </table:table-cell>
          <table:table-cell table:formula="of:=SQRT([.D19])" office:value-type="float" office:value="4.55373473096534" calcext:value-type="float">
            <text:p>4.553734730965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.9227" calcext:value-type="float">
            <text:p>21.9227</text:p>
          </table:table-cell>
          <table:table-cell table:formula="of:=SQRT([.D20])" office:value-type="float" office:value="4.68216830111862" calcext:value-type="float">
            <text:p>4.682168301118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.4223" calcext:value-type="float">
            <text:p>25.4223</text:p>
          </table:table-cell>
          <table:table-cell table:formula="of:=SQRT([.D21])" office:value-type="float" office:value="5.04205315323034" calcext:value-type="float">
            <text:p>5.042053153230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.1291" calcext:value-type="float">
            <text:p>23.1291</text:p>
          </table:table-cell>
          <table:table-cell table:formula="of:=SQRT([.D22])" office:value-type="float" office:value="4.80927229422498" calcext:value-type="float">
            <text:p>4.80927229422498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8.1951" calcext:value-type="float">
            <text:p>28.1951</text:p>
          </table:table-cell>
          <table:table-cell table:formula="of:=SQRT([.D23])" office:value-type="float" office:value="5.30990583720653" calcext:value-type="float">
            <text:p>5.30990583720653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.9107" calcext:value-type="float">
            <text:p>26.9107</text:p>
          </table:table-cell>
          <table:table-cell table:formula="of:=SQRT([.D24])" office:value-type="float" office:value="5.18755240937381" calcext:value-type="float">
            <text:p>5.18755240937381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.3311" calcext:value-type="float">
            <text:p>14.3311</text:p>
          </table:table-cell>
          <table:table-cell table:formula="of:=SQRT([.D25])" office:value-type="float" office:value="3.7856439346563" calcext:value-type="float">
            <text:p>3.7856439346563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.6422" calcext:value-type="float">
            <text:p>14.6422</text:p>
          </table:table-cell>
          <table:table-cell table:formula="of:=SQRT([.D26])" office:value-type="float" office:value="3.82651277274753" calcext:value-type="float">
            <text:p>3.82651277274753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6.7905" calcext:value-type="float">
            <text:p>16.7905</text:p>
          </table:table-cell>
          <table:table-cell table:formula="of:=SQRT([.D27])" office:value-type="float" office:value="4.09762126117093" calcext:value-type="float">
            <text:p>4.09762126117093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.058" calcext:value-type="float">
            <text:p>15.058</text:p>
          </table:table-cell>
          <table:table-cell table:formula="of:=SQRT([.D28])" office:value-type="float" office:value="3.88046388979462" calcext:value-type="float">
            <text:p>3.88046388979462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.3549" calcext:value-type="float">
            <text:p>18.3549</text:p>
          </table:table-cell>
          <table:table-cell table:formula="of:=SQRT([.D29])" office:value-type="float" office:value="4.28426189675655" calcext:value-type="float">
            <text:p>4.28426189675655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7.2142" calcext:value-type="float">
            <text:p>17.2142</text:p>
          </table:table-cell>
          <table:table-cell table:formula="of:=SQRT([.D30])" office:value-type="float" office:value="4.14899987948903" calcext:value-type="float">
            <text:p>4.14899987948903</text:p>
          </table:table-cell>
          <table:table-cell table:number-columns-repeated="3"/>
          <table:table-cell office:value-type="string" calcext:value-type="string">
            <text:p>T_half </text:p>
          </table:table-cell>
          <table:table-cell table:style-name="ce13" office:value-type="float" office:value="1.99004E+022" calcext:value-type="float">
            <text:p>1.99E+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.6409" calcext:value-type="float">
            <text:p>16.6409</text:p>
          </table:table-cell>
          <table:table-cell table:formula="of:=SQRT([.D31])" office:value-type="float" office:value="4.07932592470864" calcext:value-type="float">
            <text:p>4.079325924708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.2025" calcext:value-type="float">
            <text:p>23.2025</text:p>
          </table:table-cell>
          <table:table-cell table:formula="of:=SQRT([.D32])" office:value-type="float" office:value="4.81689734165054" calcext:value-type="float">
            <text:p>4.8168973416505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.6378" calcext:value-type="float">
            <text:p>16.6378</text:p>
          </table:table-cell>
          <table:table-cell table:formula="of:=SQRT([.D33])" office:value-type="float" office:value="4.07894594227479" calcext:value-type="float">
            <text:p>4.0789459422747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.7787" calcext:value-type="float">
            <text:p>14.7787</text:p>
          </table:table-cell>
          <table:table-cell table:formula="of:=SQRT([.D34])" office:value-type="float" office:value="3.84430747989804" calcext:value-type="float">
            <text:p>3.844307479898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.9832" calcext:value-type="float">
            <text:p>19.9832</text:p>
          </table:table-cell>
          <table:table-cell table:formula="of:=SQRT([.D35])" office:value-type="float" office:value="4.47025726329034" calcext:value-type="float">
            <text:p>4.470257263290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.9113" calcext:value-type="float">
            <text:p>18.9113</text:p>
          </table:table-cell>
          <table:table-cell table:formula="of:=SQRT([.D36])" office:value-type="float" office:value="4.34871245312909" calcext:value-type="float">
            <text:p>4.348712453129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.377" calcext:value-type="float">
            <text:p>13.377</text:p>
          </table:table-cell>
          <table:table-cell table:formula="of:=SQRT([.D37])" office:value-type="float" office:value="3.65745813373168" calcext:value-type="float">
            <text:p>3.6574581337316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0.3038" calcext:value-type="float">
            <text:p>30.3038</text:p>
          </table:table-cell>
          <table:table-cell table:formula="of:=SQRT([.D38])" office:value-type="float" office:value="5.50488873638696" calcext:value-type="float">
            <text:p>5.504888736386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2.535" calcext:value-type="float">
            <text:p>12.535</text:p>
          </table:table-cell>
          <table:table-cell table:formula="of:=SQRT([.D39])" office:value-type="float" office:value="3.5404801934201" calcext:value-type="float">
            <text:p>3.54048019342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.1333" calcext:value-type="float">
            <text:p>14.1333</text:p>
          </table:table-cell>
          <table:table-cell table:formula="of:=SQRT([.D40])" office:value-type="float" office:value="3.75942814800336" calcext:value-type="float">
            <text:p>3.759428148003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.1572" calcext:value-type="float">
            <text:p>18.1572</text:p>
          </table:table-cell>
          <table:table-cell table:formula="of:=SQRT([.D41])" office:value-type="float" office:value="4.26112661158994" calcext:value-type="float">
            <text:p>4.261126611589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3.8782" calcext:value-type="float">
            <text:p>13.8782</text:p>
          </table:table-cell>
          <table:table-cell table:formula="of:=SQRT([.D42])" office:value-type="float" office:value="3.72534562154976" calcext:value-type="float">
            <text:p>3.725345621549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6.8868" calcext:value-type="float">
            <text:p>16.8868</text:p>
          </table:table-cell>
          <table:table-cell table:formula="of:=SQRT([.D43])" office:value-type="float" office:value="4.10935518056057" calcext:value-type="float">
            <text:p>4.1093551805605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.1778" calcext:value-type="float">
            <text:p>20.1778</text:p>
          </table:table-cell>
          <table:table-cell table:formula="of:=SQRT([.D44])" office:value-type="float" office:value="4.49197061432953" calcext:value-type="float">
            <text:p>4.4919706143295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6.7176" calcext:value-type="float">
            <text:p>16.7176</text:p>
          </table:table-cell>
          <table:table-cell table:formula="of:=SQRT([.D45])" office:value-type="float" office:value="4.08871617992739" calcext:value-type="float">
            <text:p>4.0887161799273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.3076" calcext:value-type="float">
            <text:p>16.3076</text:p>
          </table:table-cell>
          <table:table-cell table:formula="of:=SQRT([.D46])" office:value-type="float" office:value="4.03826695501919" calcext:value-type="float">
            <text:p>4.038266955019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6.419" calcext:value-type="float">
            <text:p>16.419</text:p>
          </table:table-cell>
          <table:table-cell table:formula="of:=SQRT([.D47])" office:value-type="float" office:value="4.05203652500814" calcext:value-type="float">
            <text:p>4.0520365250081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.7652" calcext:value-type="float">
            <text:p>13.7652</text:p>
          </table:table-cell>
          <table:table-cell table:formula="of:=SQRT([.D48])" office:value-type="float" office:value="3.71014824501663" calcext:value-type="float">
            <text:p>3.710148245016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2.6632" calcext:value-type="float">
            <text:p>22.6632</text:p>
          </table:table-cell>
          <table:table-cell table:formula="of:=SQRT([.D49])" office:value-type="float" office:value="4.76058819895189" calcext:value-type="float">
            <text:p>4.760588198951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2.4646" calcext:value-type="float">
            <text:p>22.4646</text:p>
          </table:table-cell>
          <table:table-cell table:formula="of:=SQRT([.D50])" office:value-type="float" office:value="4.73968353373936" calcext:value-type="float">
            <text:p>4.739683533739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6.8981" calcext:value-type="float">
            <text:p>16.8981</text:p>
          </table:table-cell>
          <table:table-cell table:formula="of:=SQRT([.D51])" office:value-type="float" office:value="4.11072986220209" calcext:value-type="float">
            <text:p>4.110729862202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3.8278" calcext:value-type="float">
            <text:p>13.8278</text:p>
          </table:table-cell>
          <table:table-cell table:formula="of:=SQRT([.D52])" office:value-type="float" office:value="3.71857499588216" calcext:value-type="float">
            <text:p>3.7185749958821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6.6847" calcext:value-type="float">
            <text:p>16.6847</text:p>
          </table:table-cell>
          <table:table-cell table:formula="of:=SQRT([.D53])" office:value-type="float" office:value="4.08469093078044" calcext:value-type="float">
            <text:p>4.084690930780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5.5573" calcext:value-type="float">
            <text:p>15.5573</text:p>
          </table:table-cell>
          <table:table-cell table:formula="of:=SQRT([.D54])" office:value-type="float" office:value="3.94427433123002" calcext:value-type="float">
            <text:p>3.94427433123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4.9851" calcext:value-type="float">
            <text:p>14.9851</text:p>
          </table:table-cell>
          <table:table-cell table:formula="of:=SQRT([.D55])" office:value-type="float" office:value="3.87105928655194" calcext:value-type="float">
            <text:p>3.871059286551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9.0899" calcext:value-type="float">
            <text:p>19.0899</text:p>
          </table:table-cell>
          <table:table-cell table:formula="of:=SQRT([.D56])" office:value-type="float" office:value="4.36919901126053" calcext:value-type="float">
            <text:p>4.3691990112605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6.7368" calcext:value-type="float">
            <text:p>16.7368</text:p>
          </table:table-cell>
          <table:table-cell table:formula="of:=SQRT([.D57])" office:value-type="float" office:value="4.09106343143198" calcext:value-type="float">
            <text:p>4.091063431431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.5628" calcext:value-type="float">
            <text:p>13.5628</text:p>
          </table:table-cell>
          <table:table-cell table:formula="of:=SQRT([.D58])" office:value-type="float" office:value="3.68277069609282" calcext:value-type="float">
            <text:p>3.6827706960928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3.7515" calcext:value-type="float">
            <text:p>13.7515</text:p>
          </table:table-cell>
          <table:table-cell table:formula="of:=SQRT([.D59])" office:value-type="float" office:value="3.70830149799069" calcext:value-type="float">
            <text:p>3.708301497990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6.4972" calcext:value-type="float">
            <text:p>16.4972</text:p>
          </table:table-cell>
          <table:table-cell table:formula="of:=SQRT([.D60])" office:value-type="float" office:value="4.06167453152022" calcext:value-type="float">
            <text:p>4.061674531520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9.8122" calcext:value-type="float">
            <text:p>19.8122</text:p>
          </table:table-cell>
          <table:table-cell table:formula="of:=SQRT([.D61])" office:value-type="float" office:value="4.45108975420627" calcext:value-type="float">
            <text:p>4.451089754206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5.3565" calcext:value-type="float">
            <text:p>15.3565</text:p>
          </table:table-cell>
          <table:table-cell table:formula="of:=SQRT([.D62])" office:value-type="float" office:value="3.91873704144588" calcext:value-type="float">
            <text:p>3.9187370414458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9.9908" calcext:value-type="float">
            <text:p>19.9908</text:p>
          </table:table-cell>
          <table:table-cell table:formula="of:=SQRT([.D63])" office:value-type="float" office:value="4.47110724541472" calcext:value-type="float">
            <text:p>4.471107245414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1.4576" calcext:value-type="float">
            <text:p>51.4576</text:p>
          </table:table-cell>
          <table:table-cell table:formula="of:=SQRT([.D64])" office:value-type="float" office:value="7.17339529093441" calcext:value-type="float">
            <text:p>7.173395290934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3.7239" calcext:value-type="float">
            <text:p>13.7239</text:p>
          </table:table-cell>
          <table:table-cell table:formula="of:=SQRT([.D65])" office:value-type="float" office:value="3.70457824859997" calcext:value-type="float">
            <text:p>3.7045782485999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3.6251" calcext:value-type="float">
            <text:p>13.6251</text:p>
          </table:table-cell>
          <table:table-cell table:formula="of:=SQRT([.D66])" office:value-type="float" office:value="3.69121931074273" calcext:value-type="float">
            <text:p>3.6912193107427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7.1536" calcext:value-type="float">
            <text:p>27.1536</text:p>
          </table:table-cell>
          <table:table-cell table:formula="of:=SQRT([.D67])" office:value-type="float" office:value="5.2109116284965" calcext:value-type="float">
            <text:p>5.21091162849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5.2995" calcext:value-type="float">
            <text:p>25.2995</text:p>
          </table:table-cell>
          <table:table-cell table:formula="of:=SQRT([.D68])" office:value-type="float" office:value="5.02986083306487" calcext:value-type="float">
            <text:p>5.029860833064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3.6592" calcext:value-type="float">
            <text:p>13.6592</text:p>
          </table:table-cell>
          <table:table-cell table:formula="of:=SQRT([.D69])" office:value-type="float" office:value="3.69583549417449" calcext:value-type="float">
            <text:p>3.695835494174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2.7694" calcext:value-type="float">
            <text:p>12.7694</text:p>
          </table:table-cell>
          <table:table-cell table:formula="of:=SQRT([.D70])" office:value-type="float" office:value="3.57342972506806" calcext:value-type="float">
            <text:p>3.573429725068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2.7101" calcext:value-type="float">
            <text:p>12.7101</text:p>
          </table:table-cell>
          <table:table-cell table:formula="of:=SQRT([.D71])" office:value-type="float" office:value="3.56512271878543" calcext:value-type="float">
            <text:p>3.565122718785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3.4451" calcext:value-type="float">
            <text:p>13.4451</text:p>
          </table:table-cell>
          <table:table-cell table:formula="of:=SQRT([.D72])" office:value-type="float" office:value="3.66675605951637" calcext:value-type="float">
            <text:p>3.6667560595163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3.3031" calcext:value-type="float">
            <text:p>13.3031</text:p>
          </table:table-cell>
          <table:table-cell table:formula="of:=SQRT([.D73])" office:value-type="float" office:value="3.64734149758423" calcext:value-type="float">
            <text:p>3.6473414975842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3.6186" calcext:value-type="float">
            <text:p>13.6186</text:p>
          </table:table-cell>
          <table:table-cell table:formula="of:=SQRT([.D74])" office:value-type="float" office:value="3.69033873783966" calcext:value-type="float">
            <text:p>3.690338737839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8.314" calcext:value-type="float">
            <text:p>38.314</text:p>
          </table:table-cell>
          <table:table-cell table:formula="of:=SQRT([.D75])" office:value-type="float" office:value="6.18983036924276" calcext:value-type="float">
            <text:p>6.189830369242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1.8854" calcext:value-type="float">
            <text:p>11.8854</text:p>
          </table:table-cell>
          <table:table-cell table:formula="of:=SQRT([.D76])" office:value-type="float" office:value="3.44752084837786" calcext:value-type="float">
            <text:p>3.4475208483778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3.2724" calcext:value-type="float">
            <text:p>13.2724</text:p>
          </table:table-cell>
          <table:table-cell table:formula="of:=SQRT([.D77])" office:value-type="float" office:value="3.64313052195498" calcext:value-type="float">
            <text:p>3.643130521954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1.5779" calcext:value-type="float">
            <text:p>21.5779</text:p>
          </table:table-cell>
          <table:table-cell table:formula="of:=SQRT([.D78])" office:value-type="float" office:value="4.64520182553998" calcext:value-type="float">
            <text:p>4.645201825539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2.9736" calcext:value-type="float">
            <text:p>12.9736</text:p>
          </table:table-cell>
          <table:table-cell table:formula="of:=SQRT([.D79])" office:value-type="float" office:value="3.60188839360689" calcext:value-type="float">
            <text:p>3.601888393606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5.4195" calcext:value-type="float">
            <text:p>15.4195</text:p>
          </table:table-cell>
          <table:table-cell table:formula="of:=SQRT([.D80])" office:value-type="float" office:value="3.92676711812656" calcext:value-type="float">
            <text:p>3.92676711812656</text:p>
          </table:table-cell>
          <table:table-cell table:number-columns-repeated="13"/>
        </table:table-row>
      </table:table>
      <table:table table:name="Sheet2" table:style-name="ta1">
        <table:table-column table:style-name="co10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sotope</text:p>
          </table:table-cell>
          <table:table-cell office:value-type="string" calcext:value-type="string">
            <text:p>108Cd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128Te</text:p>
          </table:table-cell>
          <table:table-cell office:value-type="string" calcext:value-type="string">
            <text:p>70Zn</text:p>
          </table:table-cell>
          <table:table-cell office:value-type="string" calcext:value-type="string">
            <text:p>64Zn</text:p>
          </table:table-cell>
          <table:table-cell office:value-type="string" calcext:value-type="string">
            <text:p>120Te</text:p>
          </table:table-cell>
          <table:table-cell office:value-type="string" calcext:value-type="string">
            <text:p>130Te</text:p>
          </table:table-cell>
          <table:table-cell office:value-type="string" calcext:value-type="string">
            <text:p>106Cd</text:p>
          </table:table-cell>
          <table:table-cell office:value-type="string" calcext:value-type="string">
            <text:p>116Cd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ce1" office:value-type="float" office:value="271.8" calcext:value-type="float">
            <text:p>271.8</text:p>
          </table:table-cell>
          <table:table-cell table:style-name="ce1" office:value-type="float" office:value="542.5" calcext:value-type="float">
            <text:p>542.5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997.1" calcext:value-type="float">
            <text:p>997.1</text:p>
          </table:table-cell>
          <table:table-cell table:style-name="ce1" office:value-type="float" office:value="1094.7" calcext:value-type="float">
            <text:p>1094.7</text:p>
          </table:table-cell>
          <table:table-cell table:style-name="ce1" office:value-type="float" office:value="1730.4" calcext:value-type="float">
            <text:p>1730.4</text:p>
          </table:table-cell>
          <table:table-cell table:style-name="ce1" office:value-type="float" office:value="2527.5" calcext:value-type="float">
            <text:p>2527.5</text:p>
          </table:table-cell>
          <table:table-cell table:style-name="ce1" office:value-type="float" office:value="2775.4" calcext:value-type="float">
            <text:p>2775.4</text:p>
          </table:table-cell>
          <table:table-cell table:style-name="ce1" office:value-type="float" office:value="2813.4" calcext:value-type="float">
            <text:p>2813.4</text:p>
          </table:table-cell>
          <table:table-cell office:value-type="string" calcext:value-type="string">
            <text:p>Exposure</text:p>
          </table:table-cell>
        </table:table-row>
        <table:table-row table:style-name="ro1">
          <table:table-cell office:value-type="string" calcext:value-type="string">
            <text:p>Detector Number</text:p>
          </table:table-cell>
          <table:table-cell office:value-type="string" calcext:value-type="string">
            <text:p>Resolutio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2904" calcext:value-type="float">
            <text:p>22.2904</text:p>
          </table:table-cell>
          <table:table-cell office:value-type="float" office:value="24.8164" calcext:value-type="float">
            <text:p>24.8164</text:p>
          </table:table-cell>
          <table:table-cell office:value-type="float" office:value="27.5367" calcext:value-type="float">
            <text:p>27.5367</text:p>
          </table:table-cell>
          <table:table-cell office:value-type="float" office:value="28.5601" calcext:value-type="float">
            <text:p>28.5601</text:p>
          </table:table-cell>
          <table:table-cell office:value-type="float" office:value="29.3016" calcext:value-type="float">
            <text:p>29.3016</text:p>
          </table:table-cell>
          <table:table-cell office:value-type="float" office:value="33.7345" calcext:value-type="float">
            <text:p>33.7345</text:p>
          </table:table-cell>
          <table:table-cell office:value-type="float" office:value="38.5797" calcext:value-type="float">
            <text:p>38.5797</text:p>
          </table:table-cell>
          <table:table-cell office:value-type="float" office:value="39.967" calcext:value-type="float">
            <text:p>39.967</text:p>
          </table:table-cell>
          <table:table-cell office:value-type="float" office:value="40.1755" calcext:value-type="float">
            <text:p>40.17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579" calcext:value-type="float">
            <text:p>23.579</text:p>
          </table:table-cell>
          <table:table-cell office:value-type="float" office:value="24.8854" calcext:value-type="float">
            <text:p>24.8854</text:p>
          </table:table-cell>
          <table:table-cell office:value-type="float" office:value="26.3641" calcext:value-type="float">
            <text:p>26.3641</text:p>
          </table:table-cell>
          <table:table-cell office:value-type="float" office:value="26.9371" calcext:value-type="float">
            <text:p>26.9371</text:p>
          </table:table-cell>
          <table:table-cell office:value-type="float" office:value="27.3576" calcext:value-type="float">
            <text:p>27.3576</text:p>
          </table:table-cell>
          <table:table-cell office:value-type="float" office:value="29.952" calcext:value-type="float">
            <text:p>29.952</text:p>
          </table:table-cell>
          <table:table-cell office:value-type="float" office:value="32.9174" calcext:value-type="float">
            <text:p>32.9174</text:p>
          </table:table-cell>
          <table:table-cell office:value-type="float" office:value="33.7866" calcext:value-type="float">
            <text:p>33.7866</text:p>
          </table:table-cell>
          <table:table-cell office:value-type="float" office:value="33.9179" calcext:value-type="float">
            <text:p>33.91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0907" calcext:value-type="float">
            <text:p>22.0907</text:p>
          </table:table-cell>
          <table:table-cell office:value-type="float" office:value="26.583" calcext:value-type="float">
            <text:p>26.583</text:p>
          </table:table-cell>
          <table:table-cell office:value-type="float" office:value="31.1186" calcext:value-type="float">
            <text:p>31.1186</text:p>
          </table:table-cell>
          <table:table-cell office:value-type="float" office:value="32.7698" calcext:value-type="float">
            <text:p>32.7698</text:p>
          </table:table-cell>
          <table:table-cell office:value-type="float" office:value="33.9514" calcext:value-type="float">
            <text:p>33.9514</text:p>
          </table:table-cell>
          <table:table-cell office:value-type="float" office:value="40.819" calcext:value-type="float">
            <text:p>40.819</text:p>
          </table:table-cell>
          <table:table-cell office:value-type="float" office:value="48.063" calcext:value-type="float">
            <text:p>48.063</text:p>
          </table:table-cell>
          <table:table-cell office:value-type="float" office:value="50.1028" calcext:value-type="float">
            <text:p>50.1028</text:p>
          </table:table-cell>
          <table:table-cell office:value-type="float" office:value="50.4082" calcext:value-type="float">
            <text:p>50.408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0058" calcext:value-type="float">
            <text:p>23.0058</text:p>
          </table:table-cell>
          <table:table-cell office:value-type="float" office:value="26.6999" calcext:value-type="float">
            <text:p>26.6999</text:p>
          </table:table-cell>
          <table:table-cell office:value-type="float" office:value="30.5441" calcext:value-type="float">
            <text:p>30.5441</text:p>
          </table:table-cell>
          <table:table-cell office:value-type="float" office:value="31.9646" calcext:value-type="float">
            <text:p>31.9646</text:p>
          </table:table-cell>
          <table:table-cell office:value-type="float" office:value="32.9868" calcext:value-type="float">
            <text:p>32.9868</text:p>
          </table:table-cell>
          <table:table-cell office:value-type="float" office:value="39.0032" calcext:value-type="float">
            <text:p>39.0032</text:p>
          </table:table-cell>
          <table:table-cell office:value-type="float" office:value="45.4539" calcext:value-type="float">
            <text:p>45.4539</text:p>
          </table:table-cell>
          <table:table-cell office:value-type="float" office:value="47.2852" calcext:value-type="float">
            <text:p>47.2852</text:p>
          </table:table-cell>
          <table:table-cell office:value-type="float" office:value="47.5598" calcext:value-type="float">
            <text:p>47.55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9728" calcext:value-type="float">
            <text:p>25.9728</text:p>
          </table:table-cell>
          <table:table-cell office:value-type="float" office:value="27.9513" calcext:value-type="float">
            <text:p>27.9513</text:p>
          </table:table-cell>
          <table:table-cell office:value-type="float" office:value="30.1491" calcext:value-type="float">
            <text:p>30.1491</text:p>
          </table:table-cell>
          <table:table-cell office:value-type="float" office:value="30.991" calcext:value-type="float">
            <text:p>30.991</text:p>
          </table:table-cell>
          <table:table-cell office:value-type="float" office:value="31.6055" calcext:value-type="float">
            <text:p>31.6055</text:p>
          </table:table-cell>
          <table:table-cell office:value-type="float" office:value="35.3476" calcext:value-type="float">
            <text:p>35.3476</text:p>
          </table:table-cell>
          <table:table-cell office:value-type="float" office:value="39.5424" calcext:value-type="float">
            <text:p>39.5424</text:p>
          </table:table-cell>
          <table:table-cell office:value-type="float" office:value="40.7591" calcext:value-type="float">
            <text:p>40.7591</text:p>
          </table:table-cell>
          <table:table-cell office:value-type="float" office:value="40.9424" calcext:value-type="float">
            <text:p>40.94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5049" calcext:value-type="float">
            <text:p>23.5049</text:p>
          </table:table-cell>
          <table:table-cell office:value-type="float" office:value="24.8708" calcext:value-type="float">
            <text:p>24.8708</text:p>
          </table:table-cell>
          <table:table-cell office:value-type="float" office:value="26.413" calcext:value-type="float">
            <text:p>26.413</text:p>
          </table:table-cell>
          <table:table-cell office:value-type="float" office:value="27.0098" calcext:value-type="float">
            <text:p>27.0098</text:p>
          </table:table-cell>
          <table:table-cell office:value-type="float" office:value="27.4473" calcext:value-type="float">
            <text:p>27.4473</text:p>
          </table:table-cell>
          <table:table-cell office:value-type="float" office:value="30.1418" calcext:value-type="float">
            <text:p>30.1418</text:p>
          </table:table-cell>
          <table:table-cell office:value-type="float" office:value="33.213" calcext:value-type="float">
            <text:p>33.213</text:p>
          </table:table-cell>
          <table:table-cell office:value-type="float" office:value="34.1118" calcext:value-type="float">
            <text:p>34.1118</text:p>
          </table:table-cell>
          <table:table-cell office:value-type="float" office:value="34.2475" calcext:value-type="float">
            <text:p>34.24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.7628" calcext:value-type="float">
            <text:p>28.7628</text:p>
          </table:table-cell>
          <table:table-cell office:value-type="float" office:value="30.8092" calcext:value-type="float">
            <text:p>30.8092</text:p>
          </table:table-cell>
          <table:table-cell office:value-type="float" office:value="33.0926" calcext:value-type="float">
            <text:p>33.0926</text:p>
          </table:table-cell>
          <table:table-cell office:value-type="float" office:value="33.9696" calcext:value-type="float">
            <text:p>33.9696</text:p>
          </table:table-cell>
          <table:table-cell office:value-type="float" office:value="34.6106" calcext:value-type="float">
            <text:p>34.6106</text:p>
          </table:table-cell>
          <table:table-cell office:value-type="float" office:value="38.525" calcext:value-type="float">
            <text:p>38.525</text:p>
          </table:table-cell>
          <table:table-cell office:value-type="float" office:value="42.9319" calcext:value-type="float">
            <text:p>42.9319</text:p>
          </table:table-cell>
          <table:table-cell office:value-type="float" office:value="44.213" calcext:value-type="float">
            <text:p>44.213</text:p>
          </table:table-cell>
          <table:table-cell office:value-type="float" office:value="44.4061" calcext:value-type="float">
            <text:p>44.40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5876" calcext:value-type="float">
            <text:p>27.5876</text:p>
          </table:table-cell>
          <table:table-cell office:value-type="float" office:value="30.0026" calcext:value-type="float">
            <text:p>30.0026</text:p>
          </table:table-cell>
          <table:table-cell office:value-type="float" office:value="32.6592" calcext:value-type="float">
            <text:p>32.6592</text:p>
          </table:table-cell>
          <table:table-cell office:value-type="float" office:value="33.6708" calcext:value-type="float">
            <text:p>33.6708</text:p>
          </table:table-cell>
          <table:table-cell office:value-type="float" office:value="34.4073" calcext:value-type="float">
            <text:p>34.4073</text:p>
          </table:table-cell>
          <table:table-cell office:value-type="float" office:value="38.8648" calcext:value-type="float">
            <text:p>38.8648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45.2479" calcext:value-type="float">
            <text:p>45.2479</text:p>
          </table:table-cell>
          <table:table-cell office:value-type="float" office:value="45.4631" calcext:value-type="float">
            <text:p>45.46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795" calcext:value-type="float">
            <text:p>15.795</text:p>
          </table:table-cell>
          <table:table-cell office:value-type="float" office:value="21.7393" calcext:value-type="float">
            <text:p>21.7393</text:p>
          </table:table-cell>
          <table:table-cell office:value-type="float" office:value="29.2877" calcext:value-type="float">
            <text:p>29.2877</text:p>
          </table:table-cell>
          <table:table-cell office:value-type="float" office:value="32.3948" calcext:value-type="float">
            <text:p>32.3948</text:p>
          </table:table-cell>
          <table:table-cell office:value-type="float" office:value="34.732" calcext:value-type="float">
            <text:p>34.732</text:p>
          </table:table-cell>
          <table:table-cell office:value-type="float" office:value="50.1391" calcext:value-type="float">
            <text:p>50.1391</text:p>
          </table:table-cell>
          <table:table-cell office:value-type="float" office:value="69.6688" calcext:value-type="float">
            <text:p>69.6688</text:p>
          </table:table-cell>
          <table:table-cell office:value-type="float" office:value="75.7644" calcext:value-type="float">
            <text:p>75.7644</text:p>
          </table:table-cell>
          <table:table-cell office:value-type="float" office:value="76.6994" calcext:value-type="float">
            <text:p>76.69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673" calcext:value-type="float">
            <text:p>14.9673</text:p>
          </table:table-cell>
          <table:table-cell office:value-type="float" office:value="16.2153" calcext:value-type="float">
            <text:p>16.2153</text:p>
          </table:table-cell>
          <table:table-cell office:value-type="float" office:value="17.7473" calcext:value-type="float">
            <text:p>17.7473</text:p>
          </table:table-cell>
          <table:table-cell office:value-type="float" office:value="18.3745" calcext:value-type="float">
            <text:p>18.3745</text:p>
          </table:table-cell>
          <table:table-cell office:value-type="float" office:value="18.8463" calcext:value-type="float">
            <text:p>18.8463</text:p>
          </table:table-cell>
          <table:table-cell office:value-type="float" office:value="21.9717" calcext:value-type="float">
            <text:p>21.9717</text:p>
          </table:table-cell>
          <table:table-cell office:value-type="float" office:value="25.9817" calcext:value-type="float">
            <text:p>25.9817</text:p>
          </table:table-cell>
          <table:table-cell office:value-type="float" office:value="27.243" calcext:value-type="float">
            <text:p>27.243</text:p>
          </table:table-cell>
          <table:table-cell office:value-type="float" office:value="27.4369" calcext:value-type="float">
            <text:p>27.436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6181" calcext:value-type="float">
            <text:p>17.6181</text:p>
          </table:table-cell>
          <table:table-cell office:value-type="float" office:value="20.4394" calcext:value-type="float">
            <text:p>20.4394</text:p>
          </table:table-cell>
          <table:table-cell office:value-type="float" office:value="23.3726" calcext:value-type="float">
            <text:p>23.3726</text:p>
          </table:table-cell>
          <table:table-cell office:value-type="float" office:value="24.4556" calcext:value-type="float">
            <text:p>24.4556</text:p>
          </table:table-cell>
          <table:table-cell office:value-type="float" office:value="25.2347" calcext:value-type="float">
            <text:p>25.2347</text:p>
          </table:table-cell>
          <table:table-cell office:value-type="float" office:value="29.8149" calcext:value-type="float">
            <text:p>29.8149</text:p>
          </table:table-cell>
          <table:table-cell office:value-type="float" office:value="34.7144" calcext:value-type="float">
            <text:p>34.7144</text:p>
          </table:table-cell>
          <table:table-cell office:value-type="float" office:value="36.1028" calcext:value-type="float">
            <text:p>36.1028</text:p>
          </table:table-cell>
          <table:table-cell office:value-type="float" office:value="36.311" calcext:value-type="float">
            <text:p>36.3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9867" calcext:value-type="float">
            <text:p>15.9867</text:p>
          </table:table-cell>
          <table:table-cell office:value-type="float" office:value="19.1701" calcext:value-type="float">
            <text:p>19.1701</text:p>
          </table:table-cell>
          <table:table-cell office:value-type="float" office:value="22.5419" calcext:value-type="float">
            <text:p>22.5419</text:p>
          </table:table-cell>
          <table:table-cell office:value-type="float" office:value="23.8095" calcext:value-type="float">
            <text:p>23.8095</text:p>
          </table:table-cell>
          <table:table-cell office:value-type="float" office:value="24.73" calcext:value-type="float">
            <text:p>24.73</text:p>
          </table:table-cell>
          <table:table-cell office:value-type="float" office:value="30.3116" calcext:value-type="float">
            <text:p>30.3116</text:p>
          </table:table-cell>
          <table:table-cell office:value-type="float" office:value="36.6563" calcext:value-type="float">
            <text:p>36.6563</text:p>
          </table:table-cell>
          <table:table-cell office:value-type="float" office:value="38.5334" calcext:value-type="float">
            <text:p>38.5334</text:p>
          </table:table-cell>
          <table:table-cell office:value-type="float" office:value="38.818" calcext:value-type="float">
            <text:p>38.8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0102" calcext:value-type="float">
            <text:p>19.0102</text:p>
          </table:table-cell>
          <table:table-cell office:value-type="float" office:value="21.3559" calcext:value-type="float">
            <text:p>21.3559</text:p>
          </table:table-cell>
          <table:table-cell office:value-type="float" office:value="23.9652" calcext:value-type="float">
            <text:p>23.9652</text:p>
          </table:table-cell>
          <table:table-cell office:value-type="float" office:value="24.9703" calcext:value-type="float">
            <text:p>24.9703</text:p>
          </table:table-cell>
          <table:table-cell office:value-type="float" office:value="25.7069" calcext:value-type="float">
            <text:p>25.7069</text:p>
          </table:table-cell>
          <table:table-cell office:value-type="float" office:value="30.2638" calcext:value-type="float">
            <text:p>30.2638</text:p>
          </table:table-cell>
          <table:table-cell office:value-type="float" office:value="35.5657" calcext:value-type="float">
            <text:p>35.5657</text:p>
          </table:table-cell>
          <table:table-cell office:value-type="float" office:value="37.1496" calcext:value-type="float">
            <text:p>37.1496</text:p>
          </table:table-cell>
          <table:table-cell office:value-type="float" office:value="37.3902" calcext:value-type="float">
            <text:p>37.39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0069" calcext:value-type="float">
            <text:p>18.0069</text:p>
          </table:table-cell>
          <table:table-cell office:value-type="float" office:value="20.7248" calcext:value-type="float">
            <text:p>20.7248</text:p>
          </table:table-cell>
          <table:table-cell office:value-type="float" office:value="23.5692" calcext:value-type="float">
            <text:p>23.5692</text:p>
          </table:table-cell>
          <table:table-cell office:value-type="float" office:value="24.6231" calcext:value-type="float">
            <text:p>24.6231</text:p>
          </table:table-cell>
          <table:table-cell office:value-type="float" office:value="25.3821" calcext:value-type="float">
            <text:p>25.3821</text:p>
          </table:table-cell>
          <table:table-cell office:value-type="float" office:value="29.8572" calcext:value-type="float">
            <text:p>29.8572</text:p>
          </table:table-cell>
          <table:table-cell office:value-type="float" office:value="34.6615" calcext:value-type="float">
            <text:p>34.6615</text:p>
          </table:table-cell>
          <table:table-cell office:value-type="float" office:value="36.0253" calcext:value-type="float">
            <text:p>36.0253</text:p>
          </table:table-cell>
          <table:table-cell office:value-type="float" office:value="36.2298" calcext:value-type="float">
            <text:p>36.229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3699" calcext:value-type="float">
            <text:p>17.3699</text:p>
          </table:table-cell>
          <table:table-cell office:value-type="float" office:value="19.8794" calcext:value-type="float">
            <text:p>19.8794</text:p>
          </table:table-cell>
          <table:table-cell office:value-type="float" office:value="22.5183" calcext:value-type="float">
            <text:p>22.5183</text:p>
          </table:table-cell>
          <table:table-cell office:value-type="float" office:value="23.4984" calcext:value-type="float">
            <text:p>23.4984</text:p>
          </table:table-cell>
          <table:table-cell office:value-type="float" office:value="24.2049" calcext:value-type="float">
            <text:p>24.2049</text:p>
          </table:table-cell>
          <table:table-cell office:value-type="float" office:value="28.3795" calcext:value-type="float">
            <text:p>28.3795</text:p>
          </table:table-cell>
          <table:table-cell office:value-type="float" office:value="32.8732" calcext:value-type="float">
            <text:p>32.8732</text:p>
          </table:table-cell>
          <table:table-cell office:value-type="float" office:value="34.1504" calcext:value-type="float">
            <text:p>34.1504</text:p>
          </table:table-cell>
          <table:table-cell office:value-type="float" office:value="34.342" calcext:value-type="float">
            <text:p>34.34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0641" calcext:value-type="float">
            <text:p>24.0641</text:p>
          </table:table-cell>
          <table:table-cell office:value-type="float" office:value="27.0669" calcext:value-type="float">
            <text:p>27.0669</text:p>
          </table:table-cell>
          <table:table-cell office:value-type="float" office:value="30.272" calcext:value-type="float">
            <text:p>30.272</text:p>
          </table:table-cell>
          <table:table-cell office:value-type="float" office:value="31.4717" calcext:value-type="float">
            <text:p>31.4717</text:p>
          </table:table-cell>
          <table:table-cell office:value-type="float" office:value="32.3392" calcext:value-type="float">
            <text:p>32.3392</text:p>
          </table:table-cell>
          <table:table-cell office:value-type="float" office:value="37.5019" calcext:value-type="float">
            <text:p>37.5019</text:p>
          </table:table-cell>
          <table:table-cell office:value-type="float" office:value="43.1104" calcext:value-type="float">
            <text:p>43.1104</text:p>
          </table:table-cell>
          <table:table-cell office:value-type="float" office:value="44.7115" calcext:value-type="float">
            <text:p>44.7115</text:p>
          </table:table-cell>
          <table:table-cell office:value-type="float" office:value="44.9519" calcext:value-type="float">
            <text:p>44.951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7573" calcext:value-type="float">
            <text:p>17.7573</text:p>
          </table:table-cell>
          <table:table-cell office:value-type="float" office:value="21.6881" calcext:value-type="float">
            <text:p>21.6881</text:p>
          </table:table-cell>
          <table:table-cell office:value-type="float" office:value="26.0091" calcext:value-type="float">
            <text:p>26.0091</text:p>
          </table:table-cell>
          <table:table-cell office:value-type="float" office:value="27.6744" calcext:value-type="float">
            <text:p>27.6744</text:p>
          </table:table-cell>
          <table:table-cell office:value-type="float" office:value="28.8973" calcext:value-type="float">
            <text:p>28.8973</text:p>
          </table:table-cell>
          <table:table-cell office:value-type="float" office:value="36.5416" calcext:value-type="float">
            <text:p>36.5416</text:p>
          </table:table-cell>
          <table:table-cell office:value-type="float" office:value="45.6524" calcext:value-type="float">
            <text:p>45.6524</text:p>
          </table:table-cell>
          <table:table-cell office:value-type="float" office:value="48.4213" calcext:value-type="float">
            <text:p>48.4213</text:p>
          </table:table-cell>
          <table:table-cell office:value-type="float" office:value="48.8437" calcext:value-type="float">
            <text:p>48.84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3658" calcext:value-type="float">
            <text:p>15.3658</text:p>
          </table:table-cell>
          <table:table-cell office:value-type="float" office:value="17.4023" calcext:value-type="float">
            <text:p>17.4023</text:p>
          </table:table-cell>
          <table:table-cell office:value-type="float" office:value="19.5629" calcext:value-type="float">
            <text:p>19.5629</text:p>
          </table:table-cell>
          <table:table-cell office:value-type="float" office:value="20.3692" calcext:value-type="float">
            <text:p>20.3692</text:p>
          </table:table-cell>
          <table:table-cell office:value-type="float" office:value="20.9514" calcext:value-type="float">
            <text:p>20.9514</text:p>
          </table:table-cell>
          <table:table-cell office:value-type="float" office:value="24.4064" calcext:value-type="float">
            <text:p>24.4064</text:p>
          </table:table-cell>
          <table:table-cell office:value-type="float" office:value="28.1454" calcext:value-type="float">
            <text:p>28.1454</text:p>
          </table:table-cell>
          <table:table-cell office:value-type="float" office:value="29.2109" calcext:value-type="float">
            <text:p>29.2109</text:p>
          </table:table-cell>
          <table:table-cell office:value-type="float" office:value="29.3708" calcext:value-type="float">
            <text:p>29.37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3229" calcext:value-type="float">
            <text:p>20.3229</text:p>
          </table:table-cell>
          <table:table-cell office:value-type="float" office:value="21.5557" calcext:value-type="float">
            <text:p>21.5557</text:p>
          </table:table-cell>
          <table:table-cell office:value-type="float" office:value="22.9442" calcext:value-type="float">
            <text:p>22.9442</text:p>
          </table:table-cell>
          <table:table-cell office:value-type="float" office:value="23.4807" calcext:value-type="float">
            <text:p>23.4807</text:p>
          </table:table-cell>
          <table:table-cell office:value-type="float" office:value="23.8737" calcext:value-type="float">
            <text:p>23.8737</text:p>
          </table:table-cell>
          <table:table-cell office:value-type="float" office:value="26.2904" calcext:value-type="float">
            <text:p>26.2904</text:p>
          </table:table-cell>
          <table:table-cell office:value-type="float" office:value="29.0379" calcext:value-type="float">
            <text:p>29.0379</text:p>
          </table:table-cell>
          <table:table-cell office:value-type="float" office:value="29.8409" calcext:value-type="float">
            <text:p>29.8409</text:p>
          </table:table-cell>
          <table:table-cell office:value-type="float" office:value="29.962" calcext:value-type="float">
            <text:p>29.96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596" calcext:value-type="float">
            <text:p>19.596</text:p>
          </table:table-cell>
          <table:table-cell office:value-type="float" office:value="21.9868" calcext:value-type="float">
            <text:p>21.9868</text:p>
          </table:table-cell>
          <table:table-cell office:value-type="float" office:value="24.544" calcext:value-type="float">
            <text:p>24.544</text:p>
          </table:table-cell>
          <table:table-cell office:value-type="float" office:value="25.5024" calcext:value-type="float">
            <text:p>25.5024</text:p>
          </table:table-cell>
          <table:table-cell office:value-type="float" office:value="26.1957" calcext:value-type="float">
            <text:p>26.1957</text:p>
          </table:table-cell>
          <table:table-cell office:value-type="float" office:value="30.3262" calcext:value-type="float">
            <text:p>30.3262</text:p>
          </table:table-cell>
          <table:table-cell office:value-type="float" office:value="34.8197" calcext:value-type="float">
            <text:p>34.8197</text:p>
          </table:table-cell>
          <table:table-cell office:value-type="float" office:value="36.1034" calcext:value-type="float">
            <text:p>36.1034</text:p>
          </table:table-cell>
          <table:table-cell office:value-type="float" office:value="36.2962" calcext:value-type="float">
            <text:p>36.296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8847" calcext:value-type="float">
            <text:p>13.8847</text:p>
          </table:table-cell>
          <table:table-cell office:value-type="float" office:value="15.6515" calcext:value-type="float">
            <text:p>15.6515</text:p>
          </table:table-cell>
          <table:table-cell office:value-type="float" office:value="17.5336" calcext:value-type="float">
            <text:p>17.5336</text:p>
          </table:table-cell>
          <table:table-cell office:value-type="float" office:value="18.2374" calcext:value-type="float">
            <text:p>18.2374</text:p>
          </table:table-cell>
          <table:table-cell office:value-type="float" office:value="18.7461" calcext:value-type="float">
            <text:p>18.7461</text:p>
          </table:table-cell>
          <table:table-cell office:value-type="float" office:value="21.7706" calcext:value-type="float">
            <text:p>21.7706</text:p>
          </table:table-cell>
          <table:table-cell office:value-type="float" office:value="25.0523" calcext:value-type="float">
            <text:p>25.0523</text:p>
          </table:table-cell>
          <table:table-cell office:value-type="float" office:value="25.9885" calcext:value-type="float">
            <text:p>25.9885</text:p>
          </table:table-cell>
          <table:table-cell office:value-type="float" office:value="26.1291" calcext:value-type="float">
            <text:p>26.12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.8646" calcext:value-type="float">
            <text:p>30.8646</text:p>
          </table:table-cell>
          <table:table-cell office:value-type="float" office:value="32.893" calcext:value-type="float">
            <text:p>32.893</text:p>
          </table:table-cell>
          <table:table-cell office:value-type="float" office:value="35.1674" calcext:value-type="float">
            <text:p>35.1674</text:p>
          </table:table-cell>
          <table:table-cell office:value-type="float" office:value="36.0436" calcext:value-type="float">
            <text:p>36.0436</text:p>
          </table:table-cell>
          <table:table-cell office:value-type="float" office:value="36.6847" calcext:value-type="float">
            <text:p>36.6847</text:p>
          </table:table-cell>
          <table:table-cell office:value-type="float" office:value="40.6138" calcext:value-type="float">
            <text:p>40.6138</text:p>
          </table:table-cell>
          <table:table-cell office:value-type="float" office:value="45.0588" calcext:value-type="float">
            <text:p>45.0588</text:p>
          </table:table-cell>
          <table:table-cell office:value-type="float" office:value="46.3545" calcext:value-type="float">
            <text:p>46.3545</text:p>
          </table:table-cell>
          <table:table-cell office:value-type="float" office:value="46.5499" calcext:value-type="float">
            <text:p>46.549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9984" calcext:value-type="float">
            <text:p>12.9984</text:p>
          </table:table-cell>
          <table:table-cell office:value-type="float" office:value="14.6177" calcext:value-type="float">
            <text:p>14.6177</text:p>
          </table:table-cell>
          <table:table-cell office:value-type="float" office:value="16.3531" calcext:value-type="float">
            <text:p>16.3531</text:p>
          </table:table-cell>
          <table:table-cell office:value-type="float" office:value="17.0046" calcext:value-type="float">
            <text:p>17.0046</text:p>
          </table:table-cell>
          <table:table-cell office:value-type="float" office:value="17.4764" calcext:value-type="float">
            <text:p>17.4764</text:p>
          </table:table-cell>
          <table:table-cell office:value-type="float" office:value="20.2958" calcext:value-type="float">
            <text:p>20.2958</text:p>
          </table:table-cell>
          <table:table-cell office:value-type="float" office:value="23.3833" calcext:value-type="float">
            <text:p>23.3833</text:p>
          </table:table-cell>
          <table:table-cell office:value-type="float" office:value="24.2698" calcext:value-type="float">
            <text:p>24.2698</text:p>
          </table:table-cell>
          <table:table-cell office:value-type="float" office:value="24.4031" calcext:value-type="float">
            <text:p>24.4031</text:p>
          </table:table-cell>
          <table:table-cell table:style-name="ce1" office:value-type="float" office:value="7.46298" calcext:value-type="float">
            <text:p>7.462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.5437" calcext:value-type="float">
            <text:p>16.5437</text:p>
          </table:table-cell>
          <table:table-cell office:value-type="float" office:value="23.7578" calcext:value-type="float">
            <text:p>23.7578</text:p>
          </table:table-cell>
          <table:table-cell office:value-type="float" office:value="30.6146" calcext:value-type="float">
            <text:p>30.6146</text:p>
          </table:table-cell>
          <table:table-cell office:value-type="float" office:value="33.0937" calcext:value-type="float">
            <text:p>33.0937</text:p>
          </table:table-cell>
          <table:table-cell office:value-type="float" office:value="34.8725" calcext:value-type="float">
            <text:p>34.8725</text:p>
          </table:table-cell>
          <table:table-cell office:value-type="float" office:value="45.4272" calcext:value-type="float">
            <text:p>45.4272</text:p>
          </table:table-cell>
          <table:table-cell office:value-type="float" office:value="57.2154" calcext:value-type="float">
            <text:p>57.2154</text:p>
          </table:table-cell>
          <table:table-cell office:value-type="float" office:value="60.6902" calcext:value-type="float">
            <text:p>60.6902</text:p>
          </table:table-cell>
          <table:table-cell office:value-type="float" office:value="61.2168" calcext:value-type="float">
            <text:p>61.216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.2424" calcext:value-type="float">
            <text:p>18.2424</text:p>
          </table:table-cell>
          <table:table-cell office:value-type="float" office:value="18.5654" calcext:value-type="float">
            <text:p>18.5654</text:p>
          </table:table-cell>
          <table:table-cell office:value-type="float" office:value="18.9556" calcext:value-type="float">
            <text:p>18.9556</text:p>
          </table:table-cell>
          <table:table-cell office:value-type="float" office:value="19.114" calcext:value-type="float">
            <text:p>19.114</text:p>
          </table:table-cell>
          <table:table-cell office:value-type="float" office:value="19.2327" calcext:value-type="float">
            <text:p>19.2327</text:p>
          </table:table-cell>
          <table:table-cell office:value-type="float" office:value="20.0137" calcext:value-type="float">
            <text:p>20.0137</text:p>
          </table:table-cell>
          <table:table-cell office:value-type="float" office:value="21.01" calcext:value-type="float">
            <text:p>21.01</text:p>
          </table:table-cell>
          <table:table-cell office:value-type="float" office:value="21.3233" calcext:value-type="float">
            <text:p>21.3233</text:p>
          </table:table-cell>
          <table:table-cell office:value-type="float" office:value="21.3715" calcext:value-type="float">
            <text:p>21.371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4115" calcext:value-type="float">
            <text:p>14.4115</text:p>
          </table:table-cell>
          <table:table-cell office:value-type="float" office:value="16.2658" calcext:value-type="float">
            <text:p>16.2658</text:p>
          </table:table-cell>
          <table:table-cell office:value-type="float" office:value="18.2397" calcext:value-type="float">
            <text:p>18.2397</text:p>
          </table:table-cell>
          <table:table-cell office:value-type="float" office:value="18.9776" calcext:value-type="float">
            <text:p>18.9776</text:p>
          </table:table-cell>
          <table:table-cell office:value-type="float" office:value="19.5109" calcext:value-type="float">
            <text:p>19.5109</text:p>
          </table:table-cell>
          <table:table-cell office:value-type="float" office:value="22.6812" calcext:value-type="float">
            <text:p>22.6812</text:p>
          </table:table-cell>
          <table:table-cell office:value-type="float" office:value="26.1212" calcext:value-type="float">
            <text:p>26.1212</text:p>
          </table:table-cell>
          <table:table-cell office:value-type="float" office:value="27.1029" calcext:value-type="float">
            <text:p>27.1029</text:p>
          </table:table-cell>
          <table:table-cell office:value-type="float" office:value="27.2502" calcext:value-type="float">
            <text:p>27.250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2798" calcext:value-type="float">
            <text:p>17.2798</text:p>
          </table:table-cell>
          <table:table-cell office:value-type="float" office:value="18.9686" calcext:value-type="float">
            <text:p>18.9686</text:p>
          </table:table-cell>
          <table:table-cell office:value-type="float" office:value="21.3327" calcext:value-type="float">
            <text:p>21.3327</text:p>
          </table:table-cell>
          <table:table-cell office:value-type="float" office:value="22.3668" calcext:value-type="float">
            <text:p>22.3668</text:p>
          </table:table-cell>
          <table:table-cell office:value-type="float" office:value="23.1643" calcext:value-type="float">
            <text:p>23.1643</text:p>
          </table:table-cell>
          <table:table-cell office:value-type="float" office:value="28.7464" calcext:value-type="float">
            <text:p>28.7464</text:p>
          </table:table-cell>
          <table:table-cell office:value-type="float" office:value="36.3338" calcext:value-type="float">
            <text:p>36.3338</text:p>
          </table:table-cell>
          <table:table-cell office:value-type="float" office:value="38.7725" calcext:value-type="float">
            <text:p>38.7725</text:p>
          </table:table-cell>
          <table:table-cell office:value-type="float" office:value="39.1488" calcext:value-type="float">
            <text:p>39.148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.0772" calcext:value-type="float">
            <text:p>22.0772</text:p>
          </table:table-cell>
          <table:table-cell office:value-type="float" office:value="28.1066" calcext:value-type="float">
            <text:p>28.1066</text:p>
          </table:table-cell>
          <table:table-cell office:value-type="float" office:value="33.9432" calcext:value-type="float">
            <text:p>33.9432</text:p>
          </table:table-cell>
          <table:table-cell office:value-type="float" office:value="36.0295" calcext:value-type="float">
            <text:p>36.0295</text:p>
          </table:table-cell>
          <table:table-cell office:value-type="float" office:value="37.5129" calcext:value-type="float">
            <text:p>37.5129</text:p>
          </table:table-cell>
          <table:table-cell office:value-type="float" office:value="46.0195" calcext:value-type="float">
            <text:p>46.0195</text:p>
          </table:table-cell>
          <table:table-cell office:value-type="float" office:value="54.8523" calcext:value-type="float">
            <text:p>54.8523</text:p>
          </table:table-cell>
          <table:table-cell office:value-type="float" office:value="57.3225" calcext:value-type="float">
            <text:p>57.3225</text:p>
          </table:table-cell>
          <table:table-cell office:value-type="float" office:value="57.6918" calcext:value-type="float">
            <text:p>57.69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4827" calcext:value-type="float">
            <text:p>17.4827</text:p>
          </table:table-cell>
          <table:table-cell office:value-type="float" office:value="20.2552" calcext:value-type="float">
            <text:p>20.2552</text:p>
          </table:table-cell>
          <table:table-cell office:value-type="float" office:value="23.4077" calcext:value-type="float">
            <text:p>23.4077</text:p>
          </table:table-cell>
          <table:table-cell office:value-type="float" office:value="24.642" calcext:value-type="float">
            <text:p>24.642</text:p>
          </table:table-cell>
          <table:table-cell office:value-type="float" office:value="25.5537" calcext:value-type="float">
            <text:p>25.5537</text:p>
          </table:table-cell>
          <table:table-cell office:value-type="float" office:value="31.3221" calcext:value-type="float">
            <text:p>31.3221</text:p>
          </table:table-cell>
          <table:table-cell office:value-type="float" office:value="38.2892" calcext:value-type="float">
            <text:p>38.2892</text:p>
          </table:table-cell>
          <table:table-cell office:value-type="float" office:value="40.4177" calcext:value-type="float">
            <text:p>40.4177</text:p>
          </table:table-cell>
          <table:table-cell office:value-type="float" office:value="40.7428" calcext:value-type="float">
            <text:p>40.74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916" calcext:value-type="float">
            <text:p>16.916</text:p>
          </table:table-cell>
          <table:table-cell office:value-type="float" office:value="19.0539" calcext:value-type="float">
            <text:p>19.0539</text:p>
          </table:table-cell>
          <table:table-cell office:value-type="float" office:value="21.3671" calcext:value-type="float">
            <text:p>21.3671</text:p>
          </table:table-cell>
          <table:table-cell office:value-type="float" office:value="22.2417" calcext:value-type="float">
            <text:p>22.2417</text:p>
          </table:table-cell>
          <table:table-cell office:value-type="float" office:value="22.8772" calcext:value-type="float">
            <text:p>22.8772</text:p>
          </table:table-cell>
          <table:table-cell office:value-type="float" office:value="26.7142" calcext:value-type="float">
            <text:p>26.7142</text:p>
          </table:table-cell>
          <table:table-cell office:value-type="float" office:value="30.9984" calcext:value-type="float">
            <text:p>30.9984</text:p>
          </table:table-cell>
          <table:table-cell office:value-type="float" office:value="32.2453" calcext:value-type="float">
            <text:p>32.2453</text:p>
          </table:table-cell>
          <table:table-cell office:value-type="float" office:value="32.4335" calcext:value-type="float">
            <text:p>32.433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.3266" calcext:value-type="float">
            <text:p>17.3266</text:p>
          </table:table-cell>
          <table:table-cell office:value-type="float" office:value="20.3886" calcext:value-type="float">
            <text:p>20.3886</text:p>
          </table:table-cell>
          <table:table-cell office:value-type="float" office:value="23.5354" calcext:value-type="float">
            <text:p>23.5354</text:p>
          </table:table-cell>
          <table:table-cell office:value-type="float" office:value="24.6907" calcext:value-type="float">
            <text:p>24.6907</text:p>
          </table:table-cell>
          <table:table-cell office:value-type="float" office:value="25.5199" calcext:value-type="float">
            <text:p>25.5199</text:p>
          </table:table-cell>
          <table:table-cell office:value-type="float" office:value="30.372" calcext:value-type="float">
            <text:p>30.372</text:p>
          </table:table-cell>
          <table:table-cell office:value-type="float" office:value="35.5317" calcext:value-type="float">
            <text:p>35.5317</text:p>
          </table:table-cell>
          <table:table-cell office:value-type="float" office:value="36.99" calcext:value-type="float">
            <text:p>36.99</text:p>
          </table:table-cell>
          <table:table-cell office:value-type="float" office:value="37.2085" calcext:value-type="float">
            <text:p>37.208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7224" calcext:value-type="float">
            <text:p>15.7224</text:p>
          </table:table-cell>
          <table:table-cell office:value-type="float" office:value="21.5625" calcext:value-type="float">
            <text:p>21.5625</text:p>
          </table:table-cell>
          <table:table-cell office:value-type="float" office:value="26.9425" calcext:value-type="float">
            <text:p>26.9425</text:p>
          </table:table-cell>
          <table:table-cell office:value-type="float" office:value="28.8304" calcext:value-type="float">
            <text:p>28.8304</text:p>
          </table:table-cell>
          <table:table-cell office:value-type="float" office:value="30.1648" calcext:value-type="float">
            <text:p>30.1648</text:p>
          </table:table-cell>
          <table:table-cell office:value-type="float" office:value="37.7288" calcext:value-type="float">
            <text:p>37.7288</text:p>
          </table:table-cell>
          <table:table-cell office:value-type="float" office:value="45.4903" calcext:value-type="float">
            <text:p>45.4903</text:p>
          </table:table-cell>
          <table:table-cell office:value-type="float" office:value="47.6518" calcext:value-type="float">
            <text:p>47.6518</text:p>
          </table:table-cell>
          <table:table-cell office:value-type="float" office:value="47.9747" calcext:value-type="float">
            <text:p>47.974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.939" calcext:value-type="float">
            <text:p>23.939</text:p>
          </table:table-cell>
          <table:table-cell office:value-type="float" office:value="28.2353" calcext:value-type="float">
            <text:p>28.2353</text:p>
          </table:table-cell>
          <table:table-cell office:value-type="float" office:value="32.6423" calcext:value-type="float">
            <text:p>32.6423</text:p>
          </table:table-cell>
          <table:table-cell office:value-type="float" office:value="34.2588" calcext:value-type="float">
            <text:p>34.2588</text:p>
          </table:table-cell>
          <table:table-cell office:value-type="float" office:value="35.4187" calcext:value-type="float">
            <text:p>35.4187</text:p>
          </table:table-cell>
          <table:table-cell office:value-type="float" office:value="42.2004" calcext:value-type="float">
            <text:p>42.2004</text:p>
          </table:table-cell>
          <table:table-cell office:value-type="float" office:value="49.4057" calcext:value-type="float">
            <text:p>49.4057</text:p>
          </table:table-cell>
          <table:table-cell office:value-type="float" office:value="51.4412" calcext:value-type="float">
            <text:p>51.4412</text:p>
          </table:table-cell>
          <table:table-cell office:value-type="float" office:value="51.7461" calcext:value-type="float">
            <text:p>51.74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.3876" calcext:value-type="float">
            <text:p>25.3876</text:p>
          </table:table-cell>
          <table:table-cell office:value-type="float" office:value="35.3258" calcext:value-type="float">
            <text:p>35.3258</text:p>
          </table:table-cell>
          <table:table-cell office:value-type="float" office:value="46.1314" calcext:value-type="float">
            <text:p>46.1314</text:p>
          </table:table-cell>
          <table:table-cell office:value-type="float" office:value="50.3149" calcext:value-type="float">
            <text:p>50.3149</text:p>
          </table:table-cell>
          <table:table-cell office:value-type="float" office:value="53.3984" calcext:value-type="float">
            <text:p>53.3984</text:p>
          </table:table-cell>
          <table:table-cell office:value-type="float" office:value="72.9152" calcext:value-type="float">
            <text:p>72.9152</text:p>
          </table:table-cell>
          <table:table-cell office:value-type="float" office:value="96.6662" calcext:value-type="float">
            <text:p>96.6662</text:p>
          </table:table-cell>
          <table:table-cell office:value-type="float" office:value="103.968" calcext:value-type="float">
            <text:p>103.968</text:p>
          </table:table-cell>
          <table:table-cell office:value-type="float" office:value="105.085" calcext:value-type="float">
            <text:p>105.08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.2187" calcext:value-type="float">
            <text:p>18.2187</text:p>
          </table:table-cell>
          <table:table-cell office:value-type="float" office:value="22.7097" calcext:value-type="float">
            <text:p>22.7097</text:p>
          </table:table-cell>
          <table:table-cell office:value-type="float" office:value="27.466" calcext:value-type="float">
            <text:p>27.466</text:p>
          </table:table-cell>
          <table:table-cell office:value-type="float" office:value="29.263" calcext:value-type="float">
            <text:p>29.263</text:p>
          </table:table-cell>
          <table:table-cell office:value-type="float" office:value="30.5722" calcext:value-type="float">
            <text:p>30.5722</text:p>
          </table:table-cell>
          <table:table-cell office:value-type="float" office:value="38.6007" calcext:value-type="float">
            <text:p>38.6007</text:p>
          </table:table-cell>
          <table:table-cell office:value-type="float" office:value="47.9258" calcext:value-type="float">
            <text:p>47.9258</text:p>
          </table:table-cell>
          <table:table-cell office:value-type="float" office:value="50.7237" calcext:value-type="float">
            <text:p>50.7237</text:p>
          </table:table-cell>
          <table:table-cell office:value-type="float" office:value="51.1493" calcext:value-type="float">
            <text:p>51.149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.2917" calcext:value-type="float">
            <text:p>16.2917</text:p>
          </table:table-cell>
          <table:table-cell office:value-type="float" office:value="23.9095" calcext:value-type="float">
            <text:p>23.9095</text:p>
          </table:table-cell>
          <table:table-cell office:value-type="float" office:value="31.5147" calcext:value-type="float">
            <text:p>31.5147</text:p>
          </table:table-cell>
          <table:table-cell office:value-type="float" office:value="34.3514" calcext:value-type="float">
            <text:p>34.3514</text:p>
          </table:table-cell>
          <table:table-cell office:value-type="float" office:value="36.4143" calcext:value-type="float">
            <text:p>36.4143</text:p>
          </table:table-cell>
          <table:table-cell office:value-type="float" office:value="49.0902" calcext:value-type="float">
            <text:p>49.0902</text:p>
          </table:table-cell>
          <table:table-cell office:value-type="float" office:value="63.9898" calcext:value-type="float">
            <text:p>63.9898</text:p>
          </table:table-cell>
          <table:table-cell office:value-type="float" office:value="68.5025" calcext:value-type="float">
            <text:p>68.5025</text:p>
          </table:table-cell>
          <table:table-cell office:value-type="float" office:value="69.1906" calcext:value-type="float">
            <text:p>69.190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.6585" calcext:value-type="float">
            <text:p>17.6585</text:p>
          </table:table-cell>
          <table:table-cell office:value-type="float" office:value="20.9976" calcext:value-type="float">
            <text:p>20.9976</text:p>
          </table:table-cell>
          <table:table-cell office:value-type="float" office:value="24.5279" calcext:value-type="float">
            <text:p>24.5279</text:p>
          </table:table-cell>
          <table:table-cell office:value-type="float" office:value="25.8519" calcext:value-type="float">
            <text:p>25.8519</text:p>
          </table:table-cell>
          <table:table-cell office:value-type="float" office:value="26.8122" calcext:value-type="float">
            <text:p>26.8122</text:p>
          </table:table-cell>
          <table:table-cell office:value-type="float" office:value="32.6087" calcext:value-type="float">
            <text:p>32.6087</text:p>
          </table:table-cell>
          <table:table-cell office:value-type="float" office:value="39.1423" calcext:value-type="float">
            <text:p>39.1423</text:p>
          </table:table-cell>
          <table:table-cell office:value-type="float" office:value="41.0645" calcext:value-type="float">
            <text:p>41.0645</text:p>
          </table:table-cell>
          <table:table-cell office:value-type="float" office:value="41.3555" calcext:value-type="float">
            <text:p>41.355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.4332" calcext:value-type="float">
            <text:p>16.4332</text:p>
          </table:table-cell>
          <table:table-cell office:value-type="float" office:value="19.8319" calcext:value-type="float">
            <text:p>19.8319</text:p>
          </table:table-cell>
          <table:table-cell office:value-type="float" office:value="24.0298" calcext:value-type="float">
            <text:p>24.0298</text:p>
          </table:table-cell>
          <table:table-cell office:value-type="float" office:value="25.7474" calcext:value-type="float">
            <text:p>25.7474</text:p>
          </table:table-cell>
          <table:table-cell office:value-type="float" office:value="27.0379" calcext:value-type="float">
            <text:p>27.0379</text:p>
          </table:table-cell>
          <table:table-cell office:value-type="float" office:value="35.5431" calcext:value-type="float">
            <text:p>35.5431</text:p>
          </table:table-cell>
          <table:table-cell office:value-type="float" office:value="46.3429" calcext:value-type="float">
            <text:p>46.3429</text:p>
          </table:table-cell>
          <table:table-cell office:value-type="float" office:value="49.7184" calcext:value-type="float">
            <text:p>49.7184</text:p>
          </table:table-cell>
          <table:table-cell office:value-type="float" office:value="50.2363" calcext:value-type="float">
            <text:p>50.236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7684" calcext:value-type="float">
            <text:p>15.7684</text:p>
          </table:table-cell>
          <table:table-cell office:value-type="float" office:value="18.4623" calcext:value-type="float">
            <text:p>18.4623</text:p>
          </table:table-cell>
          <table:table-cell office:value-type="float" office:value="21.3102" calcext:value-type="float">
            <text:p>21.3102</text:p>
          </table:table-cell>
          <table:table-cell office:value-type="float" office:value="22.3758" calcext:value-type="float">
            <text:p>22.3758</text:p>
          </table:table-cell>
          <table:table-cell office:value-type="float" office:value="23.1473" calcext:value-type="float">
            <text:p>23.1473</text:p>
          </table:table-cell>
          <table:table-cell office:value-type="float" office:value="27.7772" calcext:value-type="float">
            <text:p>27.7772</text:p>
          </table:table-cell>
          <table:table-cell office:value-type="float" office:value="32.9298" calcext:value-type="float">
            <text:p>32.9298</text:p>
          </table:table-cell>
          <table:table-cell office:value-type="float" office:value="34.4319" calcext:value-type="float">
            <text:p>34.4319</text:p>
          </table:table-cell>
          <table:table-cell office:value-type="float" office:value="34.6587" calcext:value-type="float">
            <text:p>34.658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192" calcext:value-type="float">
            <text:p>22.192</text:p>
          </table:table-cell>
          <table:table-cell office:value-type="float" office:value="31.3824" calcext:value-type="float">
            <text:p>31.3824</text:p>
          </table:table-cell>
          <table:table-cell office:value-type="float" office:value="39.9252" calcext:value-type="float">
            <text:p>39.9252</text:p>
          </table:table-cell>
          <table:table-cell office:value-type="float" office:value="42.9614" calcext:value-type="float">
            <text:p>42.9614</text:p>
          </table:table-cell>
          <table:table-cell office:value-type="float" office:value="45.1226" calcext:value-type="float">
            <text:p>45.1226</text:p>
          </table:table-cell>
          <table:table-cell office:value-type="float" office:value="57.6543" calcext:value-type="float">
            <text:p>57.6543</text:p>
          </table:table-cell>
          <table:table-cell office:value-type="float" office:value="71.1103" calcext:value-type="float">
            <text:p>71.1103</text:p>
          </table:table-cell>
          <table:table-cell office:value-type="float" office:value="74.9815" calcext:value-type="float">
            <text:p>74.9815</text:p>
          </table:table-cell>
          <table:table-cell office:value-type="float" office:value="75.5648" calcext:value-type="float">
            <text:p>75.564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.0445" calcext:value-type="float">
            <text:p>18.0445</text:p>
          </table:table-cell>
          <table:table-cell office:value-type="float" office:value="22.5187" calcext:value-type="float">
            <text:p>22.5187</text:p>
          </table:table-cell>
          <table:table-cell office:value-type="float" office:value="27.2966" calcext:value-type="float">
            <text:p>27.2966</text:p>
          </table:table-cell>
          <table:table-cell office:value-type="float" office:value="29.111" calcext:value-type="float">
            <text:p>29.111</text:p>
          </table:table-cell>
          <table:table-cell office:value-type="float" office:value="30.4358" calcext:value-type="float">
            <text:p>30.4358</text:p>
          </table:table-cell>
          <table:table-cell office:value-type="float" office:value="38.6067" calcext:value-type="float">
            <text:p>38.6067</text:p>
          </table:table-cell>
          <table:table-cell office:value-type="float" office:value="48.1777" calcext:value-type="float">
            <text:p>48.1777</text:p>
          </table:table-cell>
          <table:table-cell office:value-type="float" office:value="51.0624" calcext:value-type="float">
            <text:p>51.0624</text:p>
          </table:table-cell>
          <table:table-cell office:value-type="float" office:value="51.5017" calcext:value-type="float">
            <text:p>51.501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.6778" calcext:value-type="float">
            <text:p>14.6778</text:p>
          </table:table-cell>
          <table:table-cell office:value-type="float" office:value="18.6239" calcext:value-type="float">
            <text:p>18.6239</text:p>
          </table:table-cell>
          <table:table-cell office:value-type="float" office:value="23.0331" calcext:value-type="float">
            <text:p>23.0331</text:p>
          </table:table-cell>
          <table:table-cell office:value-type="float" office:value="24.7526" calcext:value-type="float">
            <text:p>24.7526</text:p>
          </table:table-cell>
          <table:table-cell office:value-type="float" office:value="26.022" calcext:value-type="float">
            <text:p>26.022</text:p>
          </table:table-cell>
          <table:table-cell office:value-type="float" office:value="34.0706" calcext:value-type="float">
            <text:p>34.0706</text:p>
          </table:table-cell>
          <table:table-cell office:value-type="float" office:value="43.8596" calcext:value-type="float">
            <text:p>43.8596</text:p>
          </table:table-cell>
          <table:table-cell office:value-type="float" office:value="46.8656" calcext:value-type="float">
            <text:p>46.8656</text:p>
          </table:table-cell>
          <table:table-cell office:value-type="float" office:value="47.3253" calcext:value-type="float">
            <text:p>47.325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9707" calcext:value-type="float">
            <text:p>14.9707</text:p>
          </table:table-cell>
          <table:table-cell office:value-type="float" office:value="18.872" calcext:value-type="float">
            <text:p>18.872</text:p>
          </table:table-cell>
          <table:table-cell office:value-type="float" office:value="22.6755" calcext:value-type="float">
            <text:p>22.6755</text:p>
          </table:table-cell>
          <table:table-cell office:value-type="float" office:value="24.0391" calcext:value-type="float">
            <text:p>24.0391</text:p>
          </table:table-cell>
          <table:table-cell office:value-type="float" office:value="25.0096" calcext:value-type="float">
            <text:p>25.0096</text:p>
          </table:table-cell>
          <table:table-cell office:value-type="float" office:value="30.5865" calcext:value-type="float">
            <text:p>30.5865</text:p>
          </table:table-cell>
          <table:table-cell office:value-type="float" office:value="36.3911" calcext:value-type="float">
            <text:p>36.3911</text:p>
          </table:table-cell>
          <table:table-cell office:value-type="float" office:value="38.0161" calcext:value-type="float">
            <text:p>38.0161</text:p>
          </table:table-cell>
          <table:table-cell office:value-type="float" office:value="38.2591" calcext:value-type="float">
            <text:p>38.259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.0711" calcext:value-type="float">
            <text:p>17.0711</text:p>
          </table:table-cell>
          <table:table-cell office:value-type="float" office:value="19.5346" calcext:value-type="float">
            <text:p>19.5346</text:p>
          </table:table-cell>
          <table:table-cell office:value-type="float" office:value="22.9351" calcext:value-type="float">
            <text:p>22.9351</text:p>
          </table:table-cell>
          <table:table-cell office:value-type="float" office:value="24.4023" calcext:value-type="float">
            <text:p>24.4023</text:p>
          </table:table-cell>
          <table:table-cell office:value-type="float" office:value="25.5264" calcext:value-type="float">
            <text:p>25.5264</text:p>
          </table:table-cell>
          <table:table-cell office:value-type="float" office:value="33.2476" calcext:value-type="float">
            <text:p>33.2476</text:p>
          </table:table-cell>
          <table:table-cell office:value-type="float" office:value="43.4821" calcext:value-type="float">
            <text:p>43.4821</text:p>
          </table:table-cell>
          <table:table-cell office:value-type="float" office:value="46.7329" calcext:value-type="float">
            <text:p>46.7329</text:p>
          </table:table-cell>
          <table:table-cell office:value-type="float" office:value="47.2332" calcext:value-type="float">
            <text:p>47.233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.2214" calcext:value-type="float">
            <text:p>23.2214</text:p>
          </table:table-cell>
          <table:table-cell office:value-type="float" office:value="33.4652" calcext:value-type="float">
            <text:p>33.4652</text:p>
          </table:table-cell>
          <table:table-cell office:value-type="float" office:value="43.2688" calcext:value-type="float">
            <text:p>43.2688</text:p>
          </table:table-cell>
          <table:table-cell office:value-type="float" office:value="46.8302" calcext:value-type="float">
            <text:p>46.8302</text:p>
          </table:table-cell>
          <table:table-cell office:value-type="float" office:value="49.391" calcext:value-type="float">
            <text:p>49.391</text:p>
          </table:table-cell>
          <table:table-cell office:value-type="float" office:value="64.6756" calcext:value-type="float">
            <text:p>64.6756</text:p>
          </table:table-cell>
          <table:table-cell office:value-type="float" office:value="81.9046" calcext:value-type="float">
            <text:p>81.9046</text:p>
          </table:table-cell>
          <table:table-cell office:value-type="float" office:value="87.0101" calcext:value-type="float">
            <text:p>87.0101</text:p>
          </table:table-cell>
          <table:table-cell office:value-type="float" office:value="87.7848" calcext:value-type="float">
            <text:p>87.784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824" calcext:value-type="float">
            <text:p>16.824</text:p>
          </table:table-cell>
          <table:table-cell office:value-type="float" office:value="22.0325" calcext:value-type="float">
            <text:p>22.0325</text:p>
          </table:table-cell>
          <table:table-cell office:value-type="float" office:value="27.8975" calcext:value-type="float">
            <text:p>27.8975</text:p>
          </table:table-cell>
          <table:table-cell office:value-type="float" office:value="30.1977" calcext:value-type="float">
            <text:p>30.1977</text:p>
          </table:table-cell>
          <table:table-cell office:value-type="float" office:value="31.9001" calcext:value-type="float">
            <text:p>31.9001</text:p>
          </table:table-cell>
          <table:table-cell office:value-type="float" office:value="42.7621" calcext:value-type="float">
            <text:p>42.7621</text:p>
          </table:table-cell>
          <table:table-cell office:value-type="float" office:value="56.0839" calcext:value-type="float">
            <text:p>56.0839</text:p>
          </table:table-cell>
          <table:table-cell office:value-type="float" office:value="60.1911" calcext:value-type="float">
            <text:p>60.1911</text:p>
          </table:table-cell>
          <table:table-cell office:value-type="float" office:value="60.8196" calcext:value-type="float">
            <text:p>60.819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.3445" calcext:value-type="float">
            <text:p>22.3445</text:p>
          </table:table-cell>
          <table:table-cell office:value-type="float" office:value="29.6321" calcext:value-type="float">
            <text:p>29.6321</text:p>
          </table:table-cell>
          <table:table-cell office:value-type="float" office:value="36.5772" calcext:value-type="float">
            <text:p>36.5772</text:p>
          </table:table-cell>
          <table:table-cell office:value-type="float" office:value="39.0543" calcext:value-type="float">
            <text:p>39.0543</text:p>
          </table:table-cell>
          <table:table-cell office:value-type="float" office:value="40.8165" calcext:value-type="float">
            <text:p>40.8165</text:p>
          </table:table-cell>
          <table:table-cell office:value-type="float" office:value="50.9746" calcext:value-type="float">
            <text:p>50.9746</text:p>
          </table:table-cell>
          <table:table-cell office:value-type="float" office:value="61.6918" calcext:value-type="float">
            <text:p>61.6918</text:p>
          </table:table-cell>
          <table:table-cell office:value-type="float" office:value="64.731" calcext:value-type="float">
            <text:p>64.731</text:p>
          </table:table-cell>
          <table:table-cell office:value-type="float" office:value="65.1871" calcext:value-type="float">
            <text:p>65.187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.2483" calcext:value-type="float">
            <text:p>52.2483</text:p>
          </table:table-cell>
          <table:table-cell office:value-type="float" office:value="55.3493" calcext:value-type="float">
            <text:p>55.3493</text:p>
          </table:table-cell>
          <table:table-cell office:value-type="float" office:value="59.2774" calcext:value-type="float">
            <text:p>59.2774</text:p>
          </table:table-cell>
          <table:table-cell office:value-type="float" office:value="60.918" calcext:value-type="float">
            <text:p>60.918</text:p>
          </table:table-cell>
          <table:table-cell office:value-type="float" office:value="62.163" calcext:value-type="float">
            <text:p>62.163</text:p>
          </table:table-cell>
          <table:table-cell office:value-type="float" office:value="70.6082" calcext:value-type="float">
            <text:p>70.6082</text:p>
          </table:table-cell>
          <table:table-cell office:value-type="float" office:value="81.8121" calcext:value-type="float">
            <text:p>81.8121</text:p>
          </table:table-cell>
          <table:table-cell office:value-type="float" office:value="85.3976" calcext:value-type="float">
            <text:p>85.3976</text:p>
          </table:table-cell>
          <table:table-cell office:value-type="float" office:value="85.9507" calcext:value-type="float">
            <text:p>85.950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7918" calcext:value-type="float">
            <text:p>14.7918</text:p>
          </table:table-cell>
          <table:table-cell office:value-type="float" office:value="18.7471" calcext:value-type="float">
            <text:p>18.7471</text:p>
          </table:table-cell>
          <table:table-cell office:value-type="float" office:value="23.3947" calcext:value-type="float">
            <text:p>23.3947</text:p>
          </table:table-cell>
          <table:table-cell office:value-type="float" office:value="25.2524" calcext:value-type="float">
            <text:p>25.2524</text:p>
          </table:table-cell>
          <table:table-cell office:value-type="float" office:value="26.6366" calcext:value-type="float">
            <text:p>26.6366</text:p>
          </table:table-cell>
          <table:table-cell office:value-type="float" office:value="35.5953" calcext:value-type="float">
            <text:p>35.5953</text:p>
          </table:table-cell>
          <table:table-cell office:value-type="float" office:value="46.7535" calcext:value-type="float">
            <text:p>46.7535</text:p>
          </table:table-cell>
          <table:table-cell office:value-type="float" office:value="50.2146" calcext:value-type="float">
            <text:p>50.2146</text:p>
          </table:table-cell>
          <table:table-cell office:value-type="float" office:value="50.7449" calcext:value-type="float">
            <text:p>50.74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3593" calcext:value-type="float">
            <text:p>14.3593</text:p>
          </table:table-cell>
          <table:table-cell office:value-type="float" office:value="16.842" calcext:value-type="float">
            <text:p>16.842</text:p>
          </table:table-cell>
          <table:table-cell office:value-type="float" office:value="19.4002" calcext:value-type="float">
            <text:p>19.4002</text:p>
          </table:table-cell>
          <table:table-cell office:value-type="float" office:value="20.3406" calcext:value-type="float">
            <text:p>20.3406</text:p>
          </table:table-cell>
          <table:table-cell office:value-type="float" office:value="21.0159" calcext:value-type="float">
            <text:p>21.0159</text:p>
          </table:table-cell>
          <table:table-cell office:value-type="float" office:value="24.9716" calcext:value-type="float">
            <text:p>24.9716</text:p>
          </table:table-cell>
          <table:table-cell office:value-type="float" office:value="29.1835" calcext:value-type="float">
            <text:p>29.1835</text:p>
          </table:table-cell>
          <table:table-cell office:value-type="float" office:value="30.3745" calcext:value-type="float">
            <text:p>30.3745</text:p>
          </table:table-cell>
          <table:table-cell office:value-type="float" office:value="30.553" calcext:value-type="float">
            <text:p>30.55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5581" calcext:value-type="float">
            <text:p>27.5581</text:p>
          </table:table-cell>
          <table:table-cell office:value-type="float" office:value="29.0325" calcext:value-type="float">
            <text:p>29.0325</text:p>
          </table:table-cell>
          <table:table-cell office:value-type="float" office:value="30.7043" calcext:value-type="float">
            <text:p>30.7043</text:p>
          </table:table-cell>
          <table:table-cell office:value-type="float" office:value="31.353" calcext:value-type="float">
            <text:p>31.353</text:p>
          </table:table-cell>
          <table:table-cell office:value-type="float" office:value="31.8291" calcext:value-type="float">
            <text:p>31.8291</text:p>
          </table:table-cell>
          <table:table-cell office:value-type="float" office:value="34.7712" calcext:value-type="float">
            <text:p>34.7712</text:p>
          </table:table-cell>
          <table:table-cell office:value-type="float" office:value="38.1408" calcext:value-type="float">
            <text:p>38.1408</text:p>
          </table:table-cell>
          <table:table-cell office:value-type="float" office:value="39.1297" calcext:value-type="float">
            <text:p>39.1297</text:p>
          </table:table-cell>
          <table:table-cell office:value-type="float" office:value="39.2791" calcext:value-type="float">
            <text:p>39.279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.2772" calcext:value-type="float">
            <text:p>26.2772</text:p>
          </table:table-cell>
          <table:table-cell office:value-type="float" office:value="29.6753" calcext:value-type="float">
            <text:p>29.6753</text:p>
          </table:table-cell>
          <table:table-cell office:value-type="float" office:value="33.2894" calcext:value-type="float">
            <text:p>33.2894</text:p>
          </table:table-cell>
          <table:table-cell office:value-type="float" office:value="34.6398" calcext:value-type="float">
            <text:p>34.6398</text:p>
          </table:table-cell>
          <table:table-cell office:value-type="float" office:value="35.6155" calcext:value-type="float">
            <text:p>35.6155</text:p>
          </table:table-cell>
          <table:table-cell office:value-type="float" office:value="41.412" calcext:value-type="float">
            <text:p>41.412</text:p>
          </table:table-cell>
          <table:table-cell office:value-type="float" office:value="47.6949" calcext:value-type="float">
            <text:p>47.6949</text:p>
          </table:table-cell>
          <table:table-cell office:value-type="float" office:value="49.4865" calcext:value-type="float">
            <text:p>49.4865</text:p>
          </table:table-cell>
          <table:table-cell office:value-type="float" office:value="49.7555" calcext:value-type="float">
            <text:p>49.755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0074" calcext:value-type="float">
            <text:p>16.0074</text:p>
          </table:table-cell>
          <table:table-cell office:value-type="float" office:value="23.0945" calcext:value-type="float">
            <text:p>23.0945</text:p>
          </table:table-cell>
          <table:table-cell office:value-type="float" office:value="29.9185" calcext:value-type="float">
            <text:p>29.9185</text:p>
          </table:table-cell>
          <table:table-cell office:value-type="float" office:value="32.4068" calcext:value-type="float">
            <text:p>32.4068</text:p>
          </table:table-cell>
          <table:table-cell office:value-type="float" office:value="34.1991" calcext:value-type="float">
            <text:p>34.1991</text:p>
          </table:table-cell>
          <table:table-cell office:value-type="float" office:value="44.943" calcext:value-type="float">
            <text:p>44.943</text:p>
          </table:table-cell>
          <table:table-cell office:value-type="float" office:value="57.1342" calcext:value-type="float">
            <text:p>57.1342</text:p>
          </table:table-cell>
          <table:table-cell office:value-type="float" office:value="60.76" calcext:value-type="float">
            <text:p>60.76</text:p>
          </table:table-cell>
          <table:table-cell office:value-type="float" office:value="61.3106" calcext:value-type="float">
            <text:p>61.310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1331" calcext:value-type="float">
            <text:p>15.1331</text:p>
          </table:table-cell>
          <table:table-cell office:value-type="float" office:value="23.0233" calcext:value-type="float">
            <text:p>23.0233</text:p>
          </table:table-cell>
          <table:table-cell office:value-type="float" office:value="31.612" calcext:value-type="float">
            <text:p>31.612</text:p>
          </table:table-cell>
          <table:table-cell office:value-type="float" office:value="34.9574" calcext:value-type="float">
            <text:p>34.9574</text:p>
          </table:table-cell>
          <table:table-cell office:value-type="float" office:value="37.4304" calcext:value-type="float">
            <text:p>37.4304</text:p>
          </table:table-cell>
          <table:table-cell office:value-type="float" office:value="53.2025" calcext:value-type="float">
            <text:p>53.2025</text:p>
          </table:table-cell>
          <table:table-cell office:value-type="float" office:value="72.5838" calcext:value-type="float">
            <text:p>72.5838</text:p>
          </table:table-cell>
          <table:table-cell office:value-type="float" office:value="78.5686" calcext:value-type="float">
            <text:p>78.5686</text:p>
          </table:table-cell>
          <table:table-cell office:value-type="float" office:value="79.4848" calcext:value-type="float">
            <text:p>79.484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5186" calcext:value-type="float">
            <text:p>13.5186</text:p>
          </table:table-cell>
          <table:table-cell office:value-type="float" office:value="17.1852" calcext:value-type="float">
            <text:p>17.1852</text:p>
          </table:table-cell>
          <table:table-cell office:value-type="float" office:value="22.3133" calcext:value-type="float">
            <text:p>22.3133</text:p>
          </table:table-cell>
          <table:table-cell office:value-type="float" office:value="24.5035" calcext:value-type="float">
            <text:p>24.5035</text:p>
          </table:table-cell>
          <table:table-cell office:value-type="float" office:value="26.1704" calcext:value-type="float">
            <text:p>26.1704</text:p>
          </table:table-cell>
          <table:table-cell office:value-type="float" office:value="37.4046" calcext:value-type="float">
            <text:p>37.4046</text:p>
          </table:table-cell>
          <table:table-cell office:value-type="float" office:value="51.9285" calcext:value-type="float">
            <text:p>51.9285</text:p>
          </table:table-cell>
          <table:table-cell office:value-type="float" office:value="56.4911" calcext:value-type="float">
            <text:p>56.4911</text:p>
          </table:table-cell>
          <table:table-cell office:value-type="float" office:value="57.1918" calcext:value-type="float">
            <text:p>57.191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.0143" calcext:value-type="float">
            <text:p>14.0143</text:p>
          </table:table-cell>
          <table:table-cell office:value-type="float" office:value="17.2654" calcext:value-type="float">
            <text:p>17.2654</text:p>
          </table:table-cell>
          <table:table-cell office:value-type="float" office:value="22.5544" calcext:value-type="float">
            <text:p>22.5544</text:p>
          </table:table-cell>
          <table:table-cell office:value-type="float" office:value="24.9196" calcext:value-type="float">
            <text:p>24.9196</text:p>
          </table:table-cell>
          <table:table-cell office:value-type="float" office:value="26.7427" calcext:value-type="float">
            <text:p>26.7427</text:p>
          </table:table-cell>
          <table:table-cell office:value-type="float" office:value="39.2899" calcext:value-type="float">
            <text:p>39.2899</text:p>
          </table:table-cell>
          <table:table-cell office:value-type="float" office:value="55.7626" calcext:value-type="float">
            <text:p>55.7626</text:p>
          </table:table-cell>
          <table:table-cell office:value-type="float" office:value="60.9585" calcext:value-type="float">
            <text:p>60.9585</text:p>
          </table:table-cell>
          <table:table-cell office:value-type="float" office:value="61.7569" calcext:value-type="float">
            <text:p>61.756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7292" calcext:value-type="float">
            <text:p>15.7292</text:p>
          </table:table-cell>
          <table:table-cell office:value-type="float" office:value="23.4393" calcext:value-type="float">
            <text:p>23.4393</text:p>
          </table:table-cell>
          <table:table-cell office:value-type="float" office:value="31.4101" calcext:value-type="float">
            <text:p>31.4101</text:p>
          </table:table-cell>
          <table:table-cell office:value-type="float" office:value="34.4407" calcext:value-type="float">
            <text:p>34.4407</text:p>
          </table:table-cell>
          <table:table-cell office:value-type="float" office:value="36.6613" calcext:value-type="float">
            <text:p>36.6613</text:p>
          </table:table-cell>
          <table:table-cell office:value-type="float" office:value="50.554" calcext:value-type="float">
            <text:p>50.554</text:p>
          </table:table-cell>
          <table:table-cell office:value-type="float" office:value="67.2603" calcext:value-type="float">
            <text:p>67.2603</text:p>
          </table:table-cell>
          <table:table-cell office:value-type="float" office:value="72.3733" calcext:value-type="float">
            <text:p>72.3733</text:p>
          </table:table-cell>
          <table:table-cell office:value-type="float" office:value="73.1547" calcext:value-type="float">
            <text:p>73.154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.2822" calcext:value-type="float">
            <text:p>14.2822</text:p>
          </table:table-cell>
          <table:table-cell office:value-type="float" office:value="16.5632" calcext:value-type="float">
            <text:p>16.5632</text:p>
          </table:table-cell>
          <table:table-cell office:value-type="float" office:value="18.9658" calcext:value-type="float">
            <text:p>18.9658</text:p>
          </table:table-cell>
          <table:table-cell office:value-type="float" office:value="19.8612" calcext:value-type="float">
            <text:p>19.8612</text:p>
          </table:table-cell>
          <table:table-cell office:value-type="float" office:value="20.508" calcext:value-type="float">
            <text:p>20.508</text:p>
          </table:table-cell>
          <table:table-cell office:value-type="float" office:value="24.3607" calcext:value-type="float">
            <text:p>24.3607</text:p>
          </table:table-cell>
          <table:table-cell office:value-type="float" office:value="28.5834" calcext:value-type="float">
            <text:p>28.5834</text:p>
          </table:table-cell>
          <table:table-cell office:value-type="float" office:value="29.8009" calcext:value-type="float">
            <text:p>29.8009</text:p>
          </table:table-cell>
          <table:table-cell office:value-type="float" office:value="29.9842" calcext:value-type="float">
            <text:p>29.984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.4793" calcext:value-type="float">
            <text:p>39.4793</text:p>
          </table:table-cell>
          <table:table-cell office:value-type="float" office:value="43.5938" calcext:value-type="float">
            <text:p>43.5938</text:p>
          </table:table-cell>
          <table:table-cell office:value-type="float" office:value="48.0575" calcext:value-type="float">
            <text:p>48.0575</text:p>
          </table:table-cell>
          <table:table-cell office:value-type="float" office:value="49.7436" calcext:value-type="float">
            <text:p>49.7436</text:p>
          </table:table-cell>
          <table:table-cell office:value-type="float" office:value="50.9672" calcext:value-type="float">
            <text:p>50.9672</text:p>
          </table:table-cell>
          <table:table-cell office:value-type="float" office:value="58.3123" calcext:value-type="float">
            <text:p>58.3123</text:p>
          </table:table-cell>
          <table:table-cell office:value-type="float" office:value="66.3837" calcext:value-type="float">
            <text:p>66.3837</text:p>
          </table:table-cell>
          <table:table-cell office:value-type="float" office:value="68.7008" calcext:value-type="float">
            <text:p>68.7008</text:p>
          </table:table-cell>
          <table:table-cell office:value-type="float" office:value="69.0492" calcext:value-type="float">
            <text:p>69.049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9106" calcext:value-type="float">
            <text:p>13.9106</text:p>
          </table:table-cell>
          <table:table-cell office:value-type="float" office:value="19.9847" calcext:value-type="float">
            <text:p>19.9847</text:p>
          </table:table-cell>
          <table:table-cell office:value-type="float" office:value="25.7748" calcext:value-type="float">
            <text:p>25.7748</text:p>
          </table:table-cell>
          <table:table-cell office:value-type="float" office:value="27.8719" calcext:value-type="float">
            <text:p>27.8719</text:p>
          </table:table-cell>
          <table:table-cell office:value-type="float" office:value="29.378" calcext:value-type="float">
            <text:p>29.378</text:p>
          </table:table-cell>
          <table:table-cell office:value-type="float" office:value="38.3337" calcext:value-type="float">
            <text:p>38.3337</text:p>
          </table:table-cell>
          <table:table-cell office:value-type="float" office:value="48.37" calcext:value-type="float">
            <text:p>48.37</text:p>
          </table:table-cell>
          <table:table-cell office:value-type="float" office:value="51.3342" calcext:value-type="float">
            <text:p>51.3342</text:p>
          </table:table-cell>
          <table:table-cell office:value-type="float" office:value="51.7837" calcext:value-type="float">
            <text:p>51.783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5033" calcext:value-type="float">
            <text:p>15.5033</text:p>
          </table:table-cell>
          <table:table-cell office:value-type="float" office:value="22.0659" calcext:value-type="float">
            <text:p>22.0659</text:p>
          </table:table-cell>
          <table:table-cell office:value-type="float" office:value="28.1322" calcext:value-type="float">
            <text:p>28.1322</text:p>
          </table:table-cell>
          <table:table-cell office:value-type="float" office:value="30.2831" calcext:value-type="float">
            <text:p>30.2831</text:p>
          </table:table-cell>
          <table:table-cell office:value-type="float" office:value="31.8128" calcext:value-type="float">
            <text:p>31.8128</text:p>
          </table:table-cell>
          <table:table-cell office:value-type="float" office:value="40.6633" calcext:value-type="float">
            <text:p>40.6633</text:p>
          </table:table-cell>
          <table:table-cell office:value-type="float" office:value="50.136" calcext:value-type="float">
            <text:p>50.136</text:p>
          </table:table-cell>
          <table:table-cell office:value-type="float" office:value="52.8562" calcext:value-type="float">
            <text:p>52.8562</text:p>
          </table:table-cell>
          <table:table-cell office:value-type="float" office:value="53.2659" calcext:value-type="float">
            <text:p>53.265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.2496" calcext:value-type="float">
            <text:p>22.2496</text:p>
          </table:table-cell>
          <table:table-cell office:value-type="float" office:value="24.6178" calcext:value-type="float">
            <text:p>24.6178</text:p>
          </table:table-cell>
          <table:table-cell office:value-type="float" office:value="27.1824" calcext:value-type="float">
            <text:p>27.1824</text:p>
          </table:table-cell>
          <table:table-cell office:value-type="float" office:value="28.1502" calcext:value-type="float">
            <text:p>28.1502</text:p>
          </table:table-cell>
          <table:table-cell office:value-type="float" office:value="28.8523" calcext:value-type="float">
            <text:p>28.8523</text:p>
          </table:table-cell>
          <table:table-cell office:value-type="float" office:value="33.0621" calcext:value-type="float">
            <text:p>33.0621</text:p>
          </table:table-cell>
          <table:table-cell office:value-type="float" office:value="37.682" calcext:value-type="float">
            <text:p>37.682</text:p>
          </table:table-cell>
          <table:table-cell office:value-type="float" office:value="39.0074" calcext:value-type="float">
            <text:p>39.0074</text:p>
          </table:table-cell>
          <table:table-cell office:value-type="float" office:value="39.2067" calcext:value-type="float">
            <text:p>39.206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1692" calcext:value-type="float">
            <text:p>15.1692</text:p>
          </table:table-cell>
          <table:table-cell office:value-type="float" office:value="21.6719" calcext:value-type="float">
            <text:p>21.6719</text:p>
          </table:table-cell>
          <table:table-cell office:value-type="float" office:value="27.7509" calcext:value-type="float">
            <text:p>27.7509</text:p>
          </table:table-cell>
          <table:table-cell office:value-type="float" office:value="29.9239" calcext:value-type="float">
            <text:p>29.9239</text:p>
          </table:table-cell>
          <table:table-cell office:value-type="float" office:value="31.4751" calcext:value-type="float">
            <text:p>31.4751</text:p>
          </table:table-cell>
          <table:table-cell office:value-type="float" office:value="40.5486" calcext:value-type="float">
            <text:p>40.5486</text:p>
          </table:table-cell>
          <table:table-cell office:value-type="float" office:value="50.4465" calcext:value-type="float">
            <text:p>50.4465</text:p>
          </table:table-cell>
          <table:table-cell office:value-type="float" office:value="53.3234" calcext:value-type="float">
            <text:p>53.3234</text:p>
          </table:table-cell>
          <table:table-cell office:value-type="float" office:value="53.758" calcext:value-type="float">
            <text:p>53.75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975" calcext:value-type="float">
            <text:p>17.975</text:p>
          </table:table-cell>
          <table:table-cell office:value-type="float" office:value="25.4017" calcext:value-type="float">
            <text:p>25.4017</text:p>
          </table:table-cell>
          <table:table-cell office:value-type="float" office:value="32.1192" calcext:value-type="float">
            <text:p>32.1192</text:p>
          </table:table-cell>
          <table:table-cell office:value-type="float" office:value="34.4623" calcext:value-type="float">
            <text:p>34.4623</text:p>
          </table:table-cell>
          <table:table-cell office:value-type="float" office:value="36.1155" calcext:value-type="float">
            <text:p>36.1155</text:p>
          </table:table-cell>
          <table:table-cell office:value-type="float" office:value="45.4564" calcext:value-type="float">
            <text:p>45.4564</text:p>
          </table:table-cell>
          <table:table-cell office:value-type="float" office:value="55.0141" calcext:value-type="float">
            <text:p>55.0141</text:p>
          </table:table-cell>
          <table:table-cell office:value-type="float" office:value="57.6741" calcext:value-type="float">
            <text:p>57.6741</text:p>
          </table:table-cell>
          <table:table-cell office:value-type="float" office:value="58.0714" calcext:value-type="float">
            <text:p>58.0714</text:p>
          </table:table-cell>
          <table:table-cell/>
        </table:table-row>
        <table:table-row table:style-name="ro1">
          <table:table-cell table:style-name="ce16" office:value-type="string" calcext:value-type="string">
            <text:p>average</text:p>
          </table:table-cell>
          <table:table-cell table:style-name="ce18" table:formula="of:=AVERAGE([.B5:.B68])" office:value-type="float" office:value="19.650840625" calcext:value-type="float">
            <text:p>19.650840625</text:p>
          </table:table-cell>
          <table:table-cell table:style-name="ce18" table:formula="of:=AVERAGE([.C5:.C68])" office:value-type="float" office:value="23.57836875" calcext:value-type="float">
            <text:p>23.57836875</text:p>
          </table:table-cell>
          <table:table-cell table:style-name="ce18" table:formula="of:=AVERAGE([.D5:.D68])" office:value-type="float" office:value="27.729575" calcext:value-type="float">
            <text:p>27.729575</text:p>
          </table:table-cell>
          <table:table-cell table:style-name="ce18" table:formula="of:=AVERAGE([.E5:.E68])" office:value-type="float" office:value="29.30170625" calcext:value-type="float">
            <text:p>29.30170625</text:p>
          </table:table-cell>
          <table:table-cell table:style-name="ce18" table:formula="of:=AVERAGE([.F5:.F68])" office:value-type="float" office:value="30.4480671875" calcext:value-type="float">
            <text:p>30.4480671875</text:p>
          </table:table-cell>
          <table:table-cell table:style-name="ce18" table:formula="of:=AVERAGE([.G5:.G68])" office:value-type="float" office:value="37.47969375" calcext:value-type="float">
            <text:p>37.47969375</text:p>
          </table:table-cell>
          <table:table-cell table:style-name="ce18" table:formula="of:=AVERAGE([.H5:.H68])" office:value-type="float" office:value="45.60495" calcext:value-type="float">
            <text:p>45.60495</text:p>
          </table:table-cell>
          <table:table-cell table:style-name="ce18" table:formula="of:=AVERAGE([.I5:.I68])" office:value-type="float" office:value="48.02736875" calcext:value-type="float">
            <text:p>48.02736875</text:p>
          </table:table-cell>
          <table:table-cell table:style-name="ce18" table:formula="of:=AVERAGE([.J5:.J68])" office:value-type="float" office:value="48.3951765625" calcext:value-type="float">
            <text:p>48.3951765625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5:.B68])" office:value-type="float" office:value="6.49430390152074" calcext:value-type="float">
            <text:p>6.49430390152074</text:p>
          </table:table-cell>
          <table:table-cell table:formula="of:=STDEV([.C5:.C68])" office:value-type="float" office:value="6.75563380570511" calcext:value-type="float">
            <text:p>6.75563380570511</text:p>
          </table:table-cell>
          <table:table-cell table:formula="of:=STDEV([.D5:.D68])" office:value-type="float" office:value="7.69105155167199" calcext:value-type="float">
            <text:p>7.69105155167199</text:p>
          </table:table-cell>
          <table:table-cell table:formula="of:=STDEV([.E5:.E68])" office:value-type="float" office:value="8.16575779109431" calcext:value-type="float">
            <text:p>8.16575779109431</text:p>
          </table:table-cell>
          <table:table-cell table:formula="of:=STDEV([.F5:.F68])" office:value-type="float" office:value="8.54527015303035" calcext:value-type="float">
            <text:p>8.54527015303035</text:p>
          </table:table-cell>
          <table:table-cell table:formula="of:=STDEV([.G5:.G68])" office:value-type="float" office:value="11.3584194841141" calcext:value-type="float">
            <text:p>11.3584194841141</text:p>
          </table:table-cell>
          <table:table-cell table:formula="of:=STDEV([.H5:.H68])" office:value-type="float" office:value="15.370177060004" calcext:value-type="float">
            <text:p>15.370177060004</text:p>
          </table:table-cell>
          <table:table-cell table:formula="of:=STDEV([.I5:.I68])" office:value-type="float" office:value="16.6855363273997" calcext:value-type="float">
            <text:p>16.6855363273997</text:p>
          </table:table-cell>
          <table:table-cell table:formula="of:=STDEV([.J5:.J68])" office:value-type="float" office:value="16.8894051241368" calcext:value-type="float">
            <text:p>16.8894051241368</text:p>
          </table:table-cell>
          <table:table-cell/>
        </table:table-row>
        <table:table-row table:style-name="ro1">
          <table:table-cell office:value-type="string" calcext:value-type="string">
            <text:p>relative std</text:p>
          </table:table-cell>
          <table:table-cell table:style-name="ce19" table:formula="of:=[.B70]/[.B69]" office:value-type="percentage" office:value="0.330484788180442" calcext:value-type="percentage">
            <text:p>33.05%</text:p>
          </table:table-cell>
          <table:table-cell table:style-name="ce19" table:formula="of:=[.C70]/[.C69]" office:value-type="percentage" office:value="0.286518286202692" calcext:value-type="percentage">
            <text:p>28.65%</text:p>
          </table:table-cell>
          <table:table-cell table:style-name="ce19" table:formula="of:=[.D70]/[.D69]" office:value-type="percentage" office:value="0.277359157205691" calcext:value-type="percentage">
            <text:p>27.74%</text:p>
          </table:table-cell>
          <table:table-cell table:style-name="ce19" table:formula="of:=[.E70]/[.E69]" office:value-type="percentage" office:value="0.278678576647539" calcext:value-type="percentage">
            <text:p>27.87%</text:p>
          </table:table-cell>
          <table:table-cell table:style-name="ce19" table:formula="of:=[.F70]/[.F69]" office:value-type="percentage" office:value="0.280650660037248" calcext:value-type="percentage">
            <text:p>28.07%</text:p>
          </table:table-cell>
          <table:table-cell table:style-name="ce19" table:formula="of:=[.G70]/[.G69]" office:value-type="percentage" office:value="0.303055290682948" calcext:value-type="percentage">
            <text:p>30.31%</text:p>
          </table:table-cell>
          <table:table-cell table:style-name="ce19" table:formula="of:=[.H70]/[.H69]" office:value-type="percentage" office:value="0.33702870105118" calcext:value-type="percentage">
            <text:p>33.70%</text:p>
          </table:table-cell>
          <table:table-cell table:style-name="ce19" table:formula="of:=[.I70]/[.I69]" office:value-type="percentage" office:value="0.347417248990967" calcext:value-type="percentage">
            <text:p>34.74%</text:p>
          </table:table-cell>
          <table:table-cell table:style-name="ce19" table:formula="of:=[.J70]/[.J69]" office:value-type="percentage" office:value="0.348989430843898" calcext:value-type="percentage">
            <text:p>34.90%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style-name="ce20" table:formula="of:=MAX([.B5:.B68])" office:value-type="float" office:value="52.2483" calcext:value-type="float">
            <text:p>52.2483</text:p>
          </table:table-cell>
          <table:table-cell table:style-name="ce20" table:formula="of:=MAX([.C5:.C68])" office:value-type="float" office:value="55.3493" calcext:value-type="float">
            <text:p>55.3493</text:p>
          </table:table-cell>
          <table:table-cell table:style-name="ce20" table:formula="of:=MAX([.D5:.D68])" office:value-type="float" office:value="59.2774" calcext:value-type="float">
            <text:p>59.2774</text:p>
          </table:table-cell>
          <table:table-cell table:style-name="ce20" table:formula="of:=MAX([.E5:.E68])" office:value-type="float" office:value="60.918" calcext:value-type="float">
            <text:p>60.918</text:p>
          </table:table-cell>
          <table:table-cell table:style-name="ce20" table:formula="of:=MAX([.F5:.F68])" office:value-type="float" office:value="62.163" calcext:value-type="float">
            <text:p>62.163</text:p>
          </table:table-cell>
          <table:table-cell table:style-name="ce20" table:formula="of:=MAX([.G5:.G68])" office:value-type="float" office:value="72.9152" calcext:value-type="float">
            <text:p>72.9152</text:p>
          </table:table-cell>
          <table:table-cell table:style-name="ce20" table:formula="of:=MAX([.H5:.H68])" office:value-type="float" office:value="96.6662" calcext:value-type="float">
            <text:p>96.6662</text:p>
          </table:table-cell>
          <table:table-cell table:style-name="ce20" table:formula="of:=MAX([.I5:.I68])" office:value-type="float" office:value="103.968" calcext:value-type="float">
            <text:p>103.968</text:p>
          </table:table-cell>
          <table:table-cell table:style-name="ce20" table:formula="of:=MAX([.J5:.J68])" office:value-type="float" office:value="105.085" calcext:value-type="float">
            <text:p>105.085</text:p>
          </table:table-cell>
          <table:table-cell/>
        </table:table-row>
        <table:table-row table:style-name="ro1">
          <table:table-cell office:value-type="string" calcext:value-type="string">
            <text:p>d_num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table:style-name="ce21" table:formula="of:=MIN([.B5:.B68])" office:value-type="float" office:value="12.9984" calcext:value-type="float">
            <text:p>12.9984</text:p>
          </table:table-cell>
          <table:table-cell table:style-name="ce21" table:formula="of:=MIN([.C5:.C68])" office:value-type="float" office:value="14.6177" calcext:value-type="float">
            <text:p>14.6177</text:p>
          </table:table-cell>
          <table:table-cell table:style-name="ce21" table:formula="of:=MIN([.D5:.D68])" office:value-type="float" office:value="16.3531" calcext:value-type="float">
            <text:p>16.3531</text:p>
          </table:table-cell>
          <table:table-cell table:style-name="ce21" table:formula="of:=MIN([.E5:.E68])" office:value-type="float" office:value="17.0046" calcext:value-type="float">
            <text:p>17.0046</text:p>
          </table:table-cell>
          <table:table-cell table:style-name="ce21" table:formula="of:=MIN([.F5:.F68])" office:value-type="float" office:value="17.4764" calcext:value-type="float">
            <text:p>17.4764</text:p>
          </table:table-cell>
          <table:table-cell table:style-name="ce21" table:formula="of:=MIN([.G5:.G68])" office:value-type="float" office:value="20.0137" calcext:value-type="float">
            <text:p>20.0137</text:p>
          </table:table-cell>
          <table:table-cell table:style-name="ce21" table:formula="of:=MIN([.H5:.H68])" office:value-type="float" office:value="21.01" calcext:value-type="float">
            <text:p>21.01</text:p>
          </table:table-cell>
          <table:table-cell table:style-name="ce21" table:formula="of:=MIN([.I5:.I68])" office:value-type="float" office:value="21.3233" calcext:value-type="float">
            <text:p>21.3233</text:p>
          </table:table-cell>
          <table:table-cell table:style-name="ce21" table:formula="of:=MIN([.J5:.J68])" office:value-type="float" office:value="21.3715" calcext:value-type="float">
            <text:p>21.3715</text:p>
          </table:table-cell>
          <table:table-cell/>
        </table:table-row>
        <table:table-row table:style-name="ro1">
          <table:table-cell office:value-type="string" calcext:value-type="string">
            <text:p>d_num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style-name="ce17" table:number-columns-repeated="10"/>
          <table:table-cell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1" table:number-columns-repeated="10" table:default-cell-style-name="ce13"/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89722E+019" calcext:value-type="float">
            <text:p>4.90E+19</text:p>
          </table:table-cell>
          <table:table-cell office:value-type="float" office:value="5.4429E+019" calcext:value-type="float">
            <text:p>5.44E+19</text:p>
          </table:table-cell>
          <table:table-cell office:value-type="float" office:value="4.37075E+019" calcext:value-type="float">
            <text:p>4.37E+19</text:p>
          </table:table-cell>
          <table:table-cell office:value-type="float" office:value="1.68555E+019" calcext:value-type="float">
            <text:p>1.69E+19</text:p>
          </table:table-cell>
          <table:table-cell office:value-type="float" office:value="5.03829E+019" calcext:value-type="float">
            <text:p>5.04E+19</text:p>
          </table:table-cell>
          <table:table-cell office:value-type="float" office:value="5.61135E+019" calcext:value-type="float">
            <text:p>5.61E+19</text:p>
          </table:table-cell>
          <table:table-cell office:value-type="float" office:value="4.85176E+019" calcext:value-type="float">
            <text:p>4.85E+19</text:p>
          </table:table-cell>
          <table:table-cell office:value-type="float" office:value="4.44025E+019" calcext:value-type="float">
            <text:p>4.44E+19</text:p>
          </table:table-cell>
          <table:table-cell office:value-type="float" office:value="2.94852E+019" calcext:value-type="float">
            <text:p>2.95E+19</text:p>
          </table:table-cell>
          <table:table-cell office:value-type="float" office:value="2.77582E+019" calcext:value-type="float">
            <text:p>2.78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7.40118E+021" calcext:value-type="float">
            <text:p>7.40E+21</text:p>
          </table:table-cell>
          <table:table-cell office:value-type="float" office:value="1.15436E+022" calcext:value-type="float">
            <text:p>1.15E+22</text:p>
          </table:table-cell>
          <table:table-cell office:value-type="float" office:value="7.17386E+021" calcext:value-type="float">
            <text:p>7.17E+21</text:p>
          </table:table-cell>
          <table:table-cell office:value-type="float" office:value="5.76118E+021" calcext:value-type="float">
            <text:p>5.76E+21</text:p>
          </table:table-cell>
          <table:table-cell office:value-type="float" office:value="1.25402E+022" calcext:value-type="float">
            <text:p>1.25E+22</text:p>
          </table:table-cell>
          <table:table-cell office:value-type="float" office:value="1.38874E+022" calcext:value-type="float">
            <text:p>1.39E+22</text:p>
          </table:table-cell>
          <table:table-cell office:value-type="float" office:value="1.16305E+022" calcext:value-type="float">
            <text:p>1.16E+22</text:p>
          </table:table-cell>
          <table:table-cell office:value-type="float" office:value="1.30104E+022" calcext:value-type="float">
            <text:p>1.30E+22</text:p>
          </table:table-cell>
          <table:table-cell office:value-type="float" office:value="1.17739E+022" calcext:value-type="float">
            <text:p>1.18E+22</text:p>
          </table:table-cell>
          <table:table-cell office:value-type="float" office:value="1.24706E+022" calcext:value-type="float">
            <text:p>1.25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1.06056E+022" calcext:value-type="float">
            <text:p>1.06E+22</text:p>
          </table:table-cell>
          <table:table-cell office:value-type="float" office:value="2.75672E+022" calcext:value-type="float">
            <text:p>2.76E+22</text:p>
          </table:table-cell>
          <table:table-cell office:value-type="float" office:value="1.01491E+022" calcext:value-type="float">
            <text:p>1.01E+22</text:p>
          </table:table-cell>
          <table:table-cell office:value-type="float" office:value="1.05242E+022" calcext:value-type="float">
            <text:p>1.05E+22</text:p>
          </table:table-cell>
          <table:table-cell office:value-type="float" office:value="1.85E+022" calcext:value-type="float">
            <text:p>1.85E+22</text:p>
          </table:table-cell>
          <table:table-cell office:value-type="float" office:value="3.4624E+022" calcext:value-type="float">
            <text:p>3.46E+22</text:p>
          </table:table-cell>
          <table:table-cell office:value-type="float" office:value="1.57196E+022" calcext:value-type="float">
            <text:p>1.57E+22</text:p>
          </table:table-cell>
          <table:table-cell office:value-type="float" office:value="3.87315E+022" calcext:value-type="float">
            <text:p>3.87E+22</text:p>
          </table:table-cell>
          <table:table-cell office:value-type="float" office:value="1.57796E+022" calcext:value-type="float">
            <text:p>1.58E+22</text:p>
          </table:table-cell>
          <table:table-cell office:value-type="float" office:value="1.79056E+022" calcext:value-type="float">
            <text:p>1.79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4.07436E+020" calcext:value-type="float">
            <text:p>4.07E+20</text:p>
          </table:table-cell>
          <table:table-cell office:value-type="float" office:value="1.11419E+021" calcext:value-type="float">
            <text:p>1.11E+21</text:p>
          </table:table-cell>
          <table:table-cell office:value-type="float" office:value="3.90322E+020" calcext:value-type="float">
            <text:p>3.90E+20</text:p>
          </table:table-cell>
          <table:table-cell office:value-type="float" office:value="3.43142E+020" calcext:value-type="float">
            <text:p>3.43E+20</text:p>
          </table:table-cell>
          <table:table-cell office:value-type="float" office:value="1.10259E+021" calcext:value-type="float">
            <text:p>1.10E+21</text:p>
          </table:table-cell>
          <table:table-cell office:value-type="float" office:value="1.48929E+021" calcext:value-type="float">
            <text:p>1.49E+21</text:p>
          </table:table-cell>
          <table:table-cell office:value-type="float" office:value="5.74036E+020" calcext:value-type="float">
            <text:p>5.74E+20</text:p>
          </table:table-cell>
          <table:table-cell office:value-type="float" office:value="1.12536E+021" calcext:value-type="float">
            <text:p>1.13E+21</text:p>
          </table:table-cell>
          <table:table-cell office:value-type="float" office:value="7.74794E+020" calcext:value-type="float">
            <text:p>7.75E+20</text:p>
          </table:table-cell>
          <table:table-cell office:value-type="float" office:value="8.90274E+020" calcext:value-type="float">
            <text:p>8.90E+20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3.76469E+022" calcext:value-type="float">
            <text:p>3.76E+22</text:p>
          </table:table-cell>
          <table:table-cell office:value-type="float" office:value="9.05301E+022" calcext:value-type="float">
            <text:p>9.05E+22</text:p>
          </table:table-cell>
          <table:table-cell office:value-type="float" office:value="6.7572E+022" calcext:value-type="float">
            <text:p>6.76E+22</text:p>
          </table:table-cell>
          <table:table-cell office:value-type="float" office:value="2.14712E+022" calcext:value-type="float">
            <text:p>2.15E+22</text:p>
          </table:table-cell>
          <table:table-cell office:value-type="float" office:value="1.23061E+023" calcext:value-type="float">
            <text:p>1.23E+23</text:p>
          </table:table-cell>
          <table:table-cell office:value-type="float" office:value="1.72391E+023" calcext:value-type="float">
            <text:p>1.72E+23</text:p>
          </table:table-cell>
          <table:table-cell office:value-type="float" office:value="1.0012E+023" calcext:value-type="float">
            <text:p>1.00E+23</text:p>
          </table:table-cell>
          <table:table-cell office:value-type="float" office:value="1.44585E+023" calcext:value-type="float">
            <text:p>1.45E+23</text:p>
          </table:table-cell>
          <table:table-cell office:value-type="float" office:value="7.34805E+022" calcext:value-type="float">
            <text:p>7.35E+22</text:p>
          </table:table-cell>
          <table:table-cell office:value-type="float" office:value="6.56815E+022" calcext:value-type="float">
            <text:p>6.57E+22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9.32747E+019" calcext:value-type="float">
            <text:p>9.33E+19</text:p>
          </table:table-cell>
          <table:table-cell office:value-type="float" office:value="1.39595E+020" calcext:value-type="float">
            <text:p>1.40E+20</text:p>
          </table:table-cell>
          <table:table-cell office:value-type="float" office:value="1.21468E+020" calcext:value-type="float">
            <text:p>1.21E+20</text:p>
          </table:table-cell>
          <table:table-cell office:value-type="float" office:value="8.52204E+019" calcext:value-type="float">
            <text:p>8.52E+19</text:p>
          </table:table-cell>
          <table:table-cell office:value-type="float" office:value="3.1575E+020" calcext:value-type="float">
            <text:p>3.16E+20</text:p>
          </table:table-cell>
          <table:table-cell office:value-type="float" office:value="2.20144E+020" calcext:value-type="float">
            <text:p>2.20E+20</text:p>
          </table:table-cell>
          <table:table-cell office:value-type="float" office:value="1.37116E+020" calcext:value-type="float">
            <text:p>1.37E+20</text:p>
          </table:table-cell>
          <table:table-cell office:value-type="float" office:value="2.72309E+020" calcext:value-type="float">
            <text:p>2.72E+20</text:p>
          </table:table-cell>
          <table:table-cell office:value-type="float" office:value="1.40573E+020" calcext:value-type="float">
            <text:p>1.41E+20</text:p>
          </table:table-cell>
          <table:table-cell office:value-type="float" office:value="1.52049E+020" calcext:value-type="float">
            <text:p>1.52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4.44473E+022" calcext:value-type="float">
            <text:p>4.44E+22</text:p>
          </table:table-cell>
          <table:table-cell office:value-type="float" office:value="7.56956E+022" calcext:value-type="float">
            <text:p>7.57E+22</text:p>
          </table:table-cell>
          <table:table-cell office:value-type="float" office:value="5.95128E+022" calcext:value-type="float">
            <text:p>5.95E+22</text:p>
          </table:table-cell>
          <table:table-cell office:value-type="float" office:value="4.82178E+022" calcext:value-type="float">
            <text:p>4.82E+22</text:p>
          </table:table-cell>
          <table:table-cell office:value-type="float" office:value="2.16582E+023" calcext:value-type="float">
            <text:p>2.17E+23</text:p>
          </table:table-cell>
          <table:table-cell office:value-type="float" office:value="2.17329E+023" calcext:value-type="float">
            <text:p>2.17E+23</text:p>
          </table:table-cell>
          <table:table-cell office:value-type="float" office:value="9.13417E+022" calcext:value-type="float">
            <text:p>9.13E+22</text:p>
          </table:table-cell>
          <table:table-cell office:value-type="float" office:value="1.94721E+023" calcext:value-type="float">
            <text:p>1.95E+23</text:p>
          </table:table-cell>
          <table:table-cell office:value-type="float" office:value="5.90184E+022" calcext:value-type="float">
            <text:p>5.90E+22</text:p>
          </table:table-cell>
          <table:table-cell office:value-type="float" office:value="7.24691E+022" calcext:value-type="float">
            <text:p>7.25E+22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3.06604E+021" calcext:value-type="float">
            <text:p>3.07E+21</text:p>
          </table:table-cell>
          <table:table-cell office:value-type="float" office:value="2.47722E+021" calcext:value-type="float">
            <text:p>2.48E+21</text:p>
          </table:table-cell>
          <table:table-cell office:value-type="float" office:value="3.01321E+021" calcext:value-type="float">
            <text:p>3.01E+21</text:p>
          </table:table-cell>
          <table:table-cell office:value-type="float" office:value="2.1873E+021" calcext:value-type="float">
            <text:p>2.19E+21</text:p>
          </table:table-cell>
          <table:table-cell office:value-type="float" office:value="1.44528E+022" calcext:value-type="float">
            <text:p>1.45E+22</text:p>
          </table:table-cell>
          <table:table-cell office:value-type="float" office:value="8.58973E+021" calcext:value-type="float">
            <text:p>8.59E+21</text:p>
          </table:table-cell>
          <table:table-cell office:value-type="float" office:value="4.52984E+021" calcext:value-type="float">
            <text:p>4.53E+21</text:p>
          </table:table-cell>
          <table:table-cell office:value-type="float" office:value="1.67547E+022" calcext:value-type="float">
            <text:p>1.68E+22</text:p>
          </table:table-cell>
          <table:table-cell office:value-type="float" office:value="3.28095E+021" calcext:value-type="float">
            <text:p>3.28E+21</text:p>
          </table:table-cell>
          <table:table-cell office:value-type="float" office:value="3.28741E+021" calcext:value-type="float">
            <text:p>3.29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1.67805E+022" calcext:value-type="float">
            <text:p>1.68E+22</text:p>
          </table:table-cell>
          <table:table-cell office:value-type="float" office:value="2.72633E+022" calcext:value-type="float">
            <text:p>2.73E+22</text:p>
          </table:table-cell>
          <table:table-cell office:value-type="float" office:value="1.79942E+022" calcext:value-type="float">
            <text:p>1.80E+22</text:p>
          </table:table-cell>
          <table:table-cell office:value-type="float" office:value="1.19917E+022" calcext:value-type="float">
            <text:p>1.20E+22</text:p>
          </table:table-cell>
          <table:table-cell office:value-type="float" office:value="7.92364E+022" calcext:value-type="float">
            <text:p>7.92E+22</text:p>
          </table:table-cell>
          <table:table-cell office:value-type="float" office:value="4.70925E+022" calcext:value-type="float">
            <text:p>4.71E+22</text:p>
          </table:table-cell>
          <table:table-cell office:value-type="float" office:value="2.52019E+022" calcext:value-type="float">
            <text:p>2.52E+22</text:p>
          </table:table-cell>
          <table:table-cell office:value-type="float" office:value="9.18564E+022" calcext:value-type="float">
            <text:p>9.19E+22</text:p>
          </table:table-cell>
          <table:table-cell office:value-type="float" office:value="1.79875E+022" calcext:value-type="float">
            <text:p>1.80E+22</text:p>
          </table:table-cell>
          <table:table-cell office:value-type="float" office:value="1.60349E+022" calcext:value-type="float">
            <text:p>1.60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86491E+019" calcext:value-type="float">
            <text:p>4.86E+19</text:p>
          </table:table-cell>
          <table:table-cell office:value-type="float" office:value="3.78844E+019" calcext:value-type="float">
            <text:p>3.79E+19</text:p>
          </table:table-cell>
          <table:table-cell office:value-type="float" office:value="4.68351E+019" calcext:value-type="float">
            <text:p>4.68E+19</text:p>
          </table:table-cell>
          <table:table-cell office:value-type="float" office:value="5.89129E+019" calcext:value-type="float">
            <text:p>5.89E+19</text:p>
          </table:table-cell>
          <table:table-cell office:value-type="float" office:value="5.45921E+019" calcext:value-type="float">
            <text:p>5.46E+19</text:p>
          </table:table-cell>
          <table:table-cell office:value-type="float" office:value="4.85963E+019" calcext:value-type="float">
            <text:p>4.86E+19</text:p>
          </table:table-cell>
          <table:table-cell office:value-type="float" office:value="5.1759E+019" calcext:value-type="float">
            <text:p>5.18E+19</text:p>
          </table:table-cell>
          <table:table-cell office:value-type="float" office:value="5.51322E+019" calcext:value-type="float">
            <text:p>5.51E+19</text:p>
          </table:table-cell>
          <table:table-cell office:value-type="float" office:value="4.82721E+019" calcext:value-type="float">
            <text:p>4.83E+19</text:p>
          </table:table-cell>
          <table:table-cell office:value-type="float" office:value="4.70117E+019" calcext:value-type="float">
            <text:p>4.70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1.27687E+022" calcext:value-type="float">
            <text:p>1.28E+22</text:p>
          </table:table-cell>
          <table:table-cell office:value-type="float" office:value="7.75434E+021" calcext:value-type="float">
            <text:p>7.75E+21</text:p>
          </table:table-cell>
          <table:table-cell office:value-type="float" office:value="1.52021E+022" calcext:value-type="float">
            <text:p>1.52E+22</text:p>
          </table:table-cell>
          <table:table-cell office:value-type="float" office:value="1.22201E+022" calcext:value-type="float">
            <text:p>1.22E+22</text:p>
          </table:table-cell>
          <table:table-cell office:value-type="float" office:value="1.05695E+022" calcext:value-type="float">
            <text:p>1.06E+22</text:p>
          </table:table-cell>
          <table:table-cell office:value-type="float" office:value="9.63096E+021" calcext:value-type="float">
            <text:p>9.63E+21</text:p>
          </table:table-cell>
          <table:table-cell office:value-type="float" office:value="2.27449E+022" calcext:value-type="float">
            <text:p>2.27E+22</text:p>
          </table:table-cell>
          <table:table-cell office:value-type="float" office:value="1.22524E+022" calcext:value-type="float">
            <text:p>1.23E+22</text:p>
          </table:table-cell>
          <table:table-cell office:value-type="float" office:value="8.14823E+021" calcext:value-type="float">
            <text:p>8.15E+21</text:p>
          </table:table-cell>
          <table:table-cell office:value-type="float" office:value="1.15466E+022" calcext:value-type="float">
            <text:p>1.15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3.29963E+022" calcext:value-type="float">
            <text:p>3.30E+22</text:p>
          </table:table-cell>
          <table:table-cell office:value-type="float" office:value="1.88548E+022" calcext:value-type="float">
            <text:p>1.89E+22</text:p>
          </table:table-cell>
          <table:table-cell office:value-type="float" office:value="4.10507E+022" calcext:value-type="float">
            <text:p>4.11E+22</text:p>
          </table:table-cell>
          <table:table-cell office:value-type="float" office:value="3.51884E+022" calcext:value-type="float">
            <text:p>3.52E+22</text:p>
          </table:table-cell>
          <table:table-cell office:value-type="float" office:value="3.26078E+022" calcext:value-type="float">
            <text:p>3.26E+22</text:p>
          </table:table-cell>
          <table:table-cell office:value-type="float" office:value="2.44264E+022" calcext:value-type="float">
            <text:p>2.44E+22</text:p>
          </table:table-cell>
          <table:table-cell office:value-type="float" office:value="2.93972E+022" calcext:value-type="float">
            <text:p>2.94E+22</text:p>
          </table:table-cell>
          <table:table-cell office:value-type="float" office:value="2.91638E+022" calcext:value-type="float">
            <text:p>2.92E+22</text:p>
          </table:table-cell>
          <table:table-cell office:value-type="float" office:value="1.43333E+022" calcext:value-type="float">
            <text:p>1.43E+22</text:p>
          </table:table-cell>
          <table:table-cell office:value-type="float" office:value="3.38216E+022" calcext:value-type="float">
            <text:p>3.38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1.58911E+021" calcext:value-type="float">
            <text:p>1.59E+21</text:p>
          </table:table-cell>
          <table:table-cell office:value-type="float" office:value="8.10271E+020" calcext:value-type="float">
            <text:p>8.10E+20</text:p>
          </table:table-cell>
          <table:table-cell office:value-type="float" office:value="1.77378E+021" calcext:value-type="float">
            <text:p>1.77E+21</text:p>
          </table:table-cell>
          <table:table-cell office:value-type="float" office:value="1.13607E+021" calcext:value-type="float">
            <text:p>1.14E+21</text:p>
          </table:table-cell>
          <table:table-cell office:value-type="float" office:value="9.59909E+020" calcext:value-type="float">
            <text:p>9.60E+20</text:p>
          </table:table-cell>
          <table:table-cell office:value-type="float" office:value="7.66929E+020" calcext:value-type="float">
            <text:p>7.67E+20</text:p>
          </table:table-cell>
          <table:table-cell office:value-type="float" office:value="1.59961E+021" calcext:value-type="float">
            <text:p>1.60E+21</text:p>
          </table:table-cell>
          <table:table-cell office:value-type="float" office:value="1.12718E+021" calcext:value-type="float">
            <text:p>1.13E+21</text:p>
          </table:table-cell>
          <table:table-cell office:value-type="float" office:value="1.01389E+021" calcext:value-type="float">
            <text:p>1.01E+21</text:p>
          </table:table-cell>
          <table:table-cell office:value-type="float" office:value="1.2424E+021" calcext:value-type="float">
            <text:p>1.24E+21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1.62266E+023" calcext:value-type="float">
            <text:p>1.62E+23</text:p>
          </table:table-cell>
          <table:table-cell office:value-type="float" office:value="6.78348E+022" calcext:value-type="float">
            <text:p>6.78E+22</text:p>
          </table:table-cell>
          <table:table-cell office:value-type="float" office:value="1.0315E+023" calcext:value-type="float">
            <text:p>1.03E+23</text:p>
          </table:table-cell>
          <table:table-cell office:value-type="float" office:value="1.25148E+023" calcext:value-type="float">
            <text:p>1.25E+23</text:p>
          </table:table-cell>
          <table:table-cell office:value-type="float" office:value="1.07488E+023" calcext:value-type="float">
            <text:p>1.07E+23</text:p>
          </table:table-cell>
          <table:table-cell office:value-type="float" office:value="1.0125E+023" calcext:value-type="float">
            <text:p>1.01E+23</text:p>
          </table:table-cell>
          <table:table-cell office:value-type="float" office:value="1.04421E+023" calcext:value-type="float">
            <text:p>1.04E+23</text:p>
          </table:table-cell>
          <table:table-cell office:value-type="float" office:value="1.09166E+023" calcext:value-type="float">
            <text:p>1.09E+23</text:p>
          </table:table-cell>
          <table:table-cell office:value-type="float" office:value="9.55115E+022" calcext:value-type="float">
            <text:p>9.55E+22</text:p>
          </table:table-cell>
          <table:table-cell office:value-type="float" office:value="1.18366E+023" calcext:value-type="float">
            <text:p>1.18E+23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2.69362E+020" calcext:value-type="float">
            <text:p>2.69E+20</text:p>
          </table:table-cell>
          <table:table-cell office:value-type="float" office:value="8.50281E+019" calcext:value-type="float">
            <text:p>8.50E+19</text:p>
          </table:table-cell>
          <table:table-cell office:value-type="float" office:value="3.29733E+020" calcext:value-type="float">
            <text:p>3.30E+20</text:p>
          </table:table-cell>
          <table:table-cell office:value-type="float" office:value="2.20025E+020" calcext:value-type="float">
            <text:p>2.20E+20</text:p>
          </table:table-cell>
          <table:table-cell office:value-type="float" office:value="2.74827E+020" calcext:value-type="float">
            <text:p>2.75E+20</text:p>
          </table:table-cell>
          <table:table-cell office:value-type="float" office:value="1.56811E+020" calcext:value-type="float">
            <text:p>1.57E+20</text:p>
          </table:table-cell>
          <table:table-cell office:value-type="float" office:value="1.4254E+020" calcext:value-type="float">
            <text:p>1.43E+20</text:p>
          </table:table-cell>
          <table:table-cell office:value-type="float" office:value="2.63858E+020" calcext:value-type="float">
            <text:p>2.64E+20</text:p>
          </table:table-cell>
          <table:table-cell office:value-type="float" office:value="1.66011E+020" calcext:value-type="float">
            <text:p>1.66E+20</text:p>
          </table:table-cell>
          <table:table-cell office:value-type="float" office:value="2.45148E+020" calcext:value-type="float">
            <text:p>2.45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1.83315E+023" calcext:value-type="float">
            <text:p>1.83E+23</text:p>
          </table:table-cell>
          <table:table-cell office:value-type="float" office:value="3.97903E+022" calcext:value-type="float">
            <text:p>3.98E+22</text:p>
          </table:table-cell>
          <table:table-cell office:value-type="float" office:value="1.64096E+023" calcext:value-type="float">
            <text:p>1.64E+23</text:p>
          </table:table-cell>
          <table:table-cell office:value-type="float" office:value="5.41383E+022" calcext:value-type="float">
            <text:p>5.41E+22</text:p>
          </table:table-cell>
          <table:table-cell office:value-type="float" office:value="1.02974E+023" calcext:value-type="float">
            <text:p>1.03E+23</text:p>
          </table:table-cell>
          <table:table-cell office:value-type="float" office:value="7.77286E+022" calcext:value-type="float">
            <text:p>7.77E+22</text:p>
          </table:table-cell>
          <table:table-cell office:value-type="float" office:value="2.64267E+023" calcext:value-type="float">
            <text:p>2.64E+23</text:p>
          </table:table-cell>
          <table:table-cell office:value-type="float" office:value="1.34489E+023" calcext:value-type="float">
            <text:p>1.34E+23</text:p>
          </table:table-cell>
          <table:table-cell office:value-type="float" office:value="1.34585E+023" calcext:value-type="float">
            <text:p>1.35E+23</text:p>
          </table:table-cell>
          <table:table-cell office:value-type="float" office:value="1.67262E+023" calcext:value-type="float">
            <text:p>1.67E+23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7.62688E+021" calcext:value-type="float">
            <text:p>7.63E+21</text:p>
          </table:table-cell>
          <table:table-cell office:value-type="float" office:value="1.27345E+021" calcext:value-type="float">
            <text:p>1.27E+21</text:p>
          </table:table-cell>
          <table:table-cell office:value-type="float" office:value="1.61213E+022" calcext:value-type="float">
            <text:p>1.61E+22</text:p>
          </table:table-cell>
          <table:table-cell office:value-type="float" office:value="5.27541E+021" calcext:value-type="float">
            <text:p>5.28E+21</text:p>
          </table:table-cell>
          <table:table-cell office:value-type="float" office:value="6.36245E+021" calcext:value-type="float">
            <text:p>6.36E+21</text:p>
          </table:table-cell>
          <table:table-cell office:value-type="float" office:value="3.75588E+021" calcext:value-type="float">
            <text:p>3.76E+21</text:p>
          </table:table-cell>
          <table:table-cell office:value-type="float" office:value="2.06069E+021" calcext:value-type="float">
            <text:p>2.06E+21</text:p>
          </table:table-cell>
          <table:table-cell office:value-type="float" office:value="8.95161E+021" calcext:value-type="float">
            <text:p>8.95E+21</text:p>
          </table:table-cell>
          <table:table-cell office:value-type="float" office:value="7.1585E+021" calcext:value-type="float">
            <text:p>7.16E+21</text:p>
          </table:table-cell>
          <table:table-cell office:value-type="float" office:value="9.98847E+021" calcext:value-type="float">
            <text:p>9.99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4.18138E+022" calcext:value-type="float">
            <text:p>4.18E+22</text:p>
          </table:table-cell>
          <table:table-cell office:value-type="float" office:value="1.02867E+022" calcext:value-type="float">
            <text:p>1.03E+22</text:p>
          </table:table-cell>
          <table:table-cell office:value-type="float" office:value="6.57517E+022" calcext:value-type="float">
            <text:p>6.58E+22</text:p>
          </table:table-cell>
          <table:table-cell office:value-type="float" office:value="1.40219E+022" calcext:value-type="float">
            <text:p>1.40E+22</text:p>
          </table:table-cell>
          <table:table-cell office:value-type="float" office:value="2.96581E+022" calcext:value-type="float">
            <text:p>2.97E+22</text:p>
          </table:table-cell>
          <table:table-cell office:value-type="float" office:value="1.99453E+022" calcext:value-type="float">
            <text:p>1.99E+22</text:p>
          </table:table-cell>
          <table:table-cell office:value-type="float" office:value="5.5225E+022" calcext:value-type="float">
            <text:p>5.52E+22</text:p>
          </table:table-cell>
          <table:table-cell office:value-type="float" office:value="4.90765E+022" calcext:value-type="float">
            <text:p>4.91E+22</text:p>
          </table:table-cell>
          <table:table-cell office:value-type="float" office:value="3.92459E+022" calcext:value-type="float">
            <text:p>3.92E+22</text:p>
          </table:table-cell>
          <table:table-cell office:value-type="float" office:value="5.4761E+022" calcext:value-type="float">
            <text:p>5.48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70117E+019" calcext:value-type="float">
            <text:p>4.70E+19</text:p>
          </table:table-cell>
          <table:table-cell office:value-type="float" office:value="4.01444E+019" calcext:value-type="float">
            <text:p>4.01E+19</text:p>
          </table:table-cell>
          <table:table-cell office:value-type="float" office:value="5.0285E+019" calcext:value-type="float">
            <text:p>5.03E+19</text:p>
          </table:table-cell>
          <table:table-cell office:value-type="float" office:value="4.65158E+019" calcext:value-type="float">
            <text:p>4.65E+19</text:p>
          </table:table-cell>
          <table:table-cell office:value-type="float" office:value="4.36063E+019" calcext:value-type="float">
            <text:p>4.36E+19</text:p>
          </table:table-cell>
          <table:table-cell office:value-type="float" office:value="4.76321E+019" calcext:value-type="float">
            <text:p>4.76E+19</text:p>
          </table:table-cell>
          <table:table-cell office:value-type="float" office:value="4.96544E+019" calcext:value-type="float">
            <text:p>4.97E+19</text:p>
          </table:table-cell>
          <table:table-cell office:value-type="float" office:value="3.35019E+019" calcext:value-type="float">
            <text:p>3.35E+19</text:p>
          </table:table-cell>
          <table:table-cell office:value-type="float" office:value="4.51995E+019" calcext:value-type="float">
            <text:p>4.52E+19</text:p>
          </table:table-cell>
          <table:table-cell office:value-type="float" office:value="4.51668E+019" calcext:value-type="float">
            <text:p>4.52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1.15466E+022" calcext:value-type="float">
            <text:p>1.15E+22</text:p>
          </table:table-cell>
          <table:table-cell office:value-type="float" office:value="9.27926E+021" calcext:value-type="float">
            <text:p>9.28E+21</text:p>
          </table:table-cell>
          <table:table-cell office:value-type="float" office:value="1.1888E+022" calcext:value-type="float">
            <text:p>1.19E+22</text:p>
          </table:table-cell>
          <table:table-cell office:value-type="float" office:value="1.05278E+022" calcext:value-type="float">
            <text:p>1.05E+22</text:p>
          </table:table-cell>
          <table:table-cell office:value-type="float" office:value="7.1785E+021" calcext:value-type="float">
            <text:p>7.18E+21</text:p>
          </table:table-cell>
          <table:table-cell office:value-type="float" office:value="7.79468E+021" calcext:value-type="float">
            <text:p>7.79E+21</text:p>
          </table:table-cell>
          <table:table-cell office:value-type="float" office:value="1.08821E+022" calcext:value-type="float">
            <text:p>1.09E+22</text:p>
          </table:table-cell>
          <table:table-cell office:value-type="float" office:value="1.14679E+022" calcext:value-type="float">
            <text:p>1.15E+22</text:p>
          </table:table-cell>
          <table:table-cell office:value-type="float" office:value="9.76766E+021" calcext:value-type="float">
            <text:p>9.77E+21</text:p>
          </table:table-cell>
          <table:table-cell office:value-type="float" office:value="2.9007E+022" calcext:value-type="float">
            <text:p>2.90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3.38216E+022" calcext:value-type="float">
            <text:p>3.38E+22</text:p>
          </table:table-cell>
          <table:table-cell office:value-type="float" office:value="2.84203E+022" calcext:value-type="float">
            <text:p>2.84E+22</text:p>
          </table:table-cell>
          <table:table-cell office:value-type="float" office:value="3.40906E+022" calcext:value-type="float">
            <text:p>3.41E+22</text:p>
          </table:table-cell>
          <table:table-cell office:value-type="float" office:value="1.44516E+022" calcext:value-type="float">
            <text:p>1.45E+22</text:p>
          </table:table-cell>
          <table:table-cell office:value-type="float" office:value="1.22171E+022" calcext:value-type="float">
            <text:p>1.22E+22</text:p>
          </table:table-cell>
          <table:table-cell office:value-type="float" office:value="1.31076E+022" calcext:value-type="float">
            <text:p>1.31E+22</text:p>
          </table:table-cell>
          <table:table-cell office:value-type="float" office:value="2.77507E+022" calcext:value-type="float">
            <text:p>2.78E+22</text:p>
          </table:table-cell>
          <table:table-cell office:value-type="float" office:value="3.4924E+022" calcext:value-type="float">
            <text:p>3.49E+22</text:p>
          </table:table-cell>
          <table:table-cell office:value-type="float" office:value="2.91128E+022" calcext:value-type="float">
            <text:p>2.91E+22</text:p>
          </table:table-cell>
          <table:table-cell office:value-type="float" office:value="4.2035E+022" calcext:value-type="float">
            <text:p>4.20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1.2424E+021" calcext:value-type="float">
            <text:p>1.24E+21</text:p>
          </table:table-cell>
          <table:table-cell office:value-type="float" office:value="1.15754E+021" calcext:value-type="float">
            <text:p>1.16E+21</text:p>
          </table:table-cell>
          <table:table-cell office:value-type="float" office:value="1.29266E+021" calcext:value-type="float">
            <text:p>1.29E+21</text:p>
          </table:table-cell>
          <table:table-cell office:value-type="float" office:value="8.88615E+020" calcext:value-type="float">
            <text:p>8.89E+20</text:p>
          </table:table-cell>
          <table:table-cell office:value-type="float" office:value="9.14651E+020" calcext:value-type="float">
            <text:p>9.15E+20</text:p>
          </table:table-cell>
          <table:table-cell office:value-type="float" office:value="5.20852E+020" calcext:value-type="float">
            <text:p>5.21E+20</text:p>
          </table:table-cell>
          <table:table-cell office:value-type="float" office:value="1.12982E+021" calcext:value-type="float">
            <text:p>1.13E+21</text:p>
          </table:table-cell>
          <table:table-cell office:value-type="float" office:value="1.37621E+021" calcext:value-type="float">
            <text:p>1.38E+21</text:p>
          </table:table-cell>
          <table:table-cell office:value-type="float" office:value="1.20474E+021" calcext:value-type="float">
            <text:p>1.20E+21</text:p>
          </table:table-cell>
          <table:table-cell office:value-type="float" office:value="2.07945E+021" calcext:value-type="float">
            <text:p>2.08E+21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1.18366E+023" calcext:value-type="float">
            <text:p>1.18E+23</text:p>
          </table:table-cell>
          <table:table-cell office:value-type="float" office:value="1.29607E+023" calcext:value-type="float">
            <text:p>1.30E+23</text:p>
          </table:table-cell>
          <table:table-cell office:value-type="float" office:value="1.08687E+023" calcext:value-type="float">
            <text:p>1.09E+23</text:p>
          </table:table-cell>
          <table:table-cell office:value-type="float" office:value="1.04184E+023" calcext:value-type="float">
            <text:p>1.04E+23</text:p>
          </table:table-cell>
          <table:table-cell office:value-type="float" office:value="9.56568E+022" calcext:value-type="float">
            <text:p>9.57E+22</text:p>
          </table:table-cell>
          <table:table-cell office:value-type="float" office:value="9.5801E+022" calcext:value-type="float">
            <text:p>9.58E+22</text:p>
          </table:table-cell>
          <table:table-cell office:value-type="float" office:value="9.46142E+022" calcext:value-type="float">
            <text:p>9.46E+22</text:p>
          </table:table-cell>
          <table:table-cell office:value-type="float" office:value="1.00197E+023" calcext:value-type="float">
            <text:p>1.00E+23</text:p>
          </table:table-cell>
          <table:table-cell office:value-type="float" office:value="1.08353E+023" calcext:value-type="float">
            <text:p>1.08E+23</text:p>
          </table:table-cell>
          <table:table-cell office:value-type="float" office:value="1.71026E+023" calcext:value-type="float">
            <text:p>1.71E+23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2.45148E+020" calcext:value-type="float">
            <text:p>2.45E+20</text:p>
          </table:table-cell>
          <table:table-cell office:value-type="float" office:value="2.58063E+020" calcext:value-type="float">
            <text:p>2.58E+20</text:p>
          </table:table-cell>
          <table:table-cell office:value-type="float" office:value="2.20552E+020" calcext:value-type="float">
            <text:p>2.21E+20</text:p>
          </table:table-cell>
          <table:table-cell office:value-type="float" office:value="1.53271E+020" calcext:value-type="float">
            <text:p>1.53E+20</text:p>
          </table:table-cell>
          <table:table-cell office:value-type="float" office:value="1.47586E+020" calcext:value-type="float">
            <text:p>1.48E+20</text:p>
          </table:table-cell>
          <table:table-cell office:value-type="float" office:value="2.27068E+020" calcext:value-type="float">
            <text:p>2.27E+20</text:p>
          </table:table-cell>
          <table:table-cell office:value-type="float" office:value="2.04123E+020" calcext:value-type="float">
            <text:p>2.04E+20</text:p>
          </table:table-cell>
          <table:table-cell office:value-type="float" office:value="1.3318E+020" calcext:value-type="float">
            <text:p>1.33E+20</text:p>
          </table:table-cell>
          <table:table-cell office:value-type="float" office:value="2.68123E+020" calcext:value-type="float">
            <text:p>2.68E+20</text:p>
          </table:table-cell>
          <table:table-cell office:value-type="float" office:value="4.72223E+020" calcext:value-type="float">
            <text:p>4.72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1.67262E+023" calcext:value-type="float">
            <text:p>1.67E+23</text:p>
          </table:table-cell>
          <table:table-cell office:value-type="float" office:value="1.56207E+023" calcext:value-type="float">
            <text:p>1.56E+23</text:p>
          </table:table-cell>
          <table:table-cell office:value-type="float" office:value="9.88823E+022" calcext:value-type="float">
            <text:p>9.89E+22</text:p>
          </table:table-cell>
          <table:table-cell office:value-type="float" office:value="8.65303E+022" calcext:value-type="float">
            <text:p>8.65E+22</text:p>
          </table:table-cell>
          <table:table-cell office:value-type="float" office:value="7.24738E+022" calcext:value-type="float">
            <text:p>7.25E+22</text:p>
          </table:table-cell>
          <table:table-cell office:value-type="float" office:value="1.28565E+023" calcext:value-type="float">
            <text:p>1.29E+23</text:p>
          </table:table-cell>
          <table:table-cell office:value-type="float" office:value="1.05896E+023" calcext:value-type="float">
            <text:p>1.06E+23</text:p>
          </table:table-cell>
          <table:table-cell office:value-type="float" office:value="1.43006E+023" calcext:value-type="float">
            <text:p>1.43E+23</text:p>
          </table:table-cell>
          <table:table-cell office:value-type="float" office:value="3.5723E+023" calcext:value-type="float">
            <text:p>3.57E+23</text:p>
          </table:table-cell>
          <table:table-cell office:value-type="float" office:value="3.56118E+023" calcext:value-type="float">
            <text:p>3.56E+23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9.98847E+021" calcext:value-type="float">
            <text:p>9.99E+21</text:p>
          </table:table-cell>
          <table:table-cell office:value-type="float" office:value="7.08598E+021" calcext:value-type="float">
            <text:p>7.09E+21</text:p>
          </table:table-cell>
          <table:table-cell office:value-type="float" office:value="5.04962E+021" calcext:value-type="float">
            <text:p>5.05E+21</text:p>
          </table:table-cell>
          <table:table-cell office:value-type="float" office:value="4.79822E+021" calcext:value-type="float">
            <text:p>4.80E+21</text:p>
          </table:table-cell>
          <table:table-cell office:value-type="float" office:value="2.59963E+021" calcext:value-type="float">
            <text:p>2.60E+21</text:p>
          </table:table-cell>
          <table:table-cell office:value-type="float" office:value="8.15829E+021" calcext:value-type="float">
            <text:p>8.16E+21</text:p>
          </table:table-cell>
          <table:table-cell office:value-type="float" office:value="4.35845E+021" calcext:value-type="float">
            <text:p>4.36E+21</text:p>
          </table:table-cell>
          <table:table-cell office:value-type="float" office:value="5.1782E+021" calcext:value-type="float">
            <text:p>5.18E+21</text:p>
          </table:table-cell>
          <table:table-cell office:value-type="float" office:value="1.20555E+022" calcext:value-type="float">
            <text:p>1.21E+22</text:p>
          </table:table-cell>
          <table:table-cell office:value-type="float" office:value="1.20179E+022" calcext:value-type="float">
            <text:p>1.20E+22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5.4761E+022" calcext:value-type="float">
            <text:p>5.48E+22</text:p>
          </table:table-cell>
          <table:table-cell office:value-type="float" office:value="3.88484E+022" calcext:value-type="float">
            <text:p>3.88E+22</text:p>
          </table:table-cell>
          <table:table-cell office:value-type="float" office:value="2.76841E+022" calcext:value-type="float">
            <text:p>2.77E+22</text:p>
          </table:table-cell>
          <table:table-cell office:value-type="float" office:value="2.49381E+022" calcext:value-type="float">
            <text:p>2.49E+22</text:p>
          </table:table-cell>
          <table:table-cell office:value-type="float" office:value="2.12899E+022" calcext:value-type="float">
            <text:p>2.13E+22</text:p>
          </table:table-cell>
          <table:table-cell office:value-type="float" office:value="4.47272E+022" calcext:value-type="float">
            <text:p>4.47E+22</text:p>
          </table:table-cell>
          <table:table-cell office:value-type="float" office:value="2.56006E+022" calcext:value-type="float">
            <text:p>2.56E+22</text:p>
          </table:table-cell>
          <table:table-cell office:value-type="float" office:value="2.83891E+022" calcext:value-type="float">
            <text:p>2.84E+22</text:p>
          </table:table-cell>
          <table:table-cell office:value-type="float" office:value="6.60931E+022" calcext:value-type="float">
            <text:p>6.61E+22</text:p>
          </table:table-cell>
          <table:table-cell office:value-type="float" office:value="6.58873E+022" calcext:value-type="float">
            <text:p>6.59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80463E+019" calcext:value-type="float">
            <text:p>4.80E+19</text:p>
          </table:table-cell>
          <table:table-cell office:value-type="float" office:value="3.6752E+019" calcext:value-type="float">
            <text:p>3.68E+19</text:p>
          </table:table-cell>
          <table:table-cell office:value-type="float" office:value="4.27463E+019" calcext:value-type="float">
            <text:p>4.27E+19</text:p>
          </table:table-cell>
          <table:table-cell office:value-type="float" office:value="3.98842E+019" calcext:value-type="float">
            <text:p>3.99E+19</text:p>
          </table:table-cell>
          <table:table-cell office:value-type="float" office:value="4.58047E+019" calcext:value-type="float">
            <text:p>4.58E+19</text:p>
          </table:table-cell>
          <table:table-cell office:value-type="float" office:value="3.2402E+019" calcext:value-type="float">
            <text:p>3.24E+19</text:p>
          </table:table-cell>
          <table:table-cell office:value-type="float" office:value="4.81253E+019" calcext:value-type="float">
            <text:p>4.81E+19</text:p>
          </table:table-cell>
          <table:table-cell office:value-type="float" office:value="5.10129E+019" calcext:value-type="float">
            <text:p>5.10E+19</text:p>
          </table:table-cell>
          <table:table-cell office:value-type="float" office:value="5.26873E+019" calcext:value-type="float">
            <text:p>5.27E+19</text:p>
          </table:table-cell>
          <table:table-cell office:value-type="float" office:value="5.37008E+019" calcext:value-type="float">
            <text:p>5.37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1.10322E+022" calcext:value-type="float">
            <text:p>1.10E+22</text:p>
          </table:table-cell>
          <table:table-cell office:value-type="float" office:value="1.02737E+022" calcext:value-type="float">
            <text:p>1.03E+22</text:p>
          </table:table-cell>
          <table:table-cell office:value-type="float" office:value="7.83038E+021" calcext:value-type="float">
            <text:p>7.83E+21</text:p>
          </table:table-cell>
          <table:table-cell office:value-type="float" office:value="5.82437E+021" calcext:value-type="float">
            <text:p>5.82E+21</text:p>
          </table:table-cell>
          <table:table-cell office:value-type="float" office:value="7.15361E+021" calcext:value-type="float">
            <text:p>7.15E+21</text:p>
          </table:table-cell>
          <table:table-cell office:value-type="float" office:value="4.40697E+021" calcext:value-type="float">
            <text:p>4.41E+21</text:p>
          </table:table-cell>
          <table:table-cell office:value-type="float" office:value="5.94676E+021" calcext:value-type="float">
            <text:p>5.95E+21</text:p>
          </table:table-cell>
          <table:table-cell office:value-type="float" office:value="5.46737E+021" calcext:value-type="float">
            <text:p>5.47E+21</text:p>
          </table:table-cell>
          <table:table-cell office:value-type="float" office:value="5.48363E+021" calcext:value-type="float">
            <text:p>5.48E+21</text:p>
          </table:table-cell>
          <table:table-cell office:value-type="float" office:value="6.31645E+021" calcext:value-type="float">
            <text:p>6.32E+21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3.22424E+022" calcext:value-type="float">
            <text:p>3.22E+22</text:p>
          </table:table-cell>
          <table:table-cell office:value-type="float" office:value="1.31216E+022" calcext:value-type="float">
            <text:p>1.31E+22</text:p>
          </table:table-cell>
          <table:table-cell office:value-type="float" office:value="1.15682E+022" calcext:value-type="float">
            <text:p>1.16E+22</text:p>
          </table:table-cell>
          <table:table-cell office:value-type="float" office:value="7.69365E+021" calcext:value-type="float">
            <text:p>7.69E+21</text:p>
          </table:table-cell>
          <table:table-cell office:value-type="float" office:value="1.33171E+022" calcext:value-type="float">
            <text:p>1.33E+22</text:p>
          </table:table-cell>
          <table:table-cell office:value-type="float" office:value="9.62174E+021" calcext:value-type="float">
            <text:p>9.62E+21</text:p>
          </table:table-cell>
          <table:table-cell office:value-type="float" office:value="8.05498E+021" calcext:value-type="float">
            <text:p>8.05E+21</text:p>
          </table:table-cell>
          <table:table-cell office:value-type="float" office:value="7.52205E+021" calcext:value-type="float">
            <text:p>7.52E+21</text:p>
          </table:table-cell>
          <table:table-cell office:value-type="float" office:value="7.57331E+021" calcext:value-type="float">
            <text:p>7.57E+21</text:p>
          </table:table-cell>
          <table:table-cell office:value-type="float" office:value="8.99534E+021" calcext:value-type="float">
            <text:p>9.00E+21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1.13045E+021" calcext:value-type="float">
            <text:p>1.13E+21</text:p>
          </table:table-cell>
          <table:table-cell office:value-type="float" office:value="5.61165E+020" calcext:value-type="float">
            <text:p>5.61E+20</text:p>
          </table:table-cell>
          <table:table-cell office:value-type="float" office:value="9.39519E+020" calcext:value-type="float">
            <text:p>9.40E+20</text:p>
          </table:table-cell>
          <table:table-cell office:value-type="float" office:value="2.63749E+020" calcext:value-type="float">
            <text:p>2.64E+20</text:p>
          </table:table-cell>
          <table:table-cell office:value-type="float" office:value="5.37331E+020" calcext:value-type="float">
            <text:p>5.37E+20</text:p>
          </table:table-cell>
          <table:table-cell office:value-type="float" office:value="3.49785E+020" calcext:value-type="float">
            <text:p>3.50E+20</text:p>
          </table:table-cell>
          <table:table-cell office:value-type="float" office:value="3.38983E+020" calcext:value-type="float">
            <text:p>3.39E+20</text:p>
          </table:table-cell>
          <table:table-cell office:value-type="float" office:value="2.91482E+020" calcext:value-type="float">
            <text:p>2.91E+20</text:p>
          </table:table-cell>
          <table:table-cell office:value-type="float" office:value="3.32117E+020" calcext:value-type="float">
            <text:p>3.32E+20</text:p>
          </table:table-cell>
          <table:table-cell office:value-type="float" office:value="3.90199E+020" calcext:value-type="float">
            <text:p>3.90E+20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8.96379E+022" calcext:value-type="float">
            <text:p>8.96E+22</text:p>
          </table:table-cell>
          <table:table-cell office:value-type="float" office:value="5.11987E+022" calcext:value-type="float">
            <text:p>5.12E+22</text:p>
          </table:table-cell>
          <table:table-cell office:value-type="float" office:value="7.84084E+022" calcext:value-type="float">
            <text:p>7.84E+22</text:p>
          </table:table-cell>
          <table:table-cell office:value-type="float" office:value="2.51786E+022" calcext:value-type="float">
            <text:p>2.52E+22</text:p>
          </table:table-cell>
          <table:table-cell office:value-type="float" office:value="4.8997E+022" calcext:value-type="float">
            <text:p>4.90E+22</text:p>
          </table:table-cell>
          <table:table-cell office:value-type="float" office:value="3.4558E+022" calcext:value-type="float">
            <text:p>3.46E+22</text:p>
          </table:table-cell>
          <table:table-cell office:value-type="float" office:value="3.12589E+022" calcext:value-type="float">
            <text:p>3.13E+22</text:p>
          </table:table-cell>
          <table:table-cell office:value-type="float" office:value="2.95612E+022" calcext:value-type="float">
            <text:p>2.96E+22</text:p>
          </table:table-cell>
          <table:table-cell office:value-type="float" office:value="2.65156E+022" calcext:value-type="float">
            <text:p>2.65E+22</text:p>
          </table:table-cell>
          <table:table-cell office:value-type="float" office:value="3.32649E+022" calcext:value-type="float">
            <text:p>3.33E+22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2.22179E+020" calcext:value-type="float">
            <text:p>2.22E+20</text:p>
          </table:table-cell>
          <table:table-cell office:value-type="float" office:value="1.2139E+020" calcext:value-type="float">
            <text:p>1.21E+20</text:p>
          </table:table-cell>
          <table:table-cell office:value-type="float" office:value="1.62277E+020" calcext:value-type="float">
            <text:p>1.62E+20</text:p>
          </table:table-cell>
          <table:table-cell office:value-type="float" office:value="2.79564E+019" calcext:value-type="float">
            <text:p>2.80E+19</text:p>
          </table:table-cell>
          <table:table-cell office:value-type="float" office:value="1.15063E+020" calcext:value-type="float">
            <text:p>1.15E+20</text:p>
          </table:table-cell>
          <table:table-cell office:value-type="float" office:value="5.74669E+019" calcext:value-type="float">
            <text:p>5.75E+19</text:p>
          </table:table-cell>
          <table:table-cell office:value-type="float" office:value="4.8733E+019" calcext:value-type="float">
            <text:p>4.87E+19</text:p>
          </table:table-cell>
          <table:table-cell office:value-type="float" office:value="4.05988E+019" calcext:value-type="float">
            <text:p>4.06E+19</text:p>
          </table:table-cell>
          <table:table-cell office:value-type="float" office:value="3.39502E+019" calcext:value-type="float">
            <text:p>3.40E+19</text:p>
          </table:table-cell>
          <table:table-cell office:value-type="float" office:value="9.29085E+019" calcext:value-type="float">
            <text:p>9.29E+19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1.40335E+023" calcext:value-type="float">
            <text:p>1.40E+23</text:p>
          </table:table-cell>
          <table:table-cell office:value-type="float" office:value="6.03117E+022" calcext:value-type="float">
            <text:p>6.03E+22</text:p>
          </table:table-cell>
          <table:table-cell office:value-type="float" office:value="1.15537E+023" calcext:value-type="float">
            <text:p>1.16E+23</text:p>
          </table:table-cell>
          <table:table-cell office:value-type="float" office:value="1.28905E+022" calcext:value-type="float">
            <text:p>1.29E+22</text:p>
          </table:table-cell>
          <table:table-cell office:value-type="float" office:value="7.5094E+022" calcext:value-type="float">
            <text:p>7.51E+22</text:p>
          </table:table-cell>
          <table:table-cell office:value-type="float" office:value="2.34708E+022" calcext:value-type="float">
            <text:p>2.35E+22</text:p>
          </table:table-cell>
          <table:table-cell office:value-type="float" office:value="3.17279E+022" calcext:value-type="float">
            <text:p>3.17E+22</text:p>
          </table:table-cell>
          <table:table-cell office:value-type="float" office:value="2.65966E+022" calcext:value-type="float">
            <text:p>2.66E+22</text:p>
          </table:table-cell>
          <table:table-cell office:value-type="float" office:value="8.7263E+021" calcext:value-type="float">
            <text:p>8.73E+21</text:p>
          </table:table-cell>
          <table:table-cell office:value-type="float" office:value="1.57646E+022" calcext:value-type="float">
            <text:p>1.58E+22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9.36475E+021" calcext:value-type="float">
            <text:p>9.36E+21</text:p>
          </table:table-cell>
          <table:table-cell office:value-type="float" office:value="2.56868E+021" calcext:value-type="float">
            <text:p>2.57E+21</text:p>
          </table:table-cell>
          <table:table-cell office:value-type="float" office:value="6.65042E+021" calcext:value-type="float">
            <text:p>6.65E+21</text:p>
          </table:table-cell>
          <table:table-cell office:value-type="float" office:value="7.87125E+020" calcext:value-type="float">
            <text:p>7.87E+20</text:p>
          </table:table-cell>
          <table:table-cell office:value-type="float" office:value="3.18332E+021" calcext:value-type="float">
            <text:p>3.18E+21</text:p>
          </table:table-cell>
          <table:table-cell office:value-type="float" office:value="1.32395E+021" calcext:value-type="float">
            <text:p>1.32E+21</text:p>
          </table:table-cell>
          <table:table-cell office:value-type="float" office:value="1.6503E+021" calcext:value-type="float">
            <text:p>1.65E+21</text:p>
          </table:table-cell>
          <table:table-cell office:value-type="float" office:value="1.36995E+021" calcext:value-type="float">
            <text:p>1.37E+21</text:p>
          </table:table-cell>
          <table:table-cell office:value-type="float" office:value="4.05596E+020" calcext:value-type="float">
            <text:p>4.06E+20</text:p>
          </table:table-cell>
          <table:table-cell office:value-type="float" office:value="1.94813E+021" calcext:value-type="float">
            <text:p>1.95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4.27711E+022" calcext:value-type="float">
            <text:p>4.28E+22</text:p>
          </table:table-cell>
          <table:table-cell office:value-type="float" office:value="1.40826E+022" calcext:value-type="float">
            <text:p>1.41E+22</text:p>
          </table:table-cell>
          <table:table-cell office:value-type="float" office:value="4.18466E+022" calcext:value-type="float">
            <text:p>4.18E+22</text:p>
          </table:table-cell>
          <table:table-cell office:value-type="float" office:value="4.42829E+021" calcext:value-type="float">
            <text:p>4.43E+21</text:p>
          </table:table-cell>
          <table:table-cell office:value-type="float" office:value="1.81188E+022" calcext:value-type="float">
            <text:p>1.81E+22</text:p>
          </table:table-cell>
          <table:table-cell office:value-type="float" office:value="3.6633E+021" calcext:value-type="float">
            <text:p>3.66E+21</text:p>
          </table:table-cell>
          <table:table-cell office:value-type="float" office:value="9.0796E+021" calcext:value-type="float">
            <text:p>9.08E+21</text:p>
          </table:table-cell>
          <table:table-cell office:value-type="float" office:value="7.50395E+021" calcext:value-type="float">
            <text:p>7.50E+21</text:p>
          </table:table-cell>
          <table:table-cell office:value-type="float" office:value="2.24687E+021" calcext:value-type="float">
            <text:p>2.25E+21</text:p>
          </table:table-cell>
          <table:table-cell office:value-type="float" office:value="1.09751E+022" calcext:value-type="float">
            <text:p>1.10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99342E+019" calcext:value-type="float">
            <text:p>4.99E+19</text:p>
          </table:table-cell>
          <table:table-cell office:value-type="float" office:value="4.65195E+019" calcext:value-type="float">
            <text:p>4.65E+19</text:p>
          </table:table-cell>
          <table:table-cell office:value-type="float" office:value="4.56931E+019" calcext:value-type="float">
            <text:p>4.57E+19</text:p>
          </table:table-cell>
          <table:table-cell office:value-type="float" office:value="5.18668E+019" calcext:value-type="float">
            <text:p>5.19E+19</text:p>
          </table:table-cell>
          <table:table-cell office:value-type="float" office:value="4.06584E+019" calcext:value-type="float">
            <text:p>4.07E+19</text:p>
          </table:table-cell>
          <table:table-cell office:value-type="float" office:value="4.46694E+019" calcext:value-type="float">
            <text:p>4.47E+19</text:p>
          </table:table-cell>
          <table:table-cell office:value-type="float" office:value="4.48728E+019" calcext:value-type="float">
            <text:p>4.49E+19</text:p>
          </table:table-cell>
          <table:table-cell office:value-type="float" office:value="5.25916E+019" calcext:value-type="float">
            <text:p>5.26E+19</text:p>
          </table:table-cell>
          <table:table-cell office:value-type="float" office:value="2.88579E+019" calcext:value-type="float">
            <text:p>2.89E+19</text:p>
          </table:table-cell>
          <table:table-cell office:value-type="float" office:value="4.67455E+019" calcext:value-type="float">
            <text:p>4.67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7.77515E+021" calcext:value-type="float">
            <text:p>7.78E+21</text:p>
          </table:table-cell>
          <table:table-cell office:value-type="float" office:value="6.23034E+021" calcext:value-type="float">
            <text:p>6.23E+21</text:p>
          </table:table-cell>
          <table:table-cell office:value-type="float" office:value="6.07899E+021" calcext:value-type="float">
            <text:p>6.08E+21</text:p>
          </table:table-cell>
          <table:table-cell office:value-type="float" office:value="9.28562E+021" calcext:value-type="float">
            <text:p>9.29E+21</text:p>
          </table:table-cell>
          <table:table-cell office:value-type="float" office:value="8.53093E+021" calcext:value-type="float">
            <text:p>8.53E+21</text:p>
          </table:table-cell>
          <table:table-cell office:value-type="float" office:value="6.60257E+021" calcext:value-type="float">
            <text:p>6.60E+21</text:p>
          </table:table-cell>
          <table:table-cell office:value-type="float" office:value="7.18813E+021" calcext:value-type="float">
            <text:p>7.19E+21</text:p>
          </table:table-cell>
          <table:table-cell office:value-type="float" office:value="4.5644E+021" calcext:value-type="float">
            <text:p>4.56E+21</text:p>
          </table:table-cell>
          <table:table-cell office:value-type="float" office:value="6.3957E+021" calcext:value-type="float">
            <text:p>6.40E+21</text:p>
          </table:table-cell>
          <table:table-cell office:value-type="float" office:value="1.17915E+022" calcext:value-type="float">
            <text:p>1.18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1.21317E+022" calcext:value-type="float">
            <text:p>1.21E+22</text:p>
          </table:table-cell>
          <table:table-cell office:value-type="float" office:value="1.03845E+022" calcext:value-type="float">
            <text:p>1.04E+22</text:p>
          </table:table-cell>
          <table:table-cell office:value-type="float" office:value="8.22283E+021" calcext:value-type="float">
            <text:p>8.22E+21</text:p>
          </table:table-cell>
          <table:table-cell office:value-type="float" office:value="1.13636E+022" calcext:value-type="float">
            <text:p>1.14E+22</text:p>
          </table:table-cell>
          <table:table-cell office:value-type="float" office:value="9.58111E+021" calcext:value-type="float">
            <text:p>9.58E+21</text:p>
          </table:table-cell>
          <table:table-cell office:value-type="float" office:value="9.39348E+021" calcext:value-type="float">
            <text:p>9.39E+21</text:p>
          </table:table-cell>
          <table:table-cell office:value-type="float" office:value="1.08425E+022" calcext:value-type="float">
            <text:p>1.08E+22</text:p>
          </table:table-cell>
          <table:table-cell office:value-type="float" office:value="5.72129E+021" calcext:value-type="float">
            <text:p>5.72E+21</text:p>
          </table:table-cell>
          <table:table-cell office:value-type="float" office:value="1.21706E+022" calcext:value-type="float">
            <text:p>1.22E+22</text:p>
          </table:table-cell>
          <table:table-cell office:value-type="float" office:value="2.66391E+022" calcext:value-type="float">
            <text:p>2.66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4.5124E+020" calcext:value-type="float">
            <text:p>4.51E+20</text:p>
          </table:table-cell>
          <table:table-cell office:value-type="float" office:value="4.51124E+020" calcext:value-type="float">
            <text:p>4.51E+20</text:p>
          </table:table-cell>
          <table:table-cell office:value-type="float" office:value="3.51027E+020" calcext:value-type="float">
            <text:p>3.51E+20</text:p>
          </table:table-cell>
          <table:table-cell office:value-type="float" office:value="5.81681E+020" calcext:value-type="float">
            <text:p>5.82E+20</text:p>
          </table:table-cell>
          <table:table-cell office:value-type="float" office:value="7.45375E+020" calcext:value-type="float">
            <text:p>7.45E+20</text:p>
          </table:table-cell>
          <table:table-cell office:value-type="float" office:value="3.89865E+020" calcext:value-type="float">
            <text:p>3.90E+20</text:p>
          </table:table-cell>
          <table:table-cell office:value-type="float" office:value="7.61796E+020" calcext:value-type="float">
            <text:p>7.62E+20</text:p>
          </table:table-cell>
          <table:table-cell office:value-type="float" office:value="4.94759E+020" calcext:value-type="float">
            <text:p>4.95E+20</text:p>
          </table:table-cell>
          <table:table-cell office:value-type="float" office:value="5.11461E+020" calcext:value-type="float">
            <text:p>5.11E+20</text:p>
          </table:table-cell>
          <table:table-cell office:value-type="float" office:value="9.07448E+020" calcext:value-type="float">
            <text:p>9.07E+20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4.56224E+022" calcext:value-type="float">
            <text:p>4.56E+22</text:p>
          </table:table-cell>
          <table:table-cell office:value-type="float" office:value="4.15101E+022" calcext:value-type="float">
            <text:p>4.15E+22</text:p>
          </table:table-cell>
          <table:table-cell office:value-type="float" office:value="3.41531E+022" calcext:value-type="float">
            <text:p>3.42E+22</text:p>
          </table:table-cell>
          <table:table-cell office:value-type="float" office:value="4.3827E+022" calcext:value-type="float">
            <text:p>4.38E+22</text:p>
          </table:table-cell>
          <table:table-cell office:value-type="float" office:value="8.75825E+022" calcext:value-type="float">
            <text:p>8.76E+22</text:p>
          </table:table-cell>
          <table:table-cell office:value-type="float" office:value="7.24471E+022" calcext:value-type="float">
            <text:p>7.24E+22</text:p>
          </table:table-cell>
          <table:table-cell office:value-type="float" office:value="3.23324E+022" calcext:value-type="float">
            <text:p>3.23E+22</text:p>
          </table:table-cell>
          <table:table-cell office:value-type="float" office:value="2.23665E+022" calcext:value-type="float">
            <text:p>2.24E+22</text:p>
          </table:table-cell>
          <table:table-cell office:value-type="float" office:value="5.12557E+022" calcext:value-type="float">
            <text:p>5.13E+22</text:p>
          </table:table-cell>
          <table:table-cell office:value-type="float" office:value="4.42733E+022" calcext:value-type="float">
            <text:p>4.43E+22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1.42857E+020" calcext:value-type="float">
            <text:p>1.43E+20</text:p>
          </table:table-cell>
          <table:table-cell office:value-type="float" office:value="9.2376E+019" calcext:value-type="float">
            <text:p>9.24E+19</text:p>
          </table:table-cell>
          <table:table-cell office:value-type="float" office:value="9.29302E+019" calcext:value-type="float">
            <text:p>9.29E+19</text:p>
          </table:table-cell>
          <table:table-cell office:value-type="float" office:value="5.79226E+019" calcext:value-type="float">
            <text:p>5.79E+19</text:p>
          </table:table-cell>
          <table:table-cell office:value-type="float" office:value="1.48326E+020" calcext:value-type="float">
            <text:p>1.48E+20</text:p>
          </table:table-cell>
          <table:table-cell office:value-type="float" office:value="1.1601E+020" calcext:value-type="float">
            <text:p>1.16E+20</text:p>
          </table:table-cell>
          <table:table-cell office:value-type="float" office:value="1.28226E+020" calcext:value-type="float">
            <text:p>1.28E+20</text:p>
          </table:table-cell>
          <table:table-cell office:value-type="float" office:value="8.48581E+019" calcext:value-type="float">
            <text:p>8.49E+19</text:p>
          </table:table-cell>
          <table:table-cell office:value-type="float" office:value="9.93921E+019" calcext:value-type="float">
            <text:p>9.94E+19</text:p>
          </table:table-cell>
          <table:table-cell office:value-type="float" office:value="1.25659E+020" calcext:value-type="float">
            <text:p>1.26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6.56305E+022" calcext:value-type="float">
            <text:p>6.56E+22</text:p>
          </table:table-cell>
          <table:table-cell office:value-type="float" office:value="5.81325E+022" calcext:value-type="float">
            <text:p>5.81E+22</text:p>
          </table:table-cell>
          <table:table-cell office:value-type="float" office:value="3.80397E+022" calcext:value-type="float">
            <text:p>3.80E+22</text:p>
          </table:table-cell>
          <table:table-cell office:value-type="float" office:value="1.75507E+022" calcext:value-type="float">
            <text:p>1.76E+22</text:p>
          </table:table-cell>
          <table:table-cell office:value-type="float" office:value="5.21241E+022" calcext:value-type="float">
            <text:p>5.21E+22</text:p>
          </table:table-cell>
          <table:table-cell office:value-type="float" office:value="2.87428E+022" calcext:value-type="float">
            <text:p>2.87E+22</text:p>
          </table:table-cell>
          <table:table-cell office:value-type="float" office:value="3.09413E+022" calcext:value-type="float">
            <text:p>3.09E+22</text:p>
          </table:table-cell>
          <table:table-cell office:value-type="float" office:value="2.729E+022" calcext:value-type="float">
            <text:p>2.73E+22</text:p>
          </table:table-cell>
          <table:table-cell office:value-type="float" office:value="4.21152E+022" calcext:value-type="float">
            <text:p>4.21E+22</text:p>
          </table:table-cell>
          <table:table-cell office:value-type="float" office:value="6.03105E+022" calcext:value-type="float">
            <text:p>6.03E+22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3.21768E+021" calcext:value-type="float">
            <text:p>3.22E+21</text:p>
          </table:table-cell>
          <table:table-cell office:value-type="float" office:value="3.00098E+021" calcext:value-type="float">
            <text:p>3.00E+21</text:p>
          </table:table-cell>
          <table:table-cell office:value-type="float" office:value="2.34783E+021" calcext:value-type="float">
            <text:p>2.35E+21</text:p>
          </table:table-cell>
          <table:table-cell office:value-type="float" office:value="1.92882E+021" calcext:value-type="float">
            <text:p>1.93E+21</text:p>
          </table:table-cell>
          <table:table-cell office:value-type="float" office:value="2.46232E+021" calcext:value-type="float">
            <text:p>2.46E+21</text:p>
          </table:table-cell>
          <table:table-cell office:value-type="float" office:value="2.10029E+021" calcext:value-type="float">
            <text:p>2.10E+21</text:p>
          </table:table-cell>
          <table:table-cell office:value-type="float" office:value="2.46756E+021" calcext:value-type="float">
            <text:p>2.47E+21</text:p>
          </table:table-cell>
          <table:table-cell office:value-type="float" office:value="1.31718E+021" calcext:value-type="float">
            <text:p>1.32E+21</text:p>
          </table:table-cell>
          <table:table-cell office:value-type="float" office:value="9.76071E+020" calcext:value-type="float">
            <text:p>9.76E+20</text:p>
          </table:table-cell>
          <table:table-cell office:value-type="float" office:value="2.84393E+021" calcext:value-type="float">
            <text:p>2.84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1.73043E+022" calcext:value-type="float">
            <text:p>1.73E+22</text:p>
          </table:table-cell>
          <table:table-cell office:value-type="float" office:value="1.58322E+022" calcext:value-type="float">
            <text:p>1.58E+22</text:p>
          </table:table-cell>
          <table:table-cell office:value-type="float" office:value="1.3223E+022" calcext:value-type="float">
            <text:p>1.32E+22</text:p>
          </table:table-cell>
          <table:table-cell office:value-type="float" office:value="1.36403E+022" calcext:value-type="float">
            <text:p>1.36E+22</text:p>
          </table:table-cell>
          <table:table-cell office:value-type="float" office:value="1.39763E+022" calcext:value-type="float">
            <text:p>1.40E+22</text:p>
          </table:table-cell>
          <table:table-cell office:value-type="float" office:value="7.30162E+021" calcext:value-type="float">
            <text:p>7.30E+21</text:p>
          </table:table-cell>
          <table:table-cell office:value-type="float" office:value="1.3812E+022" calcext:value-type="float">
            <text:p>1.38E+22</text:p>
          </table:table-cell>
          <table:table-cell office:value-type="float" office:value="7.78679E+021" calcext:value-type="float">
            <text:p>7.79E+21</text:p>
          </table:table-cell>
          <table:table-cell office:value-type="float" office:value="1.1888E+022" calcext:value-type="float">
            <text:p>1.19E+22</text:p>
          </table:table-cell>
          <table:table-cell office:value-type="float" office:value="1.22473E+022" calcext:value-type="float">
            <text:p>1.22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13724E+019" calcext:value-type="float">
            <text:p>4.14E+19</text:p>
          </table:table-cell>
          <table:table-cell office:value-type="float" office:value="3.80158E+019" calcext:value-type="float">
            <text:p>3.80E+19</text:p>
          </table:table-cell>
          <table:table-cell office:value-type="float" office:value="4.97054E+019" calcext:value-type="float">
            <text:p>4.97E+19</text:p>
          </table:table-cell>
          <table:table-cell office:value-type="float" office:value="4.51526E+019" calcext:value-type="float">
            <text:p>4.52E+19</text:p>
          </table:table-cell>
          <table:table-cell office:value-type="float" office:value="5.57879E+019" calcext:value-type="float">
            <text:p>5.58E+19</text:p>
          </table:table-cell>
          <table:table-cell office:value-type="float" office:value="4.7015E+019" calcext:value-type="float">
            <text:p>4.70E+19</text:p>
          </table:table-cell>
          <table:table-cell office:value-type="float" office:value="5.06813E+019" calcext:value-type="float">
            <text:p>5.07E+19</text:p>
          </table:table-cell>
          <table:table-cell office:value-type="float" office:value="4.50578E+019" calcext:value-type="float">
            <text:p>4.51E+19</text:p>
          </table:table-cell>
          <table:table-cell office:value-type="float" office:value="4.62862E+019" calcext:value-type="float">
            <text:p>4.63E+19</text:p>
          </table:table-cell>
          <table:table-cell office:value-type="float" office:value="5.67639E+019" calcext:value-type="float">
            <text:p>5.68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9.73674E+021" calcext:value-type="float">
            <text:p>9.74E+21</text:p>
          </table:table-cell>
          <table:table-cell office:value-type="float" office:value="9.6508E+021" calcext:value-type="float">
            <text:p>9.65E+21</text:p>
          </table:table-cell>
          <table:table-cell office:value-type="float" office:value="9.09115E+021" calcext:value-type="float">
            <text:p>9.09E+21</text:p>
          </table:table-cell>
          <table:table-cell office:value-type="float" office:value="7.44329E+021" calcext:value-type="float">
            <text:p>7.44E+21</text:p>
          </table:table-cell>
          <table:table-cell office:value-type="float" office:value="1.38299E+022" calcext:value-type="float">
            <text:p>1.38E+22</text:p>
          </table:table-cell>
          <table:table-cell office:value-type="float" office:value="1.20623E+022" calcext:value-type="float">
            <text:p>1.21E+22</text:p>
          </table:table-cell>
          <table:table-cell office:value-type="float" office:value="9.21181E+021" calcext:value-type="float">
            <text:p>9.21E+21</text:p>
          </table:table-cell>
          <table:table-cell office:value-type="float" office:value="7.33292E+021" calcext:value-type="float">
            <text:p>7.33E+21</text:p>
          </table:table-cell>
          <table:table-cell office:value-type="float" office:value="1.23477E+022" calcext:value-type="float">
            <text:p>1.23E+22</text:p>
          </table:table-cell>
          <table:table-cell office:value-type="float" office:value="1.07625E+022" calcext:value-type="float">
            <text:p>1.08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1.97194E+022" calcext:value-type="float">
            <text:p>1.97E+22</text:p>
          </table:table-cell>
          <table:table-cell office:value-type="float" office:value="2.07734E+022" calcext:value-type="float">
            <text:p>2.08E+22</text:p>
          </table:table-cell>
          <table:table-cell office:value-type="float" office:value="1.59222E+022" calcext:value-type="float">
            <text:p>1.59E+22</text:p>
          </table:table-cell>
          <table:table-cell office:value-type="float" office:value="9.32747E+021" calcext:value-type="float">
            <text:p>9.33E+21</text:p>
          </table:table-cell>
          <table:table-cell office:value-type="float" office:value="1.54343E+022" calcext:value-type="float">
            <text:p>1.54E+22</text:p>
          </table:table-cell>
          <table:table-cell office:value-type="float" office:value="2.49254E+022" calcext:value-type="float">
            <text:p>2.49E+22</text:p>
          </table:table-cell>
          <table:table-cell office:value-type="float" office:value="1.4624E+022" calcext:value-type="float">
            <text:p>1.46E+22</text:p>
          </table:table-cell>
          <table:table-cell office:value-type="float" office:value="9.62762E+021" calcext:value-type="float">
            <text:p>9.63E+21</text:p>
          </table:table-cell>
          <table:table-cell office:value-type="float" office:value="1.11371E+022" calcext:value-type="float">
            <text:p>1.11E+22</text:p>
          </table:table-cell>
          <table:table-cell office:value-type="float" office:value="1.44965E+022" calcext:value-type="float">
            <text:p>1.45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8.53965E+020" calcext:value-type="float">
            <text:p>8.54E+20</text:p>
          </table:table-cell>
          <table:table-cell office:value-type="float" office:value="9.52683E+020" calcext:value-type="float">
            <text:p>9.53E+20</text:p>
          </table:table-cell>
          <table:table-cell office:value-type="float" office:value="5.01965E+020" calcext:value-type="float">
            <text:p>5.02E+20</text:p>
          </table:table-cell>
          <table:table-cell office:value-type="float" office:value="3.20427E+020" calcext:value-type="float">
            <text:p>3.20E+20</text:p>
          </table:table-cell>
          <table:table-cell office:value-type="float" office:value="1.02742E+021" calcext:value-type="float">
            <text:p>1.03E+21</text:p>
          </table:table-cell>
          <table:table-cell office:value-type="float" office:value="1.48916E+021" calcext:value-type="float">
            <text:p>1.49E+21</text:p>
          </table:table-cell>
          <table:table-cell office:value-type="float" office:value="5.17192E+020" calcext:value-type="float">
            <text:p>5.17E+20</text:p>
          </table:table-cell>
          <table:table-cell office:value-type="float" office:value="3.72004E+020" calcext:value-type="float">
            <text:p>3.72E+20</text:p>
          </table:table-cell>
          <table:table-cell office:value-type="float" office:value="4.52644E+020" calcext:value-type="float">
            <text:p>4.53E+20</text:p>
          </table:table-cell>
          <table:table-cell office:value-type="float" office:value="1.10892E+021" calcext:value-type="float">
            <text:p>1.11E+21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6.533E+022" calcext:value-type="float">
            <text:p>6.53E+22</text:p>
          </table:table-cell>
          <table:table-cell office:value-type="float" office:value="7.50941E+022" calcext:value-type="float">
            <text:p>7.51E+22</text:p>
          </table:table-cell>
          <table:table-cell office:value-type="float" office:value="1.081E+023" calcext:value-type="float">
            <text:p>1.08E+23</text:p>
          </table:table-cell>
          <table:table-cell office:value-type="float" office:value="3.05154E+022" calcext:value-type="float">
            <text:p>3.05E+22</text:p>
          </table:table-cell>
          <table:table-cell office:value-type="float" office:value="8.64794E+022" calcext:value-type="float">
            <text:p>8.65E+22</text:p>
          </table:table-cell>
          <table:table-cell office:value-type="float" office:value="1.10319E+023" calcext:value-type="float">
            <text:p>1.10E+23</text:p>
          </table:table-cell>
          <table:table-cell office:value-type="float" office:value="3.91302E+022" calcext:value-type="float">
            <text:p>3.91E+22</text:p>
          </table:table-cell>
          <table:table-cell office:value-type="float" office:value="2.93216E+022" calcext:value-type="float">
            <text:p>2.93E+22</text:p>
          </table:table-cell>
          <table:table-cell office:value-type="float" office:value="9.35805E+022" calcext:value-type="float">
            <text:p>9.36E+22</text:p>
          </table:table-cell>
          <table:table-cell office:value-type="float" office:value="9.09548E+022" calcext:value-type="float">
            <text:p>9.10E+22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1.06842E+020" calcext:value-type="float">
            <text:p>1.07E+20</text:p>
          </table:table-cell>
          <table:table-cell office:value-type="float" office:value="9.6743E+019" calcext:value-type="float">
            <text:p>9.67E+19</text:p>
          </table:table-cell>
          <table:table-cell office:value-type="float" office:value="2.04668E+020" calcext:value-type="float">
            <text:p>2.05E+20</text:p>
          </table:table-cell>
          <table:table-cell office:value-type="float" office:value="3.53606E+019" calcext:value-type="float">
            <text:p>3.54E+19</text:p>
          </table:table-cell>
          <table:table-cell office:value-type="float" office:value="1.04471E+020" calcext:value-type="float">
            <text:p>1.04E+20</text:p>
          </table:table-cell>
          <table:table-cell office:value-type="float" office:value="1.97021E+020" calcext:value-type="float">
            <text:p>1.97E+20</text:p>
          </table:table-cell>
          <table:table-cell office:value-type="float" office:value="1.15646E+020" calcext:value-type="float">
            <text:p>1.16E+20</text:p>
          </table:table-cell>
          <table:table-cell office:value-type="float" office:value="4.15826E+019" calcext:value-type="float">
            <text:p>4.16E+19</text:p>
          </table:table-cell>
          <table:table-cell office:value-type="float" office:value="1.66289E+020" calcext:value-type="float">
            <text:p>1.66E+20</text:p>
          </table:table-cell>
          <table:table-cell office:value-type="float" office:value="1.15173E+020" calcext:value-type="float">
            <text:p>1.15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2.69446E+022" calcext:value-type="float">
            <text:p>2.69E+22</text:p>
          </table:table-cell>
          <table:table-cell office:value-type="float" office:value="5.10265E+022" calcext:value-type="float">
            <text:p>5.10E+22</text:p>
          </table:table-cell>
          <table:table-cell office:value-type="float" office:value="1.32262E+023" calcext:value-type="float">
            <text:p>1.32E+23</text:p>
          </table:table-cell>
          <table:table-cell office:value-type="float" office:value="3.23213E+022" calcext:value-type="float">
            <text:p>3.23E+22</text:p>
          </table:table-cell>
          <table:table-cell office:value-type="float" office:value="6.82398E+022" calcext:value-type="float">
            <text:p>6.82E+22</text:p>
          </table:table-cell>
          <table:table-cell office:value-type="float" office:value="1.03549E+023" calcext:value-type="float">
            <text:p>1.04E+23</text:p>
          </table:table-cell>
          <table:table-cell office:value-type="float" office:value="7.87159E+022" calcext:value-type="float">
            <text:p>7.87E+22</text:p>
          </table:table-cell>
          <table:table-cell office:value-type="float" office:value="3.78735E+022" calcext:value-type="float">
            <text:p>3.79E+22</text:p>
          </table:table-cell>
          <table:table-cell office:value-type="float" office:value="9.15225E+022" calcext:value-type="float">
            <text:p>9.15E+22</text:p>
          </table:table-cell>
          <table:table-cell office:value-type="float" office:value="7.82289E+022" calcext:value-type="float">
            <text:p>7.82E+22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2.35514E+021" calcext:value-type="float">
            <text:p>2.36E+21</text:p>
          </table:table-cell>
          <table:table-cell office:value-type="float" office:value="2.60875E+021" calcext:value-type="float">
            <text:p>2.61E+21</text:p>
          </table:table-cell>
          <table:table-cell office:value-type="float" office:value="6.81201E+021" calcext:value-type="float">
            <text:p>6.81E+21</text:p>
          </table:table-cell>
          <table:table-cell office:value-type="float" office:value="1.89766E+021" calcext:value-type="float">
            <text:p>1.90E+21</text:p>
          </table:table-cell>
          <table:table-cell office:value-type="float" office:value="3.90119E+021" calcext:value-type="float">
            <text:p>3.90E+21</text:p>
          </table:table-cell>
          <table:table-cell office:value-type="float" office:value="5.70355E+021" calcext:value-type="float">
            <text:p>5.70E+21</text:p>
          </table:table-cell>
          <table:table-cell office:value-type="float" office:value="3.99294E+021" calcext:value-type="float">
            <text:p>3.99E+21</text:p>
          </table:table-cell>
          <table:table-cell office:value-type="float" office:value="1.77143E+021" calcext:value-type="float">
            <text:p>1.77E+21</text:p>
          </table:table-cell>
          <table:table-cell office:value-type="float" office:value="3.84131E+021" calcext:value-type="float">
            <text:p>3.84E+21</text:p>
          </table:table-cell>
          <table:table-cell office:value-type="float" office:value="2.1294E+021" calcext:value-type="float">
            <text:p>2.13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6.86518E+021" calcext:value-type="float">
            <text:p>6.87E+21</text:p>
          </table:table-cell>
          <table:table-cell office:value-type="float" office:value="1.43023E+022" calcext:value-type="float">
            <text:p>1.43E+22</text:p>
          </table:table-cell>
          <table:table-cell office:value-type="float" office:value="3.9187E+022" calcext:value-type="float">
            <text:p>3.92E+22</text:p>
          </table:table-cell>
          <table:table-cell office:value-type="float" office:value="7.74862E+021" calcext:value-type="float">
            <text:p>7.75E+21</text:p>
          </table:table-cell>
          <table:table-cell office:value-type="float" office:value="2.1388E+022" calcext:value-type="float">
            <text:p>2.14E+22</text:p>
          </table:table-cell>
          <table:table-cell office:value-type="float" office:value="2.98043E+022" calcext:value-type="float">
            <text:p>2.98E+22</text:p>
          </table:table-cell>
          <table:table-cell office:value-type="float" office:value="2.3805E+022" calcext:value-type="float">
            <text:p>2.38E+22</text:p>
          </table:table-cell>
          <table:table-cell office:value-type="float" office:value="1.50522E+022" calcext:value-type="float">
            <text:p>1.51E+22</text:p>
          </table:table-cell>
          <table:table-cell office:value-type="float" office:value="2.01403E+022" calcext:value-type="float">
            <text:p>2.01E+22</text:p>
          </table:table-cell>
          <table:table-cell office:value-type="float" office:value="2.19304E+022" calcext:value-type="float">
            <text:p>2.19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70346E+019" calcext:value-type="float">
            <text:p>4.70E+19</text:p>
          </table:table-cell>
          <table:table-cell office:value-type="float" office:value="4.53329E+019" calcext:value-type="float">
            <text:p>4.53E+19</text:p>
          </table:table-cell>
          <table:table-cell office:value-type="float" office:value="4.79714E+019" calcext:value-type="float">
            <text:p>4.80E+19</text:p>
          </table:table-cell>
          <table:table-cell office:value-type="float" office:value="5.19392E+019" calcext:value-type="float">
            <text:p>5.19E+19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9.51105E+021" calcext:value-type="float">
            <text:p>9.51E+21</text:p>
          </table:table-cell>
          <table:table-cell office:value-type="float" office:value="8.92991E+021" calcext:value-type="float">
            <text:p>8.93E+21</text:p>
          </table:table-cell>
          <table:table-cell office:value-type="float" office:value="7.48824E+021" calcext:value-type="float">
            <text:p>7.49E+21</text:p>
          </table:table-cell>
          <table:table-cell office:value-type="float" office:value="8.43992E+021" calcext:value-type="float">
            <text:p>8.44E+21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1.29881E+022" calcext:value-type="float">
            <text:p>1.30E+22</text:p>
          </table:table-cell>
          <table:table-cell office:value-type="float" office:value="1.29852E+022" calcext:value-type="float">
            <text:p>1.30E+22</text:p>
          </table:table-cell>
          <table:table-cell office:value-type="float" office:value="8.33113E+021" calcext:value-type="float">
            <text:p>8.33E+21</text:p>
          </table:table-cell>
          <table:table-cell office:value-type="float" office:value="1.11237E+022" calcext:value-type="float">
            <text:p>1.11E+22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5.47093E+020" calcext:value-type="float">
            <text:p>5.47E+20</text:p>
          </table:table-cell>
          <table:table-cell office:value-type="float" office:value="8.51186E+020" calcext:value-type="float">
            <text:p>8.51E+20</text:p>
          </table:table-cell>
          <table:table-cell office:value-type="float" office:value="3.58312E+020" calcext:value-type="float">
            <text:p>3.58E+20</text:p>
          </table:table-cell>
          <table:table-cell office:value-type="float" office:value="3.80281E+020" calcext:value-type="float">
            <text:p>3.80E+20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4.39471E+022" calcext:value-type="float">
            <text:p>4.39E+22</text:p>
          </table:table-cell>
          <table:table-cell office:value-type="float" office:value="8.45394E+022" calcext:value-type="float">
            <text:p>8.45E+22</text:p>
          </table:table-cell>
          <table:table-cell office:value-type="float" office:value="3.69835E+022" calcext:value-type="float">
            <text:p>3.70E+22</text:p>
          </table:table-cell>
          <table:table-cell office:value-type="float" office:value="3.95546E+022" calcext:value-type="float">
            <text:p>3.96E+22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1.05896E+020" calcext:value-type="float">
            <text:p>1.06E+20</text:p>
          </table:table-cell>
          <table:table-cell office:value-type="float" office:value="4.41781E+019" calcext:value-type="float">
            <text:p>4.42E+19</text:p>
          </table:table-cell>
          <table:table-cell office:value-type="float" office:value="4.35462E+019" calcext:value-type="float">
            <text:p>4.35E+19</text:p>
          </table:table-cell>
          <table:table-cell office:value-type="float" office:value="4.9179E+019" calcext:value-type="float">
            <text:p>4.92E+19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4.68487E+022" calcext:value-type="float">
            <text:p>4.68E+22</text:p>
          </table:table-cell>
          <table:table-cell office:value-type="float" office:value="3.23436E+022" calcext:value-type="float">
            <text:p>3.23E+22</text:p>
          </table:table-cell>
          <table:table-cell office:value-type="float" office:value="1.01765E+022" calcext:value-type="float">
            <text:p>1.02E+22</text:p>
          </table:table-cell>
          <table:table-cell office:value-type="float" office:value="3.22295E+022" calcext:value-type="float">
            <text:p>3.22E+22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1.45384E+021" calcext:value-type="float">
            <text:p>1.45E+21</text:p>
          </table:table-cell>
          <table:table-cell office:value-type="float" office:value="1.6843E+021" calcext:value-type="float">
            <text:p>1.68E+21</text:p>
          </table:table-cell>
          <table:table-cell office:value-type="float" office:value="6.27974E+020" calcext:value-type="float">
            <text:p>6.28E+20</text:p>
          </table:table-cell>
          <table:table-cell office:value-type="float" office:value="1.87467E+021" calcext:value-type="float">
            <text:p>1.87E+21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7.89548E+021" calcext:value-type="float">
            <text:p>7.90E+21</text:p>
          </table:table-cell>
          <table:table-cell office:value-type="float" office:value="9.61239E+021" calcext:value-type="float">
            <text:p>9.61E+21</text:p>
          </table:table-cell>
          <table:table-cell office:value-type="float" office:value="3.47772E+021" calcext:value-type="float">
            <text:p>3.48E+21</text:p>
          </table:table-cell>
          <table:table-cell office:value-type="float" office:value="8.31579E+021" calcext:value-type="float">
            <text:p>8.32E+21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2:47:09.575287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57.132773704</meta:creation-date>
    <dc:date>2021-04-07T11:17:29.728429766</dc:date>
    <meta:editing-duration>PT1H16M10S</meta:editing-duration>
    <meta:editing-cycles>7</meta:editing-cycles>
    <meta:generator>LibreOffice/6.0.7.3$Linux_X86_64 LibreOffice_project/00m0$Build-3</meta:generator>
    <meta:document-statistic meta:table-count="3" meta:cell-count="1825" meta:object-count="0"/>
  </office:meta>
</office:document-meta>
</file>